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style style:name="P2" style:family="paragraph" style:parent-style-name="Standard">
      <style:paragraph-properties fo:text-align="start" style:justify-single-word="false"/>
      <style:text-properties officeooo:rsid="048095aa" officeooo:paragraph-rsid="0013202e"/>
    </style:style>
    <style:style style:name="P3" style:family="paragraph" style:parent-style-name="Standard">
      <style:paragraph-properties fo:text-align="start" style:justify-single-word="false"/>
      <style:text-properties officeooo:rsid="048c172a" officeooo:paragraph-rsid="048c172a"/>
    </style:style>
    <style:style style:name="P4" style:family="paragraph" style:parent-style-name="Standard">
      <style:paragraph-properties fo:margin-left="0.4925in" fo:text-align="start" style:justify-single-word="false" fo:text-indent="0in" style:auto-text-indent="false"/>
      <style:text-properties officeooo:rsid="048c172a" officeooo:paragraph-rsid="048c172a"/>
    </style:style>
    <style:style style:name="P5" style:family="paragraph" style:parent-style-name="Standard">
      <style:paragraph-properties fo:margin-left="0in" fo:text-align="start" style:justify-single-word="false" fo:text-indent="0in" style:auto-text-indent="false"/>
      <style:text-properties officeooo:rsid="048c172a" officeooo:paragraph-rsid="048c172a"/>
    </style:style>
    <style:style style:name="P6" style:family="paragraph" style:parent-style-name="Standard">
      <style:paragraph-properties fo:margin-left="0in" fo:text-align="start" style:justify-single-word="false" fo:text-indent="0in" style:auto-text-indent="false"/>
      <style:text-properties officeooo:rsid="0492301c" officeooo:paragraph-rsid="0492301c"/>
    </style:style>
    <style:style style:name="P7" style:family="paragraph" style:parent-style-name="Standard">
      <style:paragraph-properties fo:margin-left="0in" fo:text-align="start" style:justify-single-word="false" fo:text-indent="0in" style:auto-text-indent="false"/>
      <style:text-properties officeooo:rsid="04971ede" officeooo:paragraph-rsid="04971ede"/>
    </style:style>
    <style:style style:name="P8" style:family="paragraph" style:parent-style-name="Standard">
      <style:paragraph-properties fo:margin-left="0in" fo:text-align="start" style:justify-single-word="false" fo:text-indent="0in" style:auto-text-indent="false"/>
      <style:text-properties officeooo:rsid="049b0057" officeooo:paragraph-rsid="049b0057"/>
    </style:style>
    <style:style style:name="P9" style:family="paragraph" style:parent-style-name="Standard">
      <style:paragraph-properties fo:margin-left="0in" fo:text-align="start" style:justify-single-word="false" fo:text-indent="0in" style:auto-text-indent="false"/>
      <style:text-properties officeooo:rsid="04a87c6d" officeooo:paragraph-rsid="04a87c6d"/>
    </style:style>
    <style:style style:name="P10" style:family="paragraph" style:parent-style-name="Standard">
      <style:paragraph-properties fo:margin-left="0in" fo:text-align="start" style:justify-single-word="false" fo:text-indent="0in" style:auto-text-indent="false"/>
      <style:text-properties officeooo:rsid="04a87c6d" officeooo:paragraph-rsid="04b013e2"/>
    </style:style>
    <style:style style:name="P11" style:family="paragraph" style:parent-style-name="Standard">
      <style:paragraph-properties fo:margin-left="0in" fo:text-align="start" style:justify-single-word="false" fo:text-indent="0in" style:auto-text-indent="false"/>
      <style:text-properties officeooo:rsid="04b013e2" officeooo:paragraph-rsid="04b013e2"/>
    </style:style>
    <style:style style:name="P12" style:family="paragraph" style:parent-style-name="Standard">
      <style:paragraph-properties fo:margin-left="0in" fo:text-align="start" style:justify-single-word="false" fo:text-indent="0in" style:auto-text-indent="false"/>
      <style:text-properties officeooo:rsid="04b751a1" officeooo:paragraph-rsid="04b751a1"/>
    </style:style>
    <style:style style:name="P13" style:family="paragraph" style:parent-style-name="Standard">
      <style:paragraph-properties fo:margin-left="0in" fo:text-align="start" style:justify-single-word="false" fo:text-indent="0in" style:auto-text-indent="false"/>
      <style:text-properties officeooo:rsid="04b9546d" officeooo:paragraph-rsid="04b9546d"/>
    </style:style>
    <style:style style:name="P14" style:family="paragraph" style:parent-style-name="Standard">
      <style:paragraph-properties fo:margin-left="0in" fo:text-align="start" style:justify-single-word="false" fo:text-indent="0in" style:auto-text-indent="false"/>
      <style:text-properties officeooo:rsid="04bbdb18" officeooo:paragraph-rsid="04b751a1"/>
    </style:style>
    <style:style style:name="P15" style:family="paragraph" style:parent-style-name="Standard">
      <style:paragraph-properties fo:margin-left="0in" fo:text-align="start" style:justify-single-word="false" fo:text-indent="0in" style:auto-text-indent="false"/>
      <style:text-properties fo:font-style="italic" officeooo:rsid="04b9546d" officeooo:paragraph-rsid="04b9546d" style:font-style-asian="italic" style:font-style-complex="italic"/>
    </style:style>
    <style:style style:name="P16" style:family="paragraph" style:parent-style-name="Standard">
      <style:paragraph-properties fo:margin-left="0in" fo:text-align="start" style:justify-single-word="false" fo:text-indent="0in" style:auto-text-indent="false"/>
      <style:text-properties fo:font-style="italic" officeooo:rsid="04c00a01" officeooo:paragraph-rsid="04c00a01" style:font-style-asian="italic" style:font-style-complex="italic"/>
    </style:style>
    <style:style style:name="P17" style:family="paragraph" style:parent-style-name="Standard">
      <style:paragraph-properties fo:margin-left="0in" fo:text-align="start" style:justify-single-word="false" fo:text-indent="0in" style:auto-text-indent="false"/>
      <style:text-properties fo:font-style="italic" officeooo:rsid="04c27514" officeooo:paragraph-rsid="04c27514" style:font-style-asian="italic" style:font-style-complex="italic"/>
    </style:style>
    <style:style style:name="P18"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172a" officeooo:paragraph-rsid="048c172a"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margin-left="0.4925in" fo:text-align="start" style:justify-single-word="false" fo:text-indent="0in" style:auto-text-indent="false"/>
      <style:text-properties fo:color="#ffffff" loext:opacity="100%" style:text-position="0% 100%" style:font-name="PT Mono" fo:font-size="8pt" fo:font-style="normal" fo:font-weight="normal" officeooo:rsid="048cece9" officeooo:paragraph-rsid="048cece9"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9b0057" officeooo:paragraph-rsid="049b0057"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a87c6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013e2" officeooo:paragraph-rsid="04b013e2"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013e2"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b751a1" officeooo:paragraph-rsid="04b751a1"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27514" officeooo:paragraph-rsid="04c27514"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610bb" officeooo:paragraph-rsid="04c27514"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7cb89" officeooo:paragraph-rsid="04c7cb8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cc9b85" officeooo:paragraph-rsid="04cc9b85"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4d24b16"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6364a" officeooo:paragraph-rsid="04d6364a"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c012d" officeooo:paragraph-rsid="04dc012d"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37368"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37368" officeooo:paragraph-rsid="04e5e18f"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1f546" officeooo:paragraph-rsid="04f1f546"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64dc9" officeooo:paragraph-rsid="04f64dc9"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88d86" officeooo:paragraph-rsid="04f88d86"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bbefb" officeooo:paragraph-rsid="04fbbefb"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09339" officeooo:paragraph-rsid="05009339"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2e96b" officeooo:paragraph-rsid="0502e96b"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e5e18f" officeooo:paragraph-rsid="04e5e18f"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f7f4b2" officeooo:paragraph-rsid="04f64dc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5488a" officeooo:paragraph-rsid="0505488a"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706db" officeooo:paragraph-rsid="050706db"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49b0057" officeooo:paragraph-rsid="049b0057" fo:background-color="transparent" style:font-size-asian="8pt" style:font-style-asian="italic" style:font-weight-asian="normal" style:font-size-complex="8pt" style:font-style-complex="italic" style:font-weight-complex="normal"/>
    </style:style>
    <style:style style:name="P4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4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a07f5" officeooo:paragraph-rsid="050a07f5" fo:background-color="transparent" style:font-size-asian="8pt" style:font-style-asian="normal" style:font-weight-asian="normal" style:font-size-complex="8pt" style:font-style-complex="normal" style:font-weight-complex="normal"/>
    </style:style>
    <style:style style:name="P4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49"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0da858" officeooo:paragraph-rsid="050da858" fo:background-color="transparent" style:font-size-asian="8pt" style:font-style-asian="normal" style:font-weight-asian="normal" style:font-size-complex="8pt" style:font-style-complex="normal" style:font-weight-complex="normal"/>
    </style:style>
    <style:style style:name="P5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101ef6" fo:background-color="transparent" style:font-size-asian="8pt" style:font-style-asian="normal" style:font-weight-asian="normal" style:font-size-complex="8pt" style:font-style-complex="normal" style:font-weight-complex="normal"/>
    </style:style>
    <style:style style:name="P5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01ef6" officeooo:paragraph-rsid="0535f825"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289a9" officeooo:paragraph-rsid="051289a9"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67e52" officeooo:paragraph-rsid="05167e52"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b8b2a" officeooo:paragraph-rsid="051b8b2a"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1f52d5" officeooo:paragraph-rsid="051f52d5"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29e0e" officeooo:paragraph-rsid="05229e0e"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4d24b16" officeooo:paragraph-rsid="0524c0c4"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298822"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98822" officeooo:paragraph-rsid="0539e917"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2bd68a" officeooo:paragraph-rsid="052bd68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34b314" officeooo:paragraph-rsid="0534b314"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09765" officeooo:paragraph-rsid="05409765"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69cdc" officeooo:paragraph-rsid="05469cdc"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7523b" officeooo:paragraph-rsid="0547523b"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49a8fd" officeooo:paragraph-rsid="0549a8f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4e1932" officeooo:paragraph-rsid="054e1932"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2ff32" officeooo:paragraph-rsid="0552ff32"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3dcb2"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3dcb2" officeooo:paragraph-rsid="0558df1e"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5cb01d" officeooo:paragraph-rsid="055cb01d"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45bf9" officeooo:paragraph-rsid="05645bf9"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normal" fo:font-weight="normal" officeooo:rsid="05684967" officeooo:paragraph-rsid="05684967"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84967" officeooo:paragraph-rsid="056bec88"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6cbd94" officeooo:paragraph-rsid="056cbd94"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1f371" officeooo:paragraph-rsid="0571f371"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7e1b5" officeooo:paragraph-rsid="0577e1b5"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ca4aa" officeooo:paragraph-rsid="057ca4aa"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57f71a0" officeooo:paragraph-rsid="057f71a0"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05488a" officeooo:paragraph-rsid="0505488a" fo:background-color="transparent" style:font-size-asian="8pt" style:font-style-asian="italic" style:font-weight-asian="normal" style:font-size-complex="8pt" style:font-style-complex="italic"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53dcb2" officeooo:paragraph-rsid="0558df1e" fo:background-color="transparent" style:font-size-asian="8pt" style:font-style-asian="italic" style:font-weight-asian="normal" style:font-size-complex="8pt" style:font-style-complex="italic" style:font-weight-complex="normal"/>
    </style:style>
    <style:style style:name="P83"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84967" officeooo:paragraph-rsid="05684967"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6cbd94" officeooo:paragraph-rsid="056cbd94" fo:background-color="transparent" style:font-size-asian="8pt" style:font-style-asian="italic" style:font-weight-asian="normal" style:font-size-complex="8pt" style:font-style-complex="italic"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7f71a0" officeooo:paragraph-rsid="057f71a0" fo:background-color="transparent" style:font-size-asian="8pt" style:font-style-asian="italic" style:font-weight-asian="normal" style:font-size-complex="8pt" style:font-style-complex="italic"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7" style:family="paragraph" style:parent-style-name="Standard">
      <style:paragraph-properties fo:margin-left="0in" fo:text-align="start" style:justify-single-word="false" fo:text-indent="0in" style:auto-text-indent="false" fo:break-before="page"/>
      <style:text-properties fo:color="#ffffff" loext:opacity="100%" style:text-position="0% 100%" style:font-name="PT Mono" fo:font-size="8pt" fo:font-style="italic" fo:font-weight="normal" officeooo:rsid="05848633" officeooo:paragraph-rsid="05848633" fo:background-color="transparent" style:font-size-asian="8pt" style:font-style-asian="italic" style:font-weight-asian="normal" style:font-size-complex="8pt" style:font-style-complex="italic"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normal" officeooo:rsid="05875fc3" officeooo:paragraph-rsid="05875fc3" fo:background-color="transparent" style:font-size-asian="8pt" style:font-style-asian="italic" style:font-weight-asian="normal" style:font-size-complex="8pt" style:font-style-complex="italic" style:font-weight-complex="normal"/>
    </style:style>
    <style:style style:name="P89"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italic" fo:font-weight="bold" officeooo:rsid="05875fc3" officeooo:paragraph-rsid="05875fc3" fo:background-color="transparent" style:font-size-asian="8pt" style:font-style-asian="italic" style:font-weight-asian="bold" style:font-size-complex="8pt" style:font-style-complex="italic" style:font-weight-complex="bold"/>
    </style:style>
    <style:style style:name="T1" style:family="text">
      <style:text-properties fo:color="#ffffff" loext:opacity="100%" style:text-position="0% 100%"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2" style:family="text">
      <style:text-properties fo:color="#ffffff" loext:opacity="100%" style:text-position="0% 100%" style:font-name="PT Mono" fo:font-size="8pt" fo:font-style="normal" fo:font-weight="normal" officeooo:rsid="0489e130" fo:background-color="transparent" loext:char-shading-value="0" style:font-size-asian="8pt" style:font-style-asian="normal" style:font-weight-asian="normal" style:font-size-complex="8pt" style:font-style-complex="normal" style:font-weight-complex="normal"/>
    </style:style>
    <style:style style:name="T3" style:family="text">
      <style:text-properties fo:color="#ffffff" loext:opacity="100%" style:text-position="0% 100%" style:font-name="PT Mono" fo:font-size="8pt" fo:font-style="normal" fo:font-weight="normal" officeooo:rsid="048cece9" fo:background-color="transparent" loext:char-shading-value="0" style:font-size-asian="8pt" style:font-style-asian="normal" style:font-weight-asian="normal" style:font-size-complex="8pt" style:font-style-complex="normal" style:font-weight-complex="normal"/>
    </style:style>
    <style:style style:name="T4" style:family="text">
      <style:text-properties fo:color="#ffffff" loext:opacity="100%" style:text-position="0% 100%" style:font-name="PT Mono" fo:font-size="8pt" fo:font-style="normal" fo:font-weight="normal" officeooo:rsid="048db430" fo:background-color="transparent" loext:char-shading-value="0" style:font-size-asian="8pt" style:font-style-asian="normal" style:font-weight-asian="normal" style:font-size-complex="8pt" style:font-style-complex="normal" style:font-weight-complex="normal"/>
    </style:style>
    <style:style style:name="T5" style:family="text">
      <style:text-properties fo:color="#ffffff" loext:opacity="100%" style:text-position="0% 100%"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 style:family="text">
      <style:text-properties fo:color="#ffffff" loext:opacity="100%" style:text-position="0% 100%" style:font-name="PT Mono" fo:font-size="8pt" fo:font-style="normal" fo:font-weight="normal" officeooo:rsid="048f1b06" fo:background-color="transparent" loext:char-shading-value="0" style:font-size-asian="8pt" style:font-style-asian="normal" style:font-weight-asian="normal" style:font-size-complex="8pt" style:font-style-complex="normal" style:font-weight-complex="normal"/>
    </style:style>
    <style:style style:name="T7" style:family="text">
      <style:text-properties fo:color="#ffffff" loext:opacity="100%" style:text-position="0% 100%"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8" style:family="text">
      <style:text-properties fo:color="#ffffff" loext:opacity="100%" style:text-position="0% 100%"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9" style:family="text">
      <style:text-properties fo:color="#ffffff" loext:opacity="100%" style:text-position="0% 100%"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10" style:family="text">
      <style:text-properties fo:color="#ffffff" loext:opacity="100%" style:text-position="0% 100%"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11" style:family="text">
      <style:text-properties fo:color="#ffffff" loext:opacity="100%" style:text-position="0% 100%"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12" style:family="text">
      <style:text-properties fo:color="#ffffff" loext:opacity="100%" style:text-position="0% 100%"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13" style:family="text">
      <style:text-properties fo:color="#ffffff" loext:opacity="100%" style:text-position="0% 100%"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14" style:family="text">
      <style:text-properties fo:color="#ffffff" loext:opacity="100%" style:text-position="0% 100%" style:font-name="PT Mono" fo:font-size="8pt" fo:font-style="normal" fo:font-weight="normal" officeooo:rsid="0498008d" fo:background-color="transparent" loext:char-shading-value="0" style:font-size-asian="8pt" style:font-style-asian="normal" style:font-weight-asian="normal" style:font-size-complex="8pt" style:font-style-complex="normal" style:font-weight-complex="normal"/>
    </style:style>
    <style:style style:name="T15" style:family="text">
      <style:text-properties fo:color="#ffffff" loext:opacity="100%" style:text-position="0% 100%"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16" style:family="text">
      <style:text-properties fo:color="#ffffff" loext:opacity="100%" style:text-position="0% 100%"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17" style:family="text">
      <style:text-properties fo:color="#ffffff" loext:opacity="100%" style:text-position="0% 100%" style:font-name="PT Mono" fo:font-size="8pt" fo:font-style="normal" fo:font-weight="normal" officeooo:rsid="049b0057" fo:background-color="transparent" loext:char-shading-value="0" style:font-size-asian="8pt" style:font-style-asian="normal" style:font-weight-asian="normal" style:font-size-complex="8pt" style:font-style-complex="normal" style:font-weight-complex="normal"/>
    </style:style>
    <style:style style:name="T18" style:family="text">
      <style:text-properties fo:color="#ffffff" loext:opacity="100%" style:text-position="0% 100%" style:font-name="PT Mono" fo:font-size="8pt" fo:font-style="normal" fo:font-weight="normal" officeooo:rsid="049ba1b9" fo:background-color="transparent" loext:char-shading-value="0" style:font-size-asian="8pt" style:font-style-asian="normal" style:font-weight-asian="normal" style:font-size-complex="8pt" style:font-style-complex="normal" style:font-weight-complex="normal"/>
    </style:style>
    <style:style style:name="T19" style:family="text">
      <style:text-properties fo:color="#ffffff" loext:opacity="100%" style:text-position="0% 100%" style:font-name="PT Mono" fo:font-size="8pt" fo:font-style="normal" fo:font-weight="normal" officeooo:rsid="049cc1c7" fo:background-color="transparent" loext:char-shading-value="0" style:font-size-asian="8pt" style:font-style-asian="normal" style:font-weight-asian="normal" style:font-size-complex="8pt" style:font-style-complex="normal" style:font-weight-complex="normal"/>
    </style:style>
    <style:style style:name="T20" style:family="text">
      <style:text-properties fo:color="#ffffff" loext:opacity="100%" style:text-position="0% 100%"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21" style:family="text">
      <style:text-properties fo:color="#ffffff" loext:opacity="100%" style:text-position="0% 100%"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22" style:family="text">
      <style:text-properties fo:color="#ffffff" loext:opacity="100%" style:text-position="0% 100%"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23" style:family="text">
      <style:text-properties fo:color="#ffffff" loext:opacity="100%" style:text-position="0% 100%"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24" style:family="text">
      <style:text-properties fo:color="#ffffff" loext:opacity="100%" style:text-position="0% 100%"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25" style:family="text">
      <style:text-properties fo:color="#ffffff" loext:opacity="100%" style:text-position="0% 100%"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26" style:family="text">
      <style:text-properties fo:color="#ffffff" loext:opacity="100%" style:text-position="0% 100%"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27" style:family="text">
      <style:text-properties fo:color="#ffffff" loext:opacity="100%" style:text-position="0% 100%"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28" style:family="text">
      <style:text-properties fo:color="#ffffff" loext:opacity="100%" style:text-position="0% 100%"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29" style:family="text">
      <style:text-properties fo:color="#ffffff" loext:opacity="100%" style:text-position="0% 100%"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30" style:family="text">
      <style:text-properties fo:color="#ffffff" loext:opacity="100%" style:text-position="0% 100%"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31" style:family="text">
      <style:text-properties fo:color="#ffffff" loext:opacity="100%" style:text-position="0% 100%"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32" style:family="text">
      <style:text-properties fo:color="#ffffff" loext:opacity="100%" style:text-position="0% 100%" style:font-name="PT Mono" fo:font-size="8pt" fo:font-style="normal" fo:font-weight="normal" officeooo:rsid="04b013e2" fo:background-color="transparent" loext:char-shading-value="0" style:font-size-asian="8pt" style:font-style-asian="normal" style:font-weight-asian="normal" style:font-size-complex="8pt" style:font-style-complex="normal" style:font-weight-complex="normal"/>
    </style:style>
    <style:style style:name="T33" style:family="text">
      <style:text-properties fo:color="#ffffff" loext:opacity="100%" style:text-position="0% 100%"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34" style:family="text">
      <style:text-properties fo:color="#ffffff" loext:opacity="100%" style:text-position="0% 100%"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35" style:family="text">
      <style:text-properties fo:color="#ffffff" loext:opacity="100%" style:text-position="0% 100%"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36" style:family="text">
      <style:text-properties fo:color="#ffffff" loext:opacity="100%" style:text-position="0% 100%"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37" style:family="text">
      <style:text-properties fo:color="#ffffff" loext:opacity="100%" style:text-position="0% 100%"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38" style:family="text">
      <style:text-properties fo:color="#ffffff" loext:opacity="100%" style:text-position="0% 100%" style:font-name="PT Mono" fo:font-size="8pt" fo:font-style="normal" fo:font-weight="normal" officeooo:rsid="04b751a1" fo:background-color="transparent" loext:char-shading-value="0" style:font-size-asian="8pt" style:font-style-asian="normal" style:font-weight-asian="normal" style:font-size-complex="8pt" style:font-style-complex="normal" style:font-weight-complex="normal"/>
    </style:style>
    <style:style style:name="T39" style:family="text">
      <style:text-properties fo:color="#ffffff" loext:opacity="100%" style:text-position="0% 100%"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40" style:family="text">
      <style:text-properties fo:color="#ffffff" loext:opacity="100%" style:text-position="0% 100%"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41" style:family="text">
      <style:text-properties fo:color="#ffffff" loext:opacity="100%" style:text-position="0% 100%"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42" style:family="text">
      <style:text-properties fo:color="#ffffff" loext:opacity="100%" style:text-position="0% 100%" style:font-name="PT Mono" fo:font-size="8pt" fo:font-style="normal" fo:font-weight="normal" officeooo:rsid="04c00a01" fo:background-color="transparent" loext:char-shading-value="0" style:font-size-asian="8pt" style:font-style-asian="normal" style:font-weight-asian="normal" style:font-size-complex="8pt" style:font-style-complex="normal" style:font-weight-complex="normal"/>
    </style:style>
    <style:style style:name="T43" style:family="text">
      <style:text-properties fo:color="#ffffff" loext:opacity="100%" style:text-position="0% 100%"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44" style:family="text">
      <style:text-properties fo:color="#ffffff" loext:opacity="100%" style:text-position="0% 100%" style:font-name="PT Mono" fo:font-size="8pt" fo:font-style="normal" fo:font-weight="normal" officeooo:rsid="04c27514" fo:background-color="transparent" loext:char-shading-value="0" style:font-size-asian="8pt" style:font-style-asian="normal" style:font-weight-asian="normal" style:font-size-complex="8pt" style:font-style-complex="normal" style:font-weight-complex="normal"/>
    </style:style>
    <style:style style:name="T45" style:family="text">
      <style:text-properties fo:color="#ffffff" loext:opacity="100%" style:text-position="0% 100%"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46" style:family="text">
      <style:text-properties fo:color="#ffffff" loext:opacity="100%" style:text-position="0% 100%"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47" style:family="text">
      <style:text-properties fo:color="#ffffff" loext:opacity="100%" style:text-position="0% 100%" style:font-name="PT Mono" fo:font-size="8pt" fo:font-style="normal" fo:font-weight="normal" officeooo:rsid="04ce9542" fo:background-color="transparent" loext:char-shading-value="0" style:font-size-asian="8pt" style:font-style-asian="normal" style:font-weight-asian="normal" style:font-size-complex="8pt" style:font-style-complex="normal" style:font-weight-complex="normal"/>
    </style:style>
    <style:style style:name="T48" style:family="text">
      <style:text-properties fo:color="#ffffff" loext:opacity="100%" style:text-position="0% 100%" style:font-name="PT Mono" fo:font-size="8pt" fo:font-style="normal" fo:font-weight="normal" officeooo:rsid="04cf3324" fo:background-color="transparent" loext:char-shading-value="0" style:font-size-asian="8pt" style:font-style-asian="normal" style:font-weight-asian="normal" style:font-size-complex="8pt" style:font-style-complex="normal" style:font-weight-complex="normal"/>
    </style:style>
    <style:style style:name="T49" style:family="text">
      <style:text-properties fo:color="#ffffff" loext:opacity="100%" style:text-position="0% 100%" style:font-name="PT Mono" fo:font-size="8pt" fo:font-style="italic" fo:font-weight="normal" fo:background-color="transparent" loext:char-shading-value="0" style:font-size-asian="8pt" style:font-style-asian="italic" style:font-weight-asian="normal" style:font-size-complex="8pt" style:font-style-complex="italic" style:font-weight-complex="normal"/>
    </style:style>
    <style:style style:name="T50" style:family="text">
      <style:text-properties fo:color="#ffffff" loext:opacity="100%" style:text-position="0% 100%" style:font-name="PT Mono" fo:font-size="8pt" fo:font-style="italic" fo:font-weight="normal" officeooo:rsid="0494dc58" fo:background-color="transparent" loext:char-shading-value="0" style:font-size-asian="8pt" style:font-style-asian="italic" style:font-weight-asian="normal" style:font-size-complex="8pt" style:font-style-complex="italic" style:font-weight-complex="normal"/>
    </style:style>
    <style:style style:name="T51" style:family="text">
      <style:text-properties fo:color="#ffffff" loext:opacity="100%" style:text-position="0% 100%" style:font-name="PT Mono" fo:font-size="8pt" fo:font-style="italic" fo:font-weight="normal" officeooo:rsid="049b0057" fo:background-color="transparent" loext:char-shading-value="0" style:font-size-asian="8pt" style:font-style-asian="italic" style:font-weight-asian="normal" style:font-size-complex="8pt" style:font-style-complex="italic" style:font-weight-complex="normal"/>
    </style:style>
    <style:style style:name="T52" style:family="text">
      <style:text-properties fo:color="#ffffff" loext:opacity="100%" style:text-position="0% 100%" style:font-name="PT Mono" fo:font-size="8pt" fo:font-style="italic" fo:font-weight="normal" officeooo:rsid="04b013e2" fo:background-color="transparent" loext:char-shading-value="0" style:font-size-asian="8pt" style:font-style-asian="italic" style:font-weight-asian="normal" style:font-size-complex="8pt" style:font-style-complex="italic" style:font-weight-complex="normal"/>
    </style:style>
    <style:style style:name="T53" style:family="text">
      <style:text-properties fo:color="#ffffff" loext:opacity="100%" style:text-position="0% 100%" style:font-name="PT Mono" fo:font-size="8pt" fo:font-style="italic" fo:font-weight="normal" officeooo:rsid="04b751a1" fo:background-color="transparent" loext:char-shading-value="0" style:font-size-asian="8pt" style:font-style-asian="italic" style:font-weight-asian="normal" style:font-size-complex="8pt" style:font-style-complex="italic" style:font-weight-complex="normal"/>
    </style:style>
    <style:style style:name="T54" style:family="text">
      <style:text-properties fo:color="#ffffff" loext:opacity="100%" style:text-position="0% 100%" style:font-name="PT Mono" fo:font-size="8pt" fo:font-style="italic" fo:font-weight="normal" officeooo:rsid="04b7bdd0" fo:background-color="transparent" loext:char-shading-value="0" style:font-size-asian="8pt" style:font-style-asian="italic" style:font-weight-asian="normal" style:font-size-complex="8pt" style:font-style-complex="italic" style:font-weight-complex="normal"/>
    </style:style>
    <style:style style:name="T55" style:family="text">
      <style:text-properties fo:color="#ffffff" loext:opacity="100%" style:text-position="0% 100%" style:font-name="PT Mono" fo:font-size="8pt" fo:font-weight="normal" fo:background-color="transparent" loext:char-shading-value="0" style:font-size-asian="8pt" style:font-weight-asian="normal" style:font-size-complex="8pt" style:font-weight-complex="normal"/>
    </style:style>
    <style:style style:name="T56" style:family="text">
      <style:text-properties fo:color="#ffffff" loext:opacity="100%" style:text-position="0% 100%" style:font-name="PT Mono" fo:font-size="8pt" fo:font-weight="normal" officeooo:rsid="04bacbd5" fo:background-color="transparent" loext:char-shading-value="0" style:font-size-asian="8pt" style:font-weight-asian="normal" style:font-size-complex="8pt" style:font-weight-complex="normal"/>
    </style:style>
    <style:style style:name="T57" style:family="text">
      <style:text-properties fo:color="#ffffff" loext:opacity="100%" style:text-position="0% 100%" style:font-name="PT Mono" fo:font-size="8pt" fo:font-weight="normal" officeooo:rsid="04c27514" fo:background-color="transparent" loext:char-shading-value="0" style:font-size-asian="8pt" style:font-weight-asian="normal" style:font-size-complex="8pt" style:font-weight-complex="normal"/>
    </style:style>
    <style:style style:name="T58" style:family="text">
      <style:text-properties fo:color="#ffffff" loext:opacity="100%" style:text-position="0% 100%" style:font-name="PT Mono" fo:font-size="16pt" fo:font-style="normal" fo:font-weight="bold" officeooo:rsid="0489e130" fo:background-color="transparent" loext:char-shading-value="0" style:font-size-asian="16pt" style:font-style-asian="normal" style:font-weight-asian="bold" style:font-size-complex="16pt" style:font-style-complex="normal" style:font-weight-complex="bold"/>
    </style:style>
    <style:style style:name="T59" style:family="text">
      <style:text-properties fo:color="#ffffff" loext:opacity="100%" style:text-position="0% 100%" style:font-name="PT Mono" fo:font-size="9pt" fo:font-weight="bold" fo:background-color="transparent" loext:char-shading-value="0" style:font-size-asian="9pt" style:font-weight-asian="bold" style:font-size-complex="9pt" style:font-weight-complex="bold"/>
    </style:style>
    <style:style style:name="T60" style:family="text">
      <style:text-properties fo:color="#ffffff" loext:opacity="100%" style:text-position="super 58%" style:font-name="PT Mono" fo:font-size="8pt" fo:font-style="normal" fo:font-weight="normal" fo:background-color="transparent" loext:char-shading-value="0" style:font-size-asian="8pt" style:font-style-asian="normal" style:font-weight-asian="normal" style:font-size-complex="8pt" style:font-style-complex="normal" style:font-weight-complex="normal"/>
    </style:style>
    <style:style style:name="T61" style:family="text">
      <style:text-properties fo:color="#ffffff" loext:opacity="100%" style:text-position="super 58%" style:font-name="PT Mono" fo:font-size="8pt" fo:font-style="normal" fo:font-weight="normal" officeooo:rsid="048ebe2b" fo:background-color="transparent" loext:char-shading-value="0" style:font-size-asian="8pt" style:font-style-asian="normal" style:font-weight-asian="normal" style:font-size-complex="8pt" style:font-style-complex="normal" style:font-weight-complex="normal"/>
    </style:style>
    <style:style style:name="T62" style:family="text">
      <style:text-properties fo:color="#ffffff" loext:opacity="100%" style:text-position="super 58%" style:font-name="PT Mono" fo:font-size="8pt" fo:font-style="normal" fo:font-weight="normal" officeooo:rsid="0490c6ba" fo:background-color="transparent" loext:char-shading-value="0" style:font-size-asian="8pt" style:font-style-asian="normal" style:font-weight-asian="normal" style:font-size-complex="8pt" style:font-style-complex="normal" style:font-weight-complex="normal"/>
    </style:style>
    <style:style style:name="T63" style:family="text">
      <style:text-properties fo:color="#ffffff" loext:opacity="100%" style:text-position="super 58%" style:font-name="PT Mono" fo:font-size="8pt" fo:font-style="normal" fo:font-weight="normal" officeooo:rsid="04923f66" fo:background-color="transparent" loext:char-shading-value="0" style:font-size-asian="8pt" style:font-style-asian="normal" style:font-weight-asian="normal" style:font-size-complex="8pt" style:font-style-complex="normal" style:font-weight-complex="normal"/>
    </style:style>
    <style:style style:name="T64" style:family="text">
      <style:text-properties fo:color="#ffffff" loext:opacity="100%" style:text-position="super 58%" style:font-name="PT Mono" fo:font-size="8pt" fo:font-style="normal" fo:font-weight="normal" officeooo:rsid="0492f943" fo:background-color="transparent" loext:char-shading-value="0" style:font-size-asian="8pt" style:font-style-asian="normal" style:font-weight-asian="normal" style:font-size-complex="8pt" style:font-style-complex="normal" style:font-weight-complex="normal"/>
    </style:style>
    <style:style style:name="T65" style:family="text">
      <style:text-properties fo:color="#ffffff" loext:opacity="100%" style:text-position="super 58%" style:font-name="PT Mono" fo:font-size="8pt" fo:font-style="normal" fo:font-weight="normal" officeooo:rsid="0493cde0" fo:background-color="transparent" loext:char-shading-value="0" style:font-size-asian="8pt" style:font-style-asian="normal" style:font-weight-asian="normal" style:font-size-complex="8pt" style:font-style-complex="normal" style:font-weight-complex="normal"/>
    </style:style>
    <style:style style:name="T66" style:family="text">
      <style:text-properties fo:color="#ffffff" loext:opacity="100%" style:text-position="super 58%" style:font-name="PT Mono" fo:font-size="8pt" fo:font-style="normal" fo:font-weight="normal" officeooo:rsid="04941eab" fo:background-color="transparent" loext:char-shading-value="0" style:font-size-asian="8pt" style:font-style-asian="normal" style:font-weight-asian="normal" style:font-size-complex="8pt" style:font-style-complex="normal" style:font-weight-complex="normal"/>
    </style:style>
    <style:style style:name="T67" style:family="text">
      <style:text-properties fo:color="#ffffff" loext:opacity="100%" style:text-position="super 58%" style:font-name="PT Mono" fo:font-size="8pt" fo:font-style="normal" fo:font-weight="normal" officeooo:rsid="0494dc58" fo:background-color="transparent" loext:char-shading-value="0" style:font-size-asian="8pt" style:font-style-asian="normal" style:font-weight-asian="normal" style:font-size-complex="8pt" style:font-style-complex="normal" style:font-weight-complex="normal"/>
    </style:style>
    <style:style style:name="T68" style:family="text">
      <style:text-properties fo:color="#ffffff" loext:opacity="100%" style:text-position="super 58%" style:font-name="PT Mono" fo:font-size="8pt" fo:font-style="normal" fo:font-weight="normal" officeooo:rsid="04957bdf" fo:background-color="transparent" loext:char-shading-value="0" style:font-size-asian="8pt" style:font-style-asian="normal" style:font-weight-asian="normal" style:font-size-complex="8pt" style:font-style-complex="normal" style:font-weight-complex="normal"/>
    </style:style>
    <style:style style:name="T69" style:family="text">
      <style:text-properties fo:color="#ffffff" loext:opacity="100%" style:text-position="super 58%" style:font-name="PT Mono" fo:font-size="8pt" fo:font-style="normal" fo:font-weight="normal" officeooo:rsid="04984c8c" fo:background-color="transparent" loext:char-shading-value="0" style:font-size-asian="8pt" style:font-style-asian="normal" style:font-weight-asian="normal" style:font-size-complex="8pt" style:font-style-complex="normal" style:font-weight-complex="normal"/>
    </style:style>
    <style:style style:name="T70" style:family="text">
      <style:text-properties fo:color="#ffffff" loext:opacity="100%" style:text-position="super 58%" style:font-name="PT Mono" fo:font-size="8pt" fo:font-style="normal" fo:font-weight="normal" officeooo:rsid="049950d2" fo:background-color="transparent" loext:char-shading-value="0" style:font-size-asian="8pt" style:font-style-asian="normal" style:font-weight-asian="normal" style:font-size-complex="8pt" style:font-style-complex="normal" style:font-weight-complex="normal"/>
    </style:style>
    <style:style style:name="T71" style:family="text">
      <style:text-properties fo:color="#ffffff" loext:opacity="100%" style:text-position="super 58%" style:font-name="PT Mono" fo:font-size="8pt" fo:font-style="normal" fo:font-weight="normal" officeooo:rsid="049e4ba8" fo:background-color="transparent" loext:char-shading-value="0" style:font-size-asian="8pt" style:font-style-asian="normal" style:font-weight-asian="normal" style:font-size-complex="8pt" style:font-style-complex="normal" style:font-weight-complex="normal"/>
    </style:style>
    <style:style style:name="T72" style:family="text">
      <style:text-properties fo:color="#ffffff" loext:opacity="100%" style:text-position="super 58%" style:font-name="PT Mono" fo:font-size="8pt" fo:font-style="normal" fo:font-weight="normal" officeooo:rsid="04a0442d" fo:background-color="transparent" loext:char-shading-value="0" style:font-size-asian="8pt" style:font-style-asian="normal" style:font-weight-asian="normal" style:font-size-complex="8pt" style:font-style-complex="normal" style:font-weight-complex="normal"/>
    </style:style>
    <style:style style:name="T73" style:family="text">
      <style:text-properties fo:color="#ffffff" loext:opacity="100%" style:text-position="super 58%" style:font-name="PT Mono" fo:font-size="8pt" fo:font-style="normal" fo:font-weight="normal" officeooo:rsid="04a1df88" fo:background-color="transparent" loext:char-shading-value="0" style:font-size-asian="8pt" style:font-style-asian="normal" style:font-weight-asian="normal" style:font-size-complex="8pt" style:font-style-complex="normal" style:font-weight-complex="normal"/>
    </style:style>
    <style:style style:name="T74" style:family="text">
      <style:text-properties fo:color="#ffffff" loext:opacity="100%" style:text-position="super 58%" style:font-name="PT Mono" fo:font-size="8pt" fo:font-style="normal" fo:font-weight="normal" officeooo:rsid="04a20e78" fo:background-color="transparent" loext:char-shading-value="0" style:font-size-asian="8pt" style:font-style-asian="normal" style:font-weight-asian="normal" style:font-size-complex="8pt" style:font-style-complex="normal" style:font-weight-complex="normal"/>
    </style:style>
    <style:style style:name="T75" style:family="text">
      <style:text-properties fo:color="#ffffff" loext:opacity="100%" style:text-position="super 58%" style:font-name="PT Mono" fo:font-size="8pt" fo:font-style="normal" fo:font-weight="normal" officeooo:rsid="04a4075f" fo:background-color="transparent" loext:char-shading-value="0" style:font-size-asian="8pt" style:font-style-asian="normal" style:font-weight-asian="normal" style:font-size-complex="8pt" style:font-style-complex="normal" style:font-weight-complex="normal"/>
    </style:style>
    <style:style style:name="T76" style:family="text">
      <style:text-properties fo:color="#ffffff" loext:opacity="100%" style:text-position="super 58%" style:font-name="PT Mono" fo:font-size="8pt" fo:font-style="normal" fo:font-weight="normal" officeooo:rsid="04a5a619" fo:background-color="transparent" loext:char-shading-value="0" style:font-size-asian="8pt" style:font-style-asian="normal" style:font-weight-asian="normal" style:font-size-complex="8pt" style:font-style-complex="normal" style:font-weight-complex="normal"/>
    </style:style>
    <style:style style:name="T77" style:family="text">
      <style:text-properties fo:color="#ffffff" loext:opacity="100%" style:text-position="super 58%" style:font-name="PT Mono" fo:font-size="8pt" fo:font-style="normal" fo:font-weight="normal" officeooo:rsid="04a69f35" fo:background-color="transparent" loext:char-shading-value="0" style:font-size-asian="8pt" style:font-style-asian="normal" style:font-weight-asian="normal" style:font-size-complex="8pt" style:font-style-complex="normal" style:font-weight-complex="normal"/>
    </style:style>
    <style:style style:name="T78" style:family="text">
      <style:text-properties fo:color="#ffffff" loext:opacity="100%" style:text-position="super 58%" style:font-name="PT Mono" fo:font-size="8pt" fo:font-style="normal" fo:font-weight="normal" officeooo:rsid="04a94b73" fo:background-color="transparent" loext:char-shading-value="0" style:font-size-asian="8pt" style:font-style-asian="normal" style:font-weight-asian="normal" style:font-size-complex="8pt" style:font-style-complex="normal" style:font-weight-complex="normal"/>
    </style:style>
    <style:style style:name="T79" style:family="text">
      <style:text-properties fo:color="#ffffff" loext:opacity="100%" style:text-position="super 58%" style:font-name="PT Mono" fo:font-size="8pt" fo:font-style="normal" fo:font-weight="normal" officeooo:rsid="04a95bfa" fo:background-color="transparent" loext:char-shading-value="0" style:font-size-asian="8pt" style:font-style-asian="normal" style:font-weight-asian="normal" style:font-size-complex="8pt" style:font-style-complex="normal" style:font-weight-complex="normal"/>
    </style:style>
    <style:style style:name="T80" style:family="text">
      <style:text-properties fo:color="#ffffff" loext:opacity="100%" style:text-position="super 58%" style:font-name="PT Mono" fo:font-size="8pt" fo:font-style="normal" fo:font-weight="normal" officeooo:rsid="04ab37e3" fo:background-color="transparent" loext:char-shading-value="0" style:font-size-asian="8pt" style:font-style-asian="normal" style:font-weight-asian="normal" style:font-size-complex="8pt" style:font-style-complex="normal" style:font-weight-complex="normal"/>
    </style:style>
    <style:style style:name="T81" style:family="text">
      <style:text-properties fo:color="#ffffff" loext:opacity="100%" style:text-position="super 58%" style:font-name="PT Mono" fo:font-size="8pt" fo:font-style="normal" fo:font-weight="normal" officeooo:rsid="04ac4e5b" fo:background-color="transparent" loext:char-shading-value="0" style:font-size-asian="8pt" style:font-style-asian="normal" style:font-weight-asian="normal" style:font-size-complex="8pt" style:font-style-complex="normal" style:font-weight-complex="normal"/>
    </style:style>
    <style:style style:name="T82" style:family="text">
      <style:text-properties fo:color="#ffffff" loext:opacity="100%" style:text-position="super 58%" style:font-name="PT Mono" fo:font-size="8pt" fo:font-style="normal" fo:font-weight="normal" officeooo:rsid="04adcec5" fo:background-color="transparent" loext:char-shading-value="0" style:font-size-asian="8pt" style:font-style-asian="normal" style:font-weight-asian="normal" style:font-size-complex="8pt" style:font-style-complex="normal" style:font-weight-complex="normal"/>
    </style:style>
    <style:style style:name="T83" style:family="text">
      <style:text-properties fo:color="#ffffff" loext:opacity="100%" style:text-position="super 58%" style:font-name="PT Mono" fo:font-size="8pt" fo:font-style="normal" fo:font-weight="normal" officeooo:rsid="04aec08c" fo:background-color="transparent" loext:char-shading-value="0" style:font-size-asian="8pt" style:font-style-asian="normal" style:font-weight-asian="normal" style:font-size-complex="8pt" style:font-style-complex="normal" style:font-weight-complex="normal"/>
    </style:style>
    <style:style style:name="T84" style:family="text">
      <style:text-properties fo:color="#ffffff" loext:opacity="100%" style:text-position="super 58%" style:font-name="PT Mono" fo:font-size="8pt" fo:font-style="normal" fo:font-weight="normal" officeooo:rsid="04b14357" fo:background-color="transparent" loext:char-shading-value="0" style:font-size-asian="8pt" style:font-style-asian="normal" style:font-weight-asian="normal" style:font-size-complex="8pt" style:font-style-complex="normal" style:font-weight-complex="normal"/>
    </style:style>
    <style:style style:name="T85" style:family="text">
      <style:text-properties fo:color="#ffffff" loext:opacity="100%" style:text-position="super 58%" style:font-name="PT Mono" fo:font-size="8pt" fo:font-style="normal" fo:font-weight="normal" officeooo:rsid="04b2d12d" fo:background-color="transparent" loext:char-shading-value="0" style:font-size-asian="8pt" style:font-style-asian="normal" style:font-weight-asian="normal" style:font-size-complex="8pt" style:font-style-complex="normal" style:font-weight-complex="normal"/>
    </style:style>
    <style:style style:name="T86" style:family="text">
      <style:text-properties fo:color="#ffffff" loext:opacity="100%" style:text-position="super 58%" style:font-name="PT Mono" fo:font-size="8pt" fo:font-style="normal" fo:font-weight="normal" officeooo:rsid="04b2d51d" fo:background-color="transparent" loext:char-shading-value="0" style:font-size-asian="8pt" style:font-style-asian="normal" style:font-weight-asian="normal" style:font-size-complex="8pt" style:font-style-complex="normal" style:font-weight-complex="normal"/>
    </style:style>
    <style:style style:name="T87" style:family="text">
      <style:text-properties fo:color="#ffffff" loext:opacity="100%" style:text-position="super 58%" style:font-name="PT Mono" fo:font-size="8pt" fo:font-style="normal" fo:font-weight="normal" officeooo:rsid="04b49522" fo:background-color="transparent" loext:char-shading-value="0" style:font-size-asian="8pt" style:font-style-asian="normal" style:font-weight-asian="normal" style:font-size-complex="8pt" style:font-style-complex="normal" style:font-weight-complex="normal"/>
    </style:style>
    <style:style style:name="T88" style:family="text">
      <style:text-properties fo:color="#ffffff" loext:opacity="100%" style:text-position="super 58%" style:font-name="PT Mono" fo:font-size="8pt" fo:font-style="normal" fo:font-weight="normal" officeooo:rsid="04b5eec0" fo:background-color="transparent" loext:char-shading-value="0" style:font-size-asian="8pt" style:font-style-asian="normal" style:font-weight-asian="normal" style:font-size-complex="8pt" style:font-style-complex="normal" style:font-weight-complex="normal"/>
    </style:style>
    <style:style style:name="T89" style:family="text">
      <style:text-properties fo:color="#ffffff" loext:opacity="100%" style:text-position="super 58%" style:font-name="PT Mono" fo:font-size="8pt" fo:font-style="normal" fo:font-weight="normal" officeooo:rsid="04b7bdd0" fo:background-color="transparent" loext:char-shading-value="0" style:font-size-asian="8pt" style:font-style-asian="normal" style:font-weight-asian="normal" style:font-size-complex="8pt" style:font-style-complex="normal" style:font-weight-complex="normal"/>
    </style:style>
    <style:style style:name="T90" style:family="text">
      <style:text-properties fo:color="#ffffff" loext:opacity="100%" style:text-position="super 58%" style:font-name="PT Mono" fo:font-size="8pt" fo:font-style="normal" fo:font-weight="normal" officeooo:rsid="04bbdb18" fo:background-color="transparent" loext:char-shading-value="0" style:font-size-asian="8pt" style:font-style-asian="normal" style:font-weight-asian="normal" style:font-size-complex="8pt" style:font-style-complex="normal" style:font-weight-complex="normal"/>
    </style:style>
    <style:style style:name="T91" style:family="text">
      <style:text-properties fo:color="#ffffff" loext:opacity="100%" style:text-position="super 58%" style:font-name="PT Mono" fo:font-size="8pt" fo:font-style="normal" fo:font-weight="normal" officeooo:rsid="04bfafba" fo:background-color="transparent" loext:char-shading-value="0" style:font-size-asian="8pt" style:font-style-asian="normal" style:font-weight-asian="normal" style:font-size-complex="8pt" style:font-style-complex="normal" style:font-weight-complex="normal"/>
    </style:style>
    <style:style style:name="T92" style:family="text">
      <style:text-properties fo:color="#ffffff" loext:opacity="100%" style:text-position="super 58%" style:font-name="PT Mono" fo:font-size="8pt" fo:font-style="normal" fo:font-weight="normal" officeooo:rsid="04c1401f" fo:background-color="transparent" loext:char-shading-value="0" style:font-size-asian="8pt" style:font-style-asian="normal" style:font-weight-asian="normal" style:font-size-complex="8pt" style:font-style-complex="normal" style:font-weight-complex="normal"/>
    </style:style>
    <style:style style:name="T93" style:family="text">
      <style:text-properties fo:color="#ffffff" loext:opacity="100%" style:text-position="super 58%" style:font-name="PT Mono" fo:font-size="8pt" fo:font-style="normal" fo:font-weight="normal" officeooo:rsid="04c5b937" fo:background-color="transparent" loext:char-shading-value="0" style:font-size-asian="8pt" style:font-style-asian="normal" style:font-weight-asian="normal" style:font-size-complex="8pt" style:font-style-complex="normal" style:font-weight-complex="normal"/>
    </style:style>
    <style:style style:name="T94" style:family="text">
      <style:text-properties fo:color="#ffffff" loext:opacity="100%" style:text-position="super 58%" style:font-name="PT Mono" fo:font-size="8pt" fo:font-style="normal" fo:font-weight="normal" officeooo:rsid="04c610bb" fo:background-color="transparent" loext:char-shading-value="0" style:font-size-asian="8pt" style:font-style-asian="normal" style:font-weight-asian="normal" style:font-size-complex="8pt" style:font-style-complex="normal" style:font-weight-complex="normal"/>
    </style:style>
    <style:style style:name="T95" style:family="text">
      <style:text-properties officeooo:rsid="04c7cb89"/>
    </style:style>
    <style:style style:name="T96" style:family="text">
      <style:text-properties style:text-position="super 58%"/>
    </style:style>
    <style:style style:name="T97" style:family="text">
      <style:text-properties style:text-position="super 58%" officeooo:rsid="04c9a509"/>
    </style:style>
    <style:style style:name="T98" style:family="text">
      <style:text-properties style:text-position="super 58%" officeooo:rsid="04cb73aa"/>
    </style:style>
    <style:style style:name="T99" style:family="text">
      <style:text-properties style:text-position="super 58%" officeooo:rsid="04ccaae3"/>
    </style:style>
    <style:style style:name="T100" style:family="text">
      <style:text-properties style:text-position="super 58%" officeooo:rsid="04d08112"/>
    </style:style>
    <style:style style:name="T101" style:family="text">
      <style:text-properties style:text-position="super 58%" officeooo:rsid="04d1d0fa"/>
    </style:style>
    <style:style style:name="T102" style:family="text">
      <style:text-properties style:text-position="super 58%" officeooo:rsid="04d350a3"/>
    </style:style>
    <style:style style:name="T103" style:family="text">
      <style:text-properties style:text-position="super 58%" officeooo:rsid="04d519be"/>
    </style:style>
    <style:style style:name="T104" style:family="text">
      <style:text-properties style:text-position="super 58%" officeooo:rsid="04d65fd6"/>
    </style:style>
    <style:style style:name="T105" style:family="text">
      <style:text-properties style:text-position="super 58%" officeooo:rsid="04d76090"/>
    </style:style>
    <style:style style:name="T106" style:family="text">
      <style:text-properties style:text-position="super 58%" officeooo:rsid="04d8ec49"/>
    </style:style>
    <style:style style:name="T107" style:family="text">
      <style:text-properties style:text-position="super 58%" officeooo:rsid="04dce8bb"/>
    </style:style>
    <style:style style:name="T108" style:family="text">
      <style:text-properties style:text-position="super 58%" officeooo:rsid="04de9114"/>
    </style:style>
    <style:style style:name="T109" style:family="text">
      <style:text-properties style:text-position="super 58%" officeooo:rsid="04e080ba"/>
    </style:style>
    <style:style style:name="T110" style:family="text">
      <style:text-properties style:text-position="super 58%" officeooo:rsid="04e26415"/>
    </style:style>
    <style:style style:name="T111" style:family="text">
      <style:text-properties style:text-position="super 58%" officeooo:rsid="04e36a6e"/>
    </style:style>
    <style:style style:name="T112" style:family="text">
      <style:text-properties style:text-position="super 58%" officeooo:rsid="04e42183"/>
    </style:style>
    <style:style style:name="T113" style:family="text">
      <style:text-properties style:text-position="super 58%" officeooo:rsid="04e65d55"/>
    </style:style>
    <style:style style:name="T114" style:family="text">
      <style:text-properties style:text-position="super 58%" officeooo:rsid="04e81550"/>
    </style:style>
    <style:style style:name="T115" style:family="text">
      <style:text-properties style:text-position="super 58%" officeooo:rsid="04e8e33c"/>
    </style:style>
    <style:style style:name="T116" style:family="text">
      <style:text-properties style:text-position="super 58%" officeooo:rsid="04eaabfe"/>
    </style:style>
    <style:style style:name="T117" style:family="text">
      <style:text-properties style:text-position="super 58%" officeooo:rsid="04ee4d17"/>
    </style:style>
    <style:style style:name="T118" style:family="text">
      <style:text-properties style:text-position="super 58%" officeooo:rsid="04f008bb"/>
    </style:style>
    <style:style style:name="T119" style:family="text">
      <style:text-properties style:text-position="super 58%" officeooo:rsid="04f2cff0"/>
    </style:style>
    <style:style style:name="T120" style:family="text">
      <style:text-properties style:text-position="super 58%" officeooo:rsid="04f37ca3"/>
    </style:style>
    <style:style style:name="T121" style:family="text">
      <style:text-properties style:text-position="super 58%" officeooo:rsid="04f4995d"/>
    </style:style>
    <style:style style:name="T122" style:family="text">
      <style:text-properties style:text-position="super 58%" officeooo:rsid="04f7f4b2"/>
    </style:style>
    <style:style style:name="T123" style:family="text">
      <style:text-properties style:text-position="super 58%" officeooo:rsid="04f89738"/>
    </style:style>
    <style:style style:name="T124" style:family="text">
      <style:text-properties style:text-position="super 58%" officeooo:rsid="04fa57ac"/>
    </style:style>
    <style:style style:name="T125" style:family="text">
      <style:text-properties style:text-position="super 58%" officeooo:rsid="04fadb56"/>
    </style:style>
    <style:style style:name="T126" style:family="text">
      <style:text-properties style:text-position="super 58%" officeooo:rsid="04fd7647"/>
    </style:style>
    <style:style style:name="T127" style:family="text">
      <style:text-properties style:text-position="super 58%" officeooo:rsid="04fdb251"/>
    </style:style>
    <style:style style:name="T128" style:family="text">
      <style:text-properties style:text-position="super 58%" officeooo:rsid="04fe869c"/>
    </style:style>
    <style:style style:name="T129" style:family="text">
      <style:text-properties style:text-position="super 58%" officeooo:rsid="04ff42ea"/>
    </style:style>
    <style:style style:name="T130" style:family="text">
      <style:text-properties style:text-position="super 58%" officeooo:rsid="050242c7"/>
    </style:style>
    <style:style style:name="T131" style:family="text">
      <style:text-properties style:text-position="super 58%" officeooo:rsid="050530cf"/>
    </style:style>
    <style:style style:name="T132" style:family="text">
      <style:text-properties style:text-position="super 58%" officeooo:rsid="050751ad"/>
    </style:style>
    <style:style style:name="T133" style:family="text">
      <style:text-properties style:text-position="super 58%" officeooo:rsid="05087c45"/>
    </style:style>
    <style:style style:name="T134" style:family="text">
      <style:text-properties style:text-position="super 58%" officeooo:rsid="05088c5a"/>
    </style:style>
    <style:style style:name="T135" style:family="text">
      <style:text-properties style:text-position="super 58%" officeooo:rsid="0508ca5b"/>
    </style:style>
    <style:style style:name="T136" style:family="text">
      <style:text-properties style:text-position="super 58%" officeooo:rsid="050b412e"/>
    </style:style>
    <style:style style:name="T137" style:family="text">
      <style:text-properties style:text-position="super 58%" officeooo:rsid="050bd500"/>
    </style:style>
    <style:style style:name="T138" style:family="text">
      <style:text-properties style:text-position="super 58%" officeooo:rsid="050c1712"/>
    </style:style>
    <style:style style:name="T139" style:family="text">
      <style:text-properties style:text-position="super 58%" officeooo:rsid="050dacf6"/>
    </style:style>
    <style:style style:name="T140" style:family="text">
      <style:text-properties style:text-position="super 58%" officeooo:rsid="050eed33"/>
    </style:style>
    <style:style style:name="T141" style:family="text">
      <style:text-properties style:text-position="super 58%" officeooo:rsid="0511a2f9"/>
    </style:style>
    <style:style style:name="T142" style:family="text">
      <style:text-properties style:text-position="super 58%" officeooo:rsid="05137a33"/>
    </style:style>
    <style:style style:name="T143" style:family="text">
      <style:text-properties style:text-position="super 58%" officeooo:rsid="05148638"/>
    </style:style>
    <style:style style:name="T144" style:family="text">
      <style:text-properties style:text-position="super 58%" officeooo:rsid="05155d7b"/>
    </style:style>
    <style:style style:name="T145" style:family="text">
      <style:text-properties style:text-position="super 58%" officeooo:rsid="0516ca94"/>
    </style:style>
    <style:style style:name="T146" style:family="text">
      <style:text-properties style:text-position="super 58%" officeooo:rsid="0519cb47"/>
    </style:style>
    <style:style style:name="T147" style:family="text">
      <style:text-properties style:text-position="super 58%" officeooo:rsid="051bc855"/>
    </style:style>
    <style:style style:name="T148" style:family="text">
      <style:text-properties style:text-position="super 58%" officeooo:rsid="051d1650"/>
    </style:style>
    <style:style style:name="T149" style:family="text">
      <style:text-properties style:text-position="super 58%" officeooo:rsid="051eb624"/>
    </style:style>
    <style:style style:name="T150" style:family="text">
      <style:text-properties style:text-position="super 58%" officeooo:rsid="051fc975"/>
    </style:style>
    <style:style style:name="T151" style:family="text">
      <style:text-properties style:text-position="super 58%" officeooo:rsid="0521106d"/>
    </style:style>
    <style:style style:name="T152" style:family="text">
      <style:text-properties style:text-position="super 58%" officeooo:rsid="0522f3e1"/>
    </style:style>
    <style:style style:name="T153" style:family="text">
      <style:text-properties style:text-position="super 58%" officeooo:rsid="05230605"/>
    </style:style>
    <style:style style:name="T154" style:family="text">
      <style:text-properties style:text-position="super 58%" officeooo:rsid="05284e62"/>
    </style:style>
    <style:style style:name="T155" style:family="text">
      <style:text-properties style:text-position="super 58%" officeooo:rsid="052fe6fd"/>
    </style:style>
    <style:style style:name="T156" style:family="text">
      <style:text-properties style:text-position="super 58%" officeooo:rsid="0530538a"/>
    </style:style>
    <style:style style:name="T157" style:family="text">
      <style:text-properties style:text-position="super 58%" officeooo:rsid="05330462"/>
    </style:style>
    <style:style style:name="T158" style:family="text">
      <style:text-properties style:text-position="super 58%" officeooo:rsid="0535b9a3"/>
    </style:style>
    <style:style style:name="T159" style:family="text">
      <style:text-properties style:text-position="super 58%" officeooo:rsid="0535e26c"/>
    </style:style>
    <style:style style:name="T160" style:family="text">
      <style:text-properties style:text-position="super 58%" officeooo:rsid="0537a320"/>
    </style:style>
    <style:style style:name="T161" style:family="text">
      <style:text-properties style:text-position="super 58%" officeooo:rsid="053c6eaf"/>
    </style:style>
    <style:style style:name="T162" style:family="text">
      <style:text-properties style:text-position="super 58%" officeooo:rsid="053e12d5"/>
    </style:style>
    <style:style style:name="T163" style:family="text">
      <style:text-properties style:text-position="super 58%" officeooo:rsid="053f2c07"/>
    </style:style>
    <style:style style:name="T164" style:family="text">
      <style:text-properties style:text-position="super 58%" officeooo:rsid="0540a7d1"/>
    </style:style>
    <style:style style:name="T165" style:family="text">
      <style:text-properties style:text-position="super 58%" officeooo:rsid="05437482"/>
    </style:style>
    <style:style style:name="T166" style:family="text">
      <style:text-properties style:text-position="super 58%" officeooo:rsid="05450bf8"/>
    </style:style>
    <style:style style:name="T167" style:family="text">
      <style:text-properties style:text-position="super 58%" officeooo:rsid="0545d995"/>
    </style:style>
    <style:style style:name="T168" style:family="text">
      <style:text-properties style:text-position="super 58%" officeooo:rsid="05486055"/>
    </style:style>
    <style:style style:name="T169" style:family="text">
      <style:text-properties style:text-position="super 58%" officeooo:rsid="05486369"/>
    </style:style>
    <style:style style:name="T170" style:family="text">
      <style:text-properties style:text-position="super 58%" officeooo:rsid="054a1e8f"/>
    </style:style>
    <style:style style:name="T171" style:family="text">
      <style:text-properties style:text-position="super 58%" officeooo:rsid="054c2074"/>
    </style:style>
    <style:style style:name="T172" style:family="text">
      <style:text-properties style:text-position="super 58%" officeooo:rsid="05513a5b"/>
    </style:style>
    <style:style style:name="T173" style:family="text">
      <style:text-properties style:text-position="super 58%" officeooo:rsid="0551f403"/>
    </style:style>
    <style:style style:name="T174" style:family="text">
      <style:text-properties style:text-position="super 58%" officeooo:rsid="0557016a"/>
    </style:style>
    <style:style style:name="T175" style:family="text">
      <style:text-properties style:text-position="super 58%" officeooo:rsid="05582fb1"/>
    </style:style>
    <style:style style:name="T176" style:family="text">
      <style:text-properties style:text-position="super 58%" fo:font-style="normal" style:font-style-asian="normal" style:font-style-complex="normal"/>
    </style:style>
    <style:style style:name="T177" style:family="text">
      <style:text-properties style:text-position="super 58%" fo:font-style="normal" officeooo:rsid="0558df1e" style:font-style-asian="normal" style:font-style-complex="normal"/>
    </style:style>
    <style:style style:name="T178" style:family="text">
      <style:text-properties style:text-position="super 58%" fo:font-style="normal" officeooo:rsid="05829fd9" style:font-style-asian="normal" style:font-style-complex="normal"/>
    </style:style>
    <style:style style:name="T179" style:family="text">
      <style:text-properties style:text-position="super 58%" fo:font-style="normal" officeooo:rsid="0582afaa" style:font-style-asian="normal" style:font-style-complex="normal"/>
    </style:style>
    <style:style style:name="T180" style:family="text">
      <style:text-properties style:text-position="super 58%" fo:font-style="normal" officeooo:rsid="058620ae" style:font-style-asian="normal" style:font-style-complex="normal"/>
    </style:style>
    <style:style style:name="T181" style:family="text">
      <style:text-properties style:text-position="super 58%" fo:font-style="normal" officeooo:rsid="05875fc3" style:font-style-asian="normal" style:font-style-complex="normal"/>
    </style:style>
    <style:style style:name="T182" style:family="text">
      <style:text-properties style:text-position="super 58%" fo:font-style="normal" fo:font-weight="normal" style:font-style-asian="normal" style:font-weight-asian="normal" style:font-style-complex="normal" style:font-weight-complex="normal"/>
    </style:style>
    <style:style style:name="T183" style:family="text">
      <style:text-properties style:text-position="super 58%" officeooo:rsid="055aa59f"/>
    </style:style>
    <style:style style:name="T184" style:family="text">
      <style:text-properties style:text-position="super 58%" officeooo:rsid="055ca199"/>
    </style:style>
    <style:style style:name="T185" style:family="text">
      <style:text-properties style:text-position="super 58%" officeooo:rsid="055ffa69"/>
    </style:style>
    <style:style style:name="T186" style:family="text">
      <style:text-properties style:text-position="super 58%" fo:font-style="italic" style:font-style-asian="italic" style:font-style-complex="italic"/>
    </style:style>
    <style:style style:name="T187" style:family="text">
      <style:text-properties style:text-position="super 58%" fo:font-style="italic" officeooo:rsid="05617c96" style:font-style-asian="italic" style:font-style-complex="italic"/>
    </style:style>
    <style:style style:name="T188" style:family="text">
      <style:text-properties style:text-position="super 58%" fo:font-style="italic" officeooo:rsid="05684967" style:font-style-asian="italic" style:font-style-complex="italic"/>
    </style:style>
    <style:style style:name="T189" style:family="text">
      <style:text-properties style:text-position="super 58%" officeooo:rsid="05617c96"/>
    </style:style>
    <style:style style:name="T190" style:family="text">
      <style:text-properties style:text-position="super 58%" officeooo:rsid="05645bf9"/>
    </style:style>
    <style:style style:name="T191" style:family="text">
      <style:text-properties style:text-position="super 58%" officeooo:rsid="0566db2b"/>
    </style:style>
    <style:style style:name="T192" style:family="text">
      <style:text-properties style:text-position="super 58%" officeooo:rsid="056ebcc6"/>
    </style:style>
    <style:style style:name="T193" style:family="text">
      <style:text-properties style:text-position="super 58%" officeooo:rsid="0570155f"/>
    </style:style>
    <style:style style:name="T194" style:family="text">
      <style:text-properties style:text-position="super 58%" officeooo:rsid="0570f5e1"/>
    </style:style>
    <style:style style:name="T195" style:family="text">
      <style:text-properties style:text-position="super 58%" officeooo:rsid="05730419"/>
    </style:style>
    <style:style style:name="T196" style:family="text">
      <style:text-properties style:text-position="super 58%" officeooo:rsid="05747bea"/>
    </style:style>
    <style:style style:name="T197" style:family="text">
      <style:text-properties style:text-position="super 58%" officeooo:rsid="05763238"/>
    </style:style>
    <style:style style:name="T198" style:family="text">
      <style:text-properties style:text-position="super 58%" officeooo:rsid="0577dea9"/>
    </style:style>
    <style:style style:name="T199" style:family="text">
      <style:text-properties style:text-position="super 58%" officeooo:rsid="0577e1b5"/>
    </style:style>
    <style:style style:name="T200" style:family="text">
      <style:text-properties style:text-position="super 58%" officeooo:rsid="0579d752"/>
    </style:style>
    <style:style style:name="T201" style:family="text">
      <style:text-properties style:text-position="super 58%" officeooo:rsid="0579fe42"/>
    </style:style>
    <style:style style:name="T202" style:family="text">
      <style:text-properties style:text-position="super 58%" officeooo:rsid="057b5ec9"/>
    </style:style>
    <style:style style:name="T203" style:family="text">
      <style:text-properties style:text-position="super 58%" officeooo:rsid="057d77bb"/>
    </style:style>
    <style:style style:name="T204" style:family="text">
      <style:text-properties style:text-position="super 58%" officeooo:rsid="05829fd9"/>
    </style:style>
    <style:style style:name="T205" style:family="text">
      <style:text-properties officeooo:rsid="04c9a509"/>
    </style:style>
    <style:style style:name="T206" style:family="text">
      <style:text-properties officeooo:rsid="04cb73aa"/>
    </style:style>
    <style:style style:name="T207" style:family="text">
      <style:text-properties officeooo:rsid="04cc9b85"/>
    </style:style>
    <style:style style:name="T208" style:family="text">
      <style:text-properties fo:font-style="italic" style:font-style-asian="italic" style:font-style-complex="italic"/>
    </style:style>
    <style:style style:name="T209" style:family="text">
      <style:text-properties fo:font-style="italic" officeooo:rsid="04cc9b85" style:font-style-asian="italic" style:font-style-complex="italic"/>
    </style:style>
    <style:style style:name="T210" style:family="text">
      <style:text-properties fo:font-style="italic" officeooo:rsid="04d6364a" style:font-style-asian="italic" style:font-style-complex="italic"/>
    </style:style>
    <style:style style:name="T211" style:family="text">
      <style:text-properties fo:font-style="italic" officeooo:rsid="051289a9" style:font-style-asian="italic" style:font-style-complex="italic"/>
    </style:style>
    <style:style style:name="T212" style:family="text">
      <style:text-properties fo:font-style="italic" officeooo:rsid="0519cb47" style:font-style-asian="italic" style:font-style-complex="italic"/>
    </style:style>
    <style:style style:name="T213" style:family="text">
      <style:text-properties fo:font-style="italic" officeooo:rsid="05229e0e" style:font-style-asian="italic" style:font-style-complex="italic"/>
    </style:style>
    <style:style style:name="T214" style:family="text">
      <style:text-properties fo:font-style="italic" officeooo:rsid="0549a8fd" style:font-style-asian="italic" style:font-style-complex="italic"/>
    </style:style>
    <style:style style:name="T215" style:family="text">
      <style:text-properties fo:font-style="italic" officeooo:rsid="054e1932" style:font-style-asian="italic" style:font-style-complex="italic"/>
    </style:style>
    <style:style style:name="T216" style:family="text">
      <style:text-properties fo:font-style="italic" officeooo:rsid="05617c96" style:font-style-asian="italic" style:font-style-complex="italic"/>
    </style:style>
    <style:style style:name="T217" style:family="text">
      <style:text-properties fo:font-style="italic" officeooo:rsid="05684967" style:font-style-asian="italic" style:font-style-complex="italic"/>
    </style:style>
    <style:style style:name="T218" style:family="text">
      <style:text-properties fo:font-style="italic" officeooo:rsid="05685321" style:font-style-asian="italic" style:font-style-complex="italic"/>
    </style:style>
    <style:style style:name="T219" style:family="text">
      <style:text-properties fo:font-style="italic" officeooo:rsid="05645bf9" style:font-style-asian="italic" style:font-style-complex="italic"/>
    </style:style>
    <style:style style:name="T220" style:family="text">
      <style:text-properties fo:font-style="italic" officeooo:rsid="0569488c" style:font-style-asian="italic" style:font-style-complex="italic"/>
    </style:style>
    <style:style style:name="T221" style:family="text">
      <style:text-properties fo:font-style="italic" officeooo:rsid="056b47a9" style:font-style-asian="italic" style:font-style-complex="italic"/>
    </style:style>
    <style:style style:name="T222" style:family="text">
      <style:text-properties fo:font-style="italic" officeooo:rsid="056cbd94" style:font-style-asian="italic" style:font-style-complex="italic"/>
    </style:style>
    <style:style style:name="T223" style:family="text">
      <style:text-properties fo:font-style="italic" officeooo:rsid="057db732" style:font-style-asian="italic" style:font-style-complex="italic"/>
    </style:style>
    <style:style style:name="T224" style:family="text">
      <style:text-properties fo:font-style="italic" officeooo:rsid="057f71a0" style:font-style-asian="italic" style:font-style-complex="italic"/>
    </style:style>
    <style:style style:name="T225" style:family="text">
      <style:text-properties fo:font-style="italic" officeooo:rsid="05829fd9" style:font-style-asian="italic" style:font-style-complex="italic"/>
    </style:style>
    <style:style style:name="T226" style:family="text">
      <style:text-properties officeooo:rsid="04ccaae3"/>
    </style:style>
    <style:style style:name="T227" style:family="text">
      <style:text-properties officeooo:rsid="04d08112"/>
    </style:style>
    <style:style style:name="T228" style:family="text">
      <style:text-properties officeooo:rsid="04d1d0fa"/>
    </style:style>
    <style:style style:name="T229" style:family="text">
      <style:text-properties officeooo:rsid="04d24b16"/>
    </style:style>
    <style:style style:name="T230" style:family="text">
      <style:text-properties officeooo:rsid="04d350a3"/>
    </style:style>
    <style:style style:name="T231" style:family="text">
      <style:text-properties officeooo:rsid="04d35594"/>
    </style:style>
    <style:style style:name="T232" style:family="text">
      <style:text-properties officeooo:rsid="04d519be"/>
    </style:style>
    <style:style style:name="T233" style:family="text">
      <style:text-properties officeooo:rsid="04d6364a"/>
    </style:style>
    <style:style style:name="T234" style:family="text">
      <style:text-properties officeooo:rsid="04d65fd6"/>
    </style:style>
    <style:style style:name="T235" style:family="text">
      <style:text-properties officeooo:rsid="04d76090"/>
    </style:style>
    <style:style style:name="T236" style:family="text">
      <style:text-properties officeooo:rsid="04d8ec49"/>
    </style:style>
    <style:style style:name="T237" style:family="text">
      <style:text-properties officeooo:rsid="04dce8bb"/>
    </style:style>
    <style:style style:name="T238" style:family="text">
      <style:text-properties officeooo:rsid="04de9114"/>
    </style:style>
    <style:style style:name="T239" style:family="text">
      <style:text-properties officeooo:rsid="04e080ba"/>
    </style:style>
    <style:style style:name="T240" style:family="text">
      <style:text-properties officeooo:rsid="04e26415"/>
    </style:style>
    <style:style style:name="T241" style:family="text">
      <style:text-properties officeooo:rsid="04e36a6e"/>
    </style:style>
    <style:style style:name="T242" style:family="text">
      <style:text-properties officeooo:rsid="04e37368"/>
    </style:style>
    <style:style style:name="T243" style:family="text">
      <style:text-properties officeooo:rsid="04e42183"/>
    </style:style>
    <style:style style:name="T244" style:family="text">
      <style:text-properties officeooo:rsid="04e5e18f"/>
    </style:style>
    <style:style style:name="T245" style:family="text">
      <style:text-properties officeooo:rsid="04e65d55"/>
    </style:style>
    <style:style style:name="T246" style:family="text">
      <style:text-properties officeooo:rsid="04e81550"/>
    </style:style>
    <style:style style:name="T247" style:family="text">
      <style:text-properties officeooo:rsid="04e8e33c"/>
    </style:style>
    <style:style style:name="T248" style:family="text">
      <style:text-properties officeooo:rsid="04eaabfe"/>
    </style:style>
    <style:style style:name="T249" style:family="text">
      <style:text-properties officeooo:rsid="04ee4d17"/>
    </style:style>
    <style:style style:name="T250" style:family="text">
      <style:text-properties officeooo:rsid="04f008bb"/>
    </style:style>
    <style:style style:name="T251" style:family="text">
      <style:text-properties officeooo:rsid="04f1f546"/>
    </style:style>
    <style:style style:name="T252" style:family="text">
      <style:text-properties officeooo:rsid="04f2cff0"/>
    </style:style>
    <style:style style:name="T253" style:family="text">
      <style:text-properties officeooo:rsid="04f37ca3"/>
    </style:style>
    <style:style style:name="T254" style:family="text">
      <style:text-properties officeooo:rsid="04f4995d"/>
    </style:style>
    <style:style style:name="T255" style:family="text">
      <style:text-properties officeooo:rsid="04f64dc9"/>
    </style:style>
    <style:style style:name="T256" style:family="text">
      <style:text-properties officeooo:rsid="04f65001"/>
    </style:style>
    <style:style style:name="T257" style:family="text">
      <style:text-properties officeooo:rsid="04f89738"/>
    </style:style>
    <style:style style:name="T258" style:family="text">
      <style:text-properties officeooo:rsid="04fa57ac"/>
    </style:style>
    <style:style style:name="T259" style:family="text">
      <style:text-properties officeooo:rsid="04fadb56"/>
    </style:style>
    <style:style style:name="T260" style:family="text">
      <style:text-properties officeooo:rsid="04fd7647"/>
    </style:style>
    <style:style style:name="T261" style:family="text">
      <style:text-properties officeooo:rsid="04fdb251"/>
    </style:style>
    <style:style style:name="T262" style:family="text">
      <style:text-properties officeooo:rsid="04fe869c"/>
    </style:style>
    <style:style style:name="T263" style:family="text">
      <style:text-properties officeooo:rsid="04ff42ea"/>
    </style:style>
    <style:style style:name="T264" style:family="text">
      <style:text-properties officeooo:rsid="05009339"/>
    </style:style>
    <style:style style:name="T265" style:family="text">
      <style:text-properties officeooo:rsid="050242c7"/>
    </style:style>
    <style:style style:name="T266" style:family="text">
      <style:text-properties officeooo:rsid="0502e96b"/>
    </style:style>
    <style:style style:name="T267" style:family="text">
      <style:text-properties officeooo:rsid="050530cf"/>
    </style:style>
    <style:style style:name="T268" style:family="text">
      <style:text-properties officeooo:rsid="050706db"/>
    </style:style>
    <style:style style:name="T269" style:family="text">
      <style:text-properties officeooo:rsid="050751ad"/>
    </style:style>
    <style:style style:name="T270" style:family="text">
      <style:text-properties officeooo:rsid="05087c45"/>
    </style:style>
    <style:style style:name="T271" style:family="text">
      <style:text-properties officeooo:rsid="05088c5a"/>
    </style:style>
    <style:style style:name="T272" style:family="text">
      <style:text-properties officeooo:rsid="0508ca5b"/>
    </style:style>
    <style:style style:name="T273" style:family="text">
      <style:text-properties officeooo:rsid="050a07f5"/>
    </style:style>
    <style:style style:name="T274" style:family="text">
      <style:text-properties officeooo:rsid="050b412e"/>
    </style:style>
    <style:style style:name="T275" style:family="text">
      <style:text-properties officeooo:rsid="050bd500"/>
    </style:style>
    <style:style style:name="T276" style:family="text">
      <style:text-properties officeooo:rsid="050c1712"/>
    </style:style>
    <style:style style:name="T277" style:family="text">
      <style:text-properties officeooo:rsid="050da858"/>
    </style:style>
    <style:style style:name="T278" style:family="text">
      <style:text-properties officeooo:rsid="050dacf6"/>
    </style:style>
    <style:style style:name="T279" style:family="text">
      <style:text-properties officeooo:rsid="050eed33"/>
    </style:style>
    <style:style style:name="T280" style:family="text">
      <style:text-properties officeooo:rsid="05101ef6"/>
    </style:style>
    <style:style style:name="T281" style:family="text">
      <style:text-properties officeooo:rsid="0511a2f9"/>
    </style:style>
    <style:style style:name="T282" style:family="text">
      <style:text-properties officeooo:rsid="051289a9"/>
    </style:style>
    <style:style style:name="T283" style:family="text">
      <style:text-properties fo:font-style="normal" style:font-style-asian="normal" style:font-style-complex="normal"/>
    </style:style>
    <style:style style:name="T284" style:family="text">
      <style:text-properties fo:font-style="normal" officeooo:rsid="05829fd9" style:font-style-asian="normal" style:font-style-complex="normal"/>
    </style:style>
    <style:style style:name="T285" style:family="text">
      <style:text-properties fo:font-style="normal" officeooo:rsid="0582afaa" style:font-style-asian="normal" style:font-style-complex="normal"/>
    </style:style>
    <style:style style:name="T286" style:family="text">
      <style:text-properties fo:font-style="normal" officeooo:rsid="05848633" style:font-style-asian="normal" style:font-style-complex="normal"/>
    </style:style>
    <style:style style:name="T287" style:family="text">
      <style:text-properties fo:font-style="normal" officeooo:rsid="058620ae" style:font-style-asian="normal" style:font-style-complex="normal"/>
    </style:style>
    <style:style style:name="T288" style:family="text">
      <style:text-properties fo:font-style="normal" fo:font-weight="normal" style:font-style-asian="normal" style:font-weight-asian="normal" style:font-style-complex="normal" style:font-weight-complex="normal"/>
    </style:style>
    <style:style style:name="T289" style:family="text">
      <style:text-properties officeooo:rsid="05137a33"/>
    </style:style>
    <style:style style:name="T290" style:family="text">
      <style:text-properties officeooo:rsid="05148638"/>
    </style:style>
    <style:style style:name="T291" style:family="text">
      <style:text-properties officeooo:rsid="05155d7b"/>
    </style:style>
    <style:style style:name="T292" style:family="text">
      <style:text-properties officeooo:rsid="0515f1a5"/>
    </style:style>
    <style:style style:name="T293" style:family="text">
      <style:text-properties officeooo:rsid="0516ca94"/>
    </style:style>
    <style:style style:name="T294" style:family="text">
      <style:text-properties officeooo:rsid="0518c2de"/>
    </style:style>
    <style:style style:name="T295" style:family="text">
      <style:text-properties officeooo:rsid="0519cb47"/>
    </style:style>
    <style:style style:name="T296" style:family="text">
      <style:text-properties officeooo:rsid="051a46c9"/>
    </style:style>
    <style:style style:name="T297" style:family="text">
      <style:text-properties officeooo:rsid="051bc855"/>
    </style:style>
    <style:style style:name="T298" style:family="text">
      <style:text-properties officeooo:rsid="051d1650"/>
    </style:style>
    <style:style style:name="T299" style:family="text">
      <style:text-properties officeooo:rsid="051eb624"/>
    </style:style>
    <style:style style:name="T300" style:family="text">
      <style:text-properties officeooo:rsid="051f52d5"/>
    </style:style>
    <style:style style:name="T301" style:family="text">
      <style:text-properties officeooo:rsid="051fc975"/>
    </style:style>
    <style:style style:name="T302" style:family="text">
      <style:text-properties officeooo:rsid="0521106d"/>
    </style:style>
    <style:style style:name="T303" style:family="text">
      <style:text-properties officeooo:rsid="05229e0e"/>
    </style:style>
    <style:style style:name="T304" style:family="text">
      <style:text-properties officeooo:rsid="0522f3e1"/>
    </style:style>
    <style:style style:name="T305" style:family="text">
      <style:text-properties officeooo:rsid="05230605"/>
    </style:style>
    <style:style style:name="T306" style:family="text">
      <style:text-properties officeooo:rsid="0524c0c4"/>
    </style:style>
    <style:style style:name="T307" style:family="text">
      <style:text-properties officeooo:rsid="0524dfd1"/>
    </style:style>
    <style:style style:name="T308" style:family="text">
      <style:text-properties officeooo:rsid="0525fbf9"/>
    </style:style>
    <style:style style:name="T309" style:family="text">
      <style:text-properties officeooo:rsid="05274e96"/>
    </style:style>
    <style:style style:name="T310" style:family="text">
      <style:text-properties officeooo:rsid="05284e62"/>
    </style:style>
    <style:style style:name="T311" style:family="text">
      <style:text-properties officeooo:rsid="05298822"/>
    </style:style>
    <style:style style:name="T312" style:family="text">
      <style:text-properties officeooo:rsid="052ac245"/>
    </style:style>
    <style:style style:name="T313" style:family="text">
      <style:text-properties officeooo:rsid="052bd68a"/>
    </style:style>
    <style:style style:name="T314" style:family="text">
      <style:text-properties officeooo:rsid="052c322f"/>
    </style:style>
    <style:style style:name="T315" style:family="text">
      <style:text-properties officeooo:rsid="052eaa47"/>
    </style:style>
    <style:style style:name="T316" style:family="text">
      <style:text-properties officeooo:rsid="052fe6fd"/>
    </style:style>
    <style:style style:name="T317" style:family="text">
      <style:text-properties officeooo:rsid="0530538a"/>
    </style:style>
    <style:style style:name="T318" style:family="text">
      <style:text-properties officeooo:rsid="05330462"/>
    </style:style>
    <style:style style:name="T319" style:family="text">
      <style:text-properties officeooo:rsid="0533730e"/>
    </style:style>
    <style:style style:name="T320" style:family="text">
      <style:text-properties officeooo:rsid="0534b314"/>
    </style:style>
    <style:style style:name="T321" style:family="text">
      <style:text-properties officeooo:rsid="0535b9a3"/>
    </style:style>
    <style:style style:name="T322" style:family="text">
      <style:text-properties officeooo:rsid="0535e26c"/>
    </style:style>
    <style:style style:name="T323" style:family="text">
      <style:text-properties officeooo:rsid="0535f825"/>
    </style:style>
    <style:style style:name="T324" style:family="text">
      <style:text-properties officeooo:rsid="0537a320"/>
    </style:style>
    <style:style style:name="T325" style:family="text">
      <style:text-properties officeooo:rsid="05386fb7"/>
    </style:style>
    <style:style style:name="T326" style:family="text">
      <style:text-properties officeooo:rsid="053b2e36"/>
    </style:style>
    <style:style style:name="T327" style:family="text">
      <style:text-properties officeooo:rsid="053c6eaf"/>
    </style:style>
    <style:style style:name="T328" style:family="text">
      <style:text-properties officeooo:rsid="053e12d5"/>
    </style:style>
    <style:style style:name="T329" style:family="text">
      <style:text-properties officeooo:rsid="053f2c07"/>
    </style:style>
    <style:style style:name="T330" style:family="text">
      <style:text-properties officeooo:rsid="05409765"/>
    </style:style>
    <style:style style:name="T331" style:family="text">
      <style:text-properties officeooo:rsid="0540a7d1"/>
    </style:style>
    <style:style style:name="T332" style:family="text">
      <style:text-properties officeooo:rsid="05426ac2"/>
    </style:style>
    <style:style style:name="T333" style:family="text">
      <style:text-properties officeooo:rsid="054284de"/>
    </style:style>
    <style:style style:name="T334" style:family="text">
      <style:text-properties officeooo:rsid="05437482"/>
    </style:style>
    <style:style style:name="T335" style:family="text">
      <style:text-properties officeooo:rsid="0543ecd1"/>
    </style:style>
    <style:style style:name="T336" style:family="text">
      <style:text-properties officeooo:rsid="05450bf8"/>
    </style:style>
    <style:style style:name="T337" style:family="text">
      <style:text-properties officeooo:rsid="0545d995"/>
    </style:style>
    <style:style style:name="T338" style:family="text">
      <style:text-properties officeooo:rsid="05469cdc"/>
    </style:style>
    <style:style style:name="T339" style:family="text">
      <style:text-properties officeooo:rsid="0547523b"/>
    </style:style>
    <style:style style:name="T340" style:family="text">
      <style:text-properties officeooo:rsid="05486055"/>
    </style:style>
    <style:style style:name="T341" style:family="text">
      <style:text-properties officeooo:rsid="05486369"/>
    </style:style>
    <style:style style:name="T342" style:family="text">
      <style:text-properties officeooo:rsid="0549a8fd"/>
    </style:style>
    <style:style style:name="T343" style:family="text">
      <style:text-properties officeooo:rsid="054a1e8f"/>
    </style:style>
    <style:style style:name="T344" style:family="text">
      <style:text-properties officeooo:rsid="054ad7da"/>
    </style:style>
    <style:style style:name="T345" style:family="text">
      <style:text-properties officeooo:rsid="054c2074"/>
    </style:style>
    <style:style style:name="T346" style:family="text">
      <style:text-properties officeooo:rsid="054e1932"/>
    </style:style>
    <style:style style:name="T347" style:family="text">
      <style:text-properties officeooo:rsid="054f3cef"/>
    </style:style>
    <style:style style:name="T348" style:family="text">
      <style:text-properties officeooo:rsid="05513a5b"/>
    </style:style>
    <style:style style:name="T349" style:family="text">
      <style:text-properties officeooo:rsid="0551f403"/>
    </style:style>
    <style:style style:name="T350" style:family="text">
      <style:text-properties officeooo:rsid="0552ff32"/>
    </style:style>
    <style:style style:name="T351" style:family="text">
      <style:text-properties officeooo:rsid="0553dcb2"/>
    </style:style>
    <style:style style:name="T352" style:family="text">
      <style:text-properties officeooo:rsid="0555a5de"/>
    </style:style>
    <style:style style:name="T353" style:family="text">
      <style:text-properties officeooo:rsid="0557016a"/>
    </style:style>
    <style:style style:name="T354" style:family="text">
      <style:text-properties officeooo:rsid="05582fb1"/>
    </style:style>
    <style:style style:name="T355" style:family="text">
      <style:text-properties officeooo:rsid="0558df1e"/>
    </style:style>
    <style:style style:name="T356" style:family="text">
      <style:text-properties officeooo:rsid="055aa59f"/>
    </style:style>
    <style:style style:name="T357" style:family="text">
      <style:text-properties officeooo:rsid="055ca199"/>
    </style:style>
    <style:style style:name="T358" style:family="text">
      <style:text-properties officeooo:rsid="055cb01d"/>
    </style:style>
    <style:style style:name="T359" style:family="text">
      <style:text-properties officeooo:rsid="055e636b"/>
    </style:style>
    <style:style style:name="T360" style:family="text">
      <style:text-properties officeooo:rsid="055f0ea8"/>
    </style:style>
    <style:style style:name="T361" style:family="text">
      <style:text-properties officeooo:rsid="055ffa69"/>
    </style:style>
    <style:style style:name="T362" style:family="text">
      <style:text-properties officeooo:rsid="05617c96"/>
    </style:style>
    <style:style style:name="T363" style:family="text">
      <style:text-properties officeooo:rsid="05642096"/>
    </style:style>
    <style:style style:name="T364" style:family="text">
      <style:text-properties officeooo:rsid="05645bf9"/>
    </style:style>
    <style:style style:name="T365" style:family="text">
      <style:text-properties officeooo:rsid="0565d738"/>
    </style:style>
    <style:style style:name="T366" style:family="text">
      <style:text-properties officeooo:rsid="0566db2b"/>
    </style:style>
    <style:style style:name="T367" style:family="text">
      <style:text-properties officeooo:rsid="05684967"/>
    </style:style>
    <style:style style:name="T368" style:family="text">
      <style:text-properties officeooo:rsid="05685321"/>
    </style:style>
    <style:style style:name="T369" style:family="text">
      <style:text-properties officeooo:rsid="0569488c"/>
    </style:style>
    <style:style style:name="T370" style:family="text">
      <style:text-properties officeooo:rsid="056b47a9"/>
    </style:style>
    <style:style style:name="T371" style:family="text">
      <style:text-properties fo:font-weight="normal" style:font-weight-asian="normal" style:font-weight-complex="normal"/>
    </style:style>
    <style:style style:name="T372" style:family="text">
      <style:text-properties officeooo:rsid="056bec88"/>
    </style:style>
    <style:style style:name="T373" style:family="text">
      <style:text-properties officeooo:rsid="056cbd94"/>
    </style:style>
    <style:style style:name="T374" style:family="text">
      <style:text-properties officeooo:rsid="056ebcc6"/>
    </style:style>
    <style:style style:name="T375" style:family="text">
      <style:text-properties officeooo:rsid="0570155f"/>
    </style:style>
    <style:style style:name="T376" style:family="text">
      <style:text-properties officeooo:rsid="0570f5e1"/>
    </style:style>
    <style:style style:name="T377" style:family="text">
      <style:text-properties officeooo:rsid="05730419"/>
    </style:style>
    <style:style style:name="T378" style:family="text">
      <style:text-properties officeooo:rsid="05747bea"/>
    </style:style>
    <style:style style:name="T379" style:family="text">
      <style:text-properties officeooo:rsid="05763238"/>
    </style:style>
    <style:style style:name="T380" style:family="text">
      <style:text-properties officeooo:rsid="0577dea9"/>
    </style:style>
    <style:style style:name="T381" style:family="text">
      <style:text-properties officeooo:rsid="0577e1b5"/>
    </style:style>
    <style:style style:name="T382" style:family="text">
      <style:text-properties officeooo:rsid="0579a0d6"/>
    </style:style>
    <style:style style:name="T383" style:family="text">
      <style:text-properties officeooo:rsid="0579d752"/>
    </style:style>
    <style:style style:name="T384" style:family="text">
      <style:text-properties officeooo:rsid="0579fe42"/>
    </style:style>
    <style:style style:name="T385" style:family="text">
      <style:text-properties officeooo:rsid="057b5ec9"/>
    </style:style>
    <style:style style:name="T386" style:family="text">
      <style:text-properties officeooo:rsid="057ca4aa"/>
    </style:style>
    <style:style style:name="T387" style:family="text">
      <style:text-properties officeooo:rsid="057d77bb"/>
    </style:style>
    <style:style style:name="T388" style:family="text">
      <style:text-properties officeooo:rsid="057db732"/>
    </style:style>
    <style:style style:name="T389" style:family="text">
      <style:text-properties officeooo:rsid="057f71a0"/>
    </style:style>
    <style:style style:name="T390" style:family="text">
      <style:text-properties officeooo:rsid="058101e3"/>
    </style:style>
    <style:style style:name="T391" style:family="text">
      <style:text-properties officeooo:rsid="05818b83"/>
    </style:style>
    <style:style style:name="T392" style:family="text">
      <style:text-properties officeooo:rsid="05829fd9"/>
    </style:style>
    <style:style style:name="T393" style:family="text">
      <style:text-properties officeooo:rsid="05848633"/>
    </style:style>
    <style:style style:name="T394" style:family="text">
      <style:text-properties officeooo:rsid="05875fc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text:p>
      <text:p text:style-name="P2"><text:span text:style-name="T2"/></text:p>
      <text:p text:style-name="P2"><text:span text:style-name="T2"/></text:p>
      <text:p text:style-name="P2"><text:span text:style-name="T2"/></text:p>
      <text:p text:style-name="P3"><text:span text:style-name="T2"/></text:p>
      <text:p text:style-name="P3"><text:span text:style-name="T2"/></text:p>
      <text:p text:style-name="P3"><text:span text:style-name="T2"/></text:p>
      <text:p text:style-name="P3"><text:span text:style-name="T2"/></text:p>
      <text:p text:style-name="P3"><text:span text:style-name="T58">I</text:span><text:span text:style-name="T2"> </text:span><text:span text:style-name="T1">woke when Hannah got up to make coffee, drank that on the chair in the living room while playing Finch and Wordle. Hannah was doing a million things around the house, playing </text:span><text:span text:style-name="T49">Revolver</text:span><text:span text:style-name="T1"> on her phone. I suggested Wynn’s diner, and we drew up an order of operations for the day:</text:span></text:p>
      <text:p text:style-name="P3"><text:span text:style-name="T1"/></text:p>
      <text:p text:style-name="P18">1: Wynn’s Diner</text:p>
      <text:p text:style-name="P18">2: CVS for medication and printer ink</text:p>
      <text:p text:style-name="P19">3: Wells Fargo</text:p>
      <text:p text:style-name="P4"><text:span text:style-name="T3">4</text:span><text:span text:style-name="T1">: Post office to mail her mom a V-</text:span><text:span text:style-name="T3">D</text:span><text:span text:style-name="T1">ay gift.</text:span></text:p>
      <text:p text:style-name="P4"><text:span text:style-name="T3">5</text:span><text:span text:style-name="T1">: Pet store for cat food.</text:span></text:p>
      <text:p text:style-name="P4"><text:span text:style-name="T3">6</text:span><text:span text:style-name="T1">: Hike!</text:span></text:p>
      <text:p text:style-name="P4"><text:span text:style-name="T1"/></text:p>
      <text:p text:style-name="P5"><text:span text:style-name="T1">We got in the Camry, went down Florida, turned left at Patton and realized it made the most sense to </text:span><text:span text:style-name="T3">hit</text:span><text:span text:style-name="T1"> the bank first. We listened to </text:span><text:span text:style-name="T49">Let it Be</text:span><text:span text:style-name="T1"> on the way to Wynn’s, where </text:span><text:span text:style-name="T3">Hannah</text:span><text:span text:style-name="T1"> had never been. I </text:span><text:span text:style-name="T4">ate</text:span><text:span text:style-name="T1"> a sausage/egg/cheese sandwich w/ french fries.</text:span></text:p>
      <text:p text:style-name="P5"><text:span text:style-name="T1"><text:s text:c="3"/>We went to CVS, listened to </text:span><text:span text:style-name="T49">All My Friends</text:span><text:span text:style-name="T1"> on the way to the post office, drove to the Petco on Brevard, bought cat food, went toward Bent Creek. The Hard Times lot was full, so we doubled back to Rice Pinnacle, parked, started hiking. She kept announcing she was cranky, so we walked separately, but stopped to look for frogs and occasionnally wonder about directions.</text:span></text:p>
      <text:p text:style-name="P5"><text:span text:style-name="T1"><text:s text:c="3"/>We drove back to Downing, where I ate six grapes and procured a Starry from the fridge. She trimmed my mustache and I trimmed a bit more, then got in the car, drove to Meyers, parked on the street; one of Tony’s girls was occupying the driveway. I went inside, finished 2024 journal #3 and started 2025 journal #1.</text:span><text:span text:style-name="T60">311</text:span><text:span text:style-name="T1"> </text:span></text:p>
      <text:p text:style-name="P5"><text:soft-page-break/><text:span text:style-name="T1"><text:s text:c="3"/></text:span><text:span text:style-name="T5">I did quests on Axo and Hunder, ran through all my bank alts, did a princess run followed by ZF, then a Temple ST carry. Tokup killed hellboars and Hannah came over for a goodnight kiss.</text:span><text:span text:style-name="T61">903</text:span><text:span text:style-name="T5"> </text:span></text:p>
      <text:p text:style-name="P5"><text:span text:style-name="T5"><text:s text:c="3"/></text:span><text:span text:style-name="T6">She left and I logged </text:span><text:span text:style-name="T14">back in</text:span><text:span text:style-name="T6">. Having resolved to give up on the sword, I equipped a dagger/axe, leveled those around Tanaris. I </text:span><text:span text:style-name="T14">Zeribul</text:span><text:span text:style-name="T6">, joined his ZF group, finally won the sword. We finished the instance and I </text:span><text:span text:style-name="T14">got a</text:span><text:span text:style-name="T6"> crusader </text:span><text:span text:style-name="T14">enchant</text:span><text:span text:style-name="T6">, went and killed furbog, got the Winterspring flightpath.</text:span><text:span text:style-name="T62">105</text:span><text:span text:style-name="T7"> </text:span></text:p>
      <text:p text:style-name="P5"><text:span text:style-name="T7"/></text:p>
      <text:p text:style-name="P6"><text:span text:style-name="T7">I</text:span><text:span text:style-name="T1">I.VIII</text:span></text:p>
      <text:p text:style-name="P6"><text:span text:style-name="T1"/></text:p>
      <text:p text:style-name="P6"><text:span text:style-name="T1">I played Wordle (STEEP in five,) </text:span><text:span text:style-name="T8">popped on the kettle, turned on the coffee maker, grabbed a hop water out of the fridge.</text:span><text:span text:style-name="T63">759</text:span><text:span text:style-name="T8"> </text:span></text:p>
      <text:p text:style-name="P6"><text:span text:style-name="T8"><text:s text:c="3"/></text:span><text:span text:style-name="T9">Tokup killed mobs for his flask quest, ran Mara Princess, winning the ring. Kamaka started a Strat live, but when Hannah texted me after the third warlock death, I announced I had to split.</text:span><text:span text:style-name="T64">949</text:span><text:span text:style-name="T9"> </text:span></text:p>
      <text:p text:style-name="P6"><text:span text:style-name="T9"><text:s text:c="3"/></text:span><text:span text:style-name="T10">I got dressed, walked down to Downing, played Finch, drank coffee, did chess puzzles while Hannah read her comic book. We did crossword, read lines for her audition, talked about emotions, sat on the back stoop. I walked to Ingles for thingles (grapes, organic Halo, Cheez-It, bananas, sodium-free peas, one pack ramen,) popped into Bad Manners for a breakfast sammy.</text:span></text:p>
      <text:p text:style-name="P6"><text:span text:style-name="T10"><text:s text:c="3"/>They were sold out, so I got a double espresso, walked to Meyers, put my groceries away.</text:span><text:span text:style-name="T65">138</text:span><text:span text:style-name="T10"> </text:span><text:span text:style-name="T11">I went all over Azeroth turning in and acquiring quests, respecced to Fury, killed furbogs, joined a ZF group but got invited to watch a movie with Hannah, so I brushed my teeth.</text:span><text:span text:style-name="T66">803</text:span><text:span text:style-name="T11"> </text:span></text:p>
      <text:p text:style-name="P6"><text:span text:style-name="T11"><text:s text:c="3"/></text:span><text:span text:style-name="T12">I walked to Ingles while eating Cheez-It, bought grapes, hop water, sour worms, walked down to Downing, ate pizza, watched </text:span><text:span text:style-name="T50">Tampopo</text:span><text:span text:style-name="T12">, ate a few worms, told Hannah I was going to go home, reassured her everything was okay, walked up to Meyers, took off my bag and wrote.</text:span><text:span text:style-name="T67">1148</text:span><text:span text:style-name="T12"> </text:span></text:p>
      <text:p text:style-name="P6"><text:span text:style-name="T12"><text:s text:c="3"/></text:span><text:span text:style-name="T13">I was in-flight to Tanaris </text:span><text:span text:style-name="T14">when I logged in and got annoyed, so I</text:span><text:span text:style-name="T13"> ran to Un Goro, joined a ZF, got talked into running Mara, changed my mind, did ZF </text:span><text:soft-page-break/><text:span text:style-name="T13">instead, running and grabbing the mallet before Ghaz. I liked the oldschool style of the warrior and so said I would do Mara, </text:span><text:span text:style-name="T18">which was</text:span><text:span text:style-name="T13"> so slow. I hit 55 during the run but wiped the group on the croc because I pulled the boss without realizing </text:span><text:span text:style-name="T18">the</text:span><text:span text:style-name="T13"> group wasn’t behind me.</text:span></text:p>
      <text:p text:style-name="P6"><text:span text:style-name="T13"><text:s text:c="3"/>I hearthed to Org, checked my bank alts.</text:span><text:span text:style-name="T68">346</text:span><text:span text:style-name="T13"> </text:span></text:p>
      <text:p text:style-name="P6"><text:span text:style-name="T13"/></text:p>
      <text:p text:style-name="P7"><text:span text:style-name="T13">I</text:span><text:span text:style-name="T1">I.IX</text:span></text:p>
      <text:p text:style-name="P7"><text:span text:style-name="T1"/></text:p>
      <text:p text:style-name="P7"><text:span text:style-name="T1">I woke around nine, hopped straight onto WoW, flew to Splintertree, found the Azshara flight path, turned in a</text:span><text:span text:style-name="T18">n</text:span><text:span text:style-name="T1"> Un Goro </text:span><text:span text:style-name="T18">quest</text:span><text:span text:style-name="T1">, started dual wielding for no reason, loved it, killed furbog, hearthed, texted with Hannah, flew back to Felwood, redid my keybindings, killed more furbog, hearthed again.</text:span><text:span text:style-name="T60">1155</text:span><text:span text:style-name="T1"> </text:span></text:p>
      <text:p text:style-name="P7"><text:span text:style-name="T1"><text:s text:c="3"/></text:span><text:span text:style-name="T15">I laid in bed, played Wordle (BONUS in three,) took a bath, shaved, started brushing my teeth,</text:span><text:span text:style-name="T69">1240</text:span><text:span text:style-name="T15"> </text:span><text:span text:style-name="T16">walked to Hail Mary, running into Hannah along the way. She had a burger w/ carrots and I had a mortadello with fries. We went to Cloraphyll and I bought a jade pothos, said I would walk it home. I ran into Clay, Luke, Zaq, talked on the corner for ten minutes, walked to Meyers.</text:span><text:span text:style-name="T70">232</text:span><text:span text:style-name="T16"> </text:span></text:p>
      <text:p text:style-name="P7"><text:span text:style-name="T16"><text:s text:c="3"/></text:span><text:span text:style-name="T17">I killed furbogs mostly, then texted Hannah:</text:span></text:p>
      <text:p text:style-name="P7"><text:span text:style-name="T17"><text:s text:c="3"/>“</text:span><text:span text:style-name="T51">Did you find anything to get into? We could take a walk or something.</text:span><text:span text:style-name="T17">”</text:span></text:p>
      <text:p text:style-name="P7"><text:span text:style-name="T17"><text:s text:c="3"/>She said, “</text:span><text:span text:style-name="T51">I ended up diving into a nap! I was so tired. A walk is a good idea. Do you think if we start about 5 we’ll still have enough light?.</text:span><text:span text:style-name="T17">”</text:span></text:p>
      <text:p text:style-name="P7"><text:span text:style-name="T17"><text:s text:c="3"/>I said, “</text:span><text:span text:style-name="T51">I bet so!,</text:span><text:span text:style-name="T17">” brushed my teeth, stepped out of the house, followed the cat into Nina’s yard, had a nice chat with </text:span><text:span text:style-name="T18">them</text:span><text:span text:style-name="T17">, walked down to Downing. We walked to Battle Cat, where I ordered a latte, then popped over to the WALK, </text:span><text:span text:style-name="T18">watched</text:span><text:span text:style-name="T17"> the Super Bowl pre-kick show. I ate beef/vegetable soup and she had a salad with fries. We walked to </text:span><text:span text:style-name="T18">Downing</text:span><text:span text:style-name="T17">, watched the first two episodes of </text:span><text:span text:style-name="T51">Common Side Effects</text:span><text:span text:style-name="T17">, then </text:span><text:span text:style-name="T51">The Kingdom of Dreams and Madness.</text:span></text:p>
      <text:p text:style-name="P7"><text:span text:style-name="T51"><text:s text:c="3"/></text:span><text:span text:style-name="T17">We did two crosswords in bed, slept. </text:span><text:span text:style-name="T18">Hannah</text:span><text:span text:style-name="T17"> got up in the middle of the night to write a song.</text:span></text:p>
      <text:p text:style-name="P7"><text:span text:style-name="T17"/></text:p>
      <text:p text:style-name="P8"><text:span text:style-name="T1"/></text:p>
      <text:p text:style-name="P8"><text:soft-page-break/><text:span text:style-name="T1">II.X</text:span></text:p>
      <text:p text:style-name="P8"><text:span text:style-name="T1"/></text:p>
      <text:p text:style-name="P20">I woke to a text from Erica that read:</text:p>
      <text:p text:style-name="P8"><text:span text:style-name="T49"/></text:p>
      <text:p text:style-name="P45">I guess you might’ve seen it coming.</text:p>
      <text:p text:style-name="P45">I’m selling my house to rafael. He </text:p>
      <text:p text:style-name="P45">says rent will stay the same.</text:p>
      <text:p text:style-name="P45">I feel sad.</text:p>
      <text:p text:style-name="P8"><text:span text:style-name="T1"/></text:p>
      <text:p text:style-name="P8"><text:span text:style-name="T1"/></text:p>
      <text:p text:style-name="P8"><text:span text:style-name="T1"><text:s text:c="3"/>I played Wordle (GOODY in five,) cuddled with Hannah in the guest room, made coffee, made love, got dressed, talked to social services about food stamps, rode to Odd’s, ordered an Americano, walked to Meyers.</text:span><text:span text:style-name="T60">230</text:span></text:p>
      <text:p text:style-name="P8"><text:span text:style-name="T1"><text:s text:c="3"/></text:span><text:span text:style-name="T19">I killed Furbog until I was sick of it, then found two mages to help me with Summoning Shadra, ran to TM/UC to turn those quests in, got a portal to Org. I also got a text from Raphael, who asked for my email so he could send me a rental application.</text:span><text:span text:style-name="T71">509</text:span><text:span text:style-name="T20"> </text:span><text:span text:style-name="T21">I took a bath and made plain noodles,</text:span><text:span text:style-name="T72">552</text:span><text:span text:style-name="T21"> </text:span><text:span text:style-name="T22">killed a few furbog, hearthed, flossed, brushed,</text:span><text:span text:style-name="T73"> </text:span><text:span text:style-name="T23">got dressed,</text:span><text:span text:style-name="T74">636</text:span><text:span text:style-name="T23"> </text:span><text:span text:style-name="T24">organized bank alts.</text:span><text:span text:style-name="T75">643</text:span><text:span text:style-name="T24"> </text:span></text:p>
      <text:p text:style-name="P8"><text:span text:style-name="T49"><text:s text:c="3"/></text:span><text:span text:style-name="T25">I drove down to Downing, picked Hannah up, told her about the house saga, drove to Fairview Tavern, where Jason was hosting trivia. We came in third place, which paid for half our tab, chatted with Jason, drove back to Downing. I said I would stay the night at Meyers, kissed Hannah goodnight and drove.</text:span><text:span text:style-name="T76">958</text:span><text:span text:style-name="T25"> </text:span></text:p>
      <text:p text:style-name="P8"><text:span text:style-name="T25"><text:s text:c="3"/></text:span><text:span text:style-name="T26">I started flying to Felwood but joined a Mara group, which went very smoothly from Purple to princess. I took a dagger I won to Azshara and tried dual-wielding those, which was very fun, killing satyrs/farming felcloth. I hit 56, hearthed, trained, logged.</text:span><text:span text:style-name="T77">113</text:span><text:span text:style-name="T26"> </text:span></text:p>
      <text:p text:style-name="P8"><text:span text:style-name="T26"/></text:p>
      <text:p text:style-name="P9"><text:span text:style-name="T26">I</text:span><text:span text:style-name="T1">I.XI</text:span></text:p>
      <text:p text:style-name="P9"><text:span text:style-name="T1"/></text:p>
      <text:p text:style-name="P9"><text:span text:style-name="T1">I woke, played Wordle (SCORE in three,) heated water, turned on the coffeemaker, looked at my phone watched </text:span><text:span text:style-name="T49">5’7”</text:span><text:span text:style-name="T1">, made a cup of coffee.</text:span><text:span text:style-name="T60">1027</text:span><text:span text:style-name="T1"> </text:span><text:span text:style-name="T27">I went through bank alts, killed furbog on Tokup until I hit </text:span><text:soft-page-break/><text:span text:style-name="T27">neutral with Timbermaw, talked to Hannah on the phone, drank my coffee, disenchanted things on Kamaka, logged,</text:span><text:span text:style-name="T78">1202 </text:span><text:span text:style-name="T28">laid in bed, looked at my phone.</text:span><text:span text:style-name="T79">1237 </text:span></text:p>
      <text:p text:style-name="P9"><text:span text:style-name="T80"><text:s text:c="3"/></text:span><text:span text:style-name="T29">I poked around Timbermaw Hold, did one lap of the northern camp, laid in bed for a long time, ate a second banana and made a second cup of coffee.</text:span><text:span text:style-name="T81">305</text:span><text:span text:style-name="T29"> </text:span><text:span text:style-name="T30">I did a quest on Axo, a quest on Hunder, made Chamaka the shaman, did the first quests on him, switched to Tokup, flew to Felwood while looking at my phone, turned in all my Deadwod feathers, exited,</text:span><text:span text:style-name="T82">409</text:span><text:span text:style-name="T30"> </text:span><text:span text:style-name="T31">looked at my phone a lot more.</text:span><text:span text:style-name="T83">526</text:span><text:span text:style-name="T31"> </text:span></text:p>
      <text:p text:style-name="P10"><text:span text:style-name="T31"><text:s text:c="3"/></text:span><text:span text:style-name="T32">I logged into WoW but decided I should call Hannah. She said she had made spaghetti and asked if I wanted to come over, so I brushed my teeth, got dressed, drove down to Ingles for CheezIt, red grapes, hop water, arugula, clementines, went down to Downing. We watched the new episode of </text:span><text:span text:style-name="T52">Common Side Effects</text:span><text:span text:style-name="T32"> followed by the first three episodes of </text:span><text:span text:style-name="T52">White Lotus</text:span><text:span text:style-name="T32"> season one, then did a crossword in bed.</text:span></text:p>
      <text:p text:style-name="P21"><text:s text:c="3"/>I woke to a text at 2AM from Erica saying Rafael had given her 60 days to get her stuff out. My phone battery was at 2% and I had a hard time getting back to sleep.</text:p>
      <text:p text:style-name="P9"><text:span text:style-name="T32"/></text:p>
      <text:p text:style-name="P22">II.XII</text:p>
      <text:p text:style-name="P11"><text:span text:style-name="T1"/></text:p>
      <text:p text:style-name="P22">I woke upon hearing Hannah stir. She came to cuddled me and I told her I was worried about my living situation, but not about the 60 days. I checked my phone and saw that Erica had decided to back out of the sale, but my phone died before I could investigate the text thoroughly.</text:p>
      <text:p text:style-name="P11"><text:span text:style-name="T1"><text:s text:c="3"/>Hannah made coffee, which I drank on the couch while she got dressed. We cuddled for a moment and then went our separate ways. I drove up to Meyers, brought in my groceries, responded to Erica and wrote in my journal.</text:span><text:span text:style-name="T60">1100</text:span><text:span text:style-name="T1"> </text:span><text:span text:style-name="T33">I made mooncloth and killed Furbogs until Charlie arrived to play some chess.</text:span><text:span text:style-name="T84">1143</text:span><text:span text:style-name="T33"> </text:span></text:p>
      <text:p text:style-name="P11"><text:span text:style-name="T33"><text:s text:c="3"/></text:span><text:span text:style-name="T34">He won a close game over a cup of coffee and we talked about B-Sides as he left.</text:span><text:span text:style-name="T85">1251</text:span><text:span text:style-name="T34"> </text:span><text:span text:style-name="T35">I took a bath, shaved, talked with Tony about house stuff.</text:span><text:span text:style-name="T86">133</text:span><text:span text:style-name="T35"> </text:span><text:span text:style-name="T36">I killed Furbog until I was friendly with Timbermaw, got Tokup and Kamaka cultivating packets of seeds, </text:span><text:soft-page-break/><text:span text:style-name="T36">drank a cup of coffee.</text:span><text:span text:style-name="T87">428</text:span><text:span text:style-name="T36"> </text:span><text:span text:style-name="T37">I ran some errands on Tokup, got dressed,</text:span><text:span text:style-name="T88">520</text:span><text:span text:style-name="T37"> </text:span><text:span text:style-name="T38">drove down to Downing, picked up Hannah, drove to the Greagle. We said hello to Zaq, Laramie, Clay, Luke, Becca, ordered burgers, said hello to Vickie, Jane, Matt Drum, took our seats, said hey to Mitch &amp; Farah, watched Becca’s set. She started with </text:span><text:span text:style-name="T53">Tell Your Friends</text:span><text:span text:style-name="T38">.</text:span></text:p>
      <text:p text:style-name="P23"><text:s text:c="3"/>We left, drove downtown, parked in the garage, went to the Orange Peel, enjoyed an amazing two hours plus of music from Joy Oladakun, drove to Downing, looked at our phones on the couch, went to bed.</text:p>
      <text:p text:style-name="P11"><text:span text:style-name="T38"/></text:p>
      <text:p text:style-name="P24">II.XIII</text:p>
      <text:p text:style-name="P12"><text:span text:style-name="T1"/></text:p>
      <text:p text:style-name="P12"><text:span text:style-name="T1">I woke, looked at my phone, played Wordle (RUMBA in four,) cuddled with Hannah. </text:span><text:span text:style-name="T47">We</text:span><text:span text:style-name="T1"> went to Starbucks, used our gift cards. </text:span><text:span text:style-name="T47">I</text:span><text:span text:style-name="T1"> dropped her off, went to Ingles for bananas, ramen, coffee, peanut butter M&amp;Ms, drove to Meyers, went inside,</text:span><text:span text:style-name="T60">1030</text:span><text:span text:style-name="T39"> finished the Kahn quest, did some banking, loitered in Org, took a bath.</text:span><text:span text:style-name="T89">1237</text:span><text:span text:style-name="T39"> </text:span></text:p>
      <text:p text:style-name="P14"><text:span text:style-name="T39"><text:s text:c="3"/></text:span><text:span text:style-name="T1">I made Hannah’s valentine card, which read:</text:span></text:p>
      <text:p text:style-name="P13"><text:span text:style-name="T40"><text:s text:c="3"/>“</text:span><text:span text:style-name="T54">D</text:span><text:span text:style-name="T49">ear valentine,</text:span></text:p>
      <text:p text:style-name="P15"><text:span text:style-name="T55"/></text:p>
      <text:p text:style-name="P15"><text:span text:style-name="T59">B</text:span><text:span text:style-name="T55">eing able to spend our time together this way has brought such happiness and courage into my life: you by my side as we learn and grow. I know we will continue to show up for each other with focused love, </text:span><text:span text:style-name="T56">making</text:span><text:span text:style-name="T55"> us better prepared for </text:span><text:span text:style-name="T56">being</text:span><text:span text:style-name="T55"> in our community, passions, family, friends, careers.</text:span><text:span text:style-name="T1">”</text:span><text:span text:style-name="T90">150</text:span><text:span text:style-name="T40"> </text:span></text:p>
      <text:p text:style-name="P15"><text:span text:style-name="T40"/></text:p>
      <text:p text:style-name="P15"><text:span text:style-name="T40"><text:s text:c="3"/></text:span><text:span text:style-name="T41">Tokup ran DME, farmed in Azshara, hit 57, ran Strat Live, went back to Light’s Hope Chapel for the flightpath. Hunder joined Voyagers. Ross packed his bag, got dressed,</text:span><text:span text:style-name="T91">617</text:span><text:span text:style-name="T41"> </text:span><text:span text:style-name="T42">ate noodles, drove down to Downing, chatted with an excited Hannah, drove to FBRA, rehearsed with Shayne, Charlie, Juan </text:span><text:span text:style-name="T47">+</text:span><text:span text:style-name="T42"> a couple songs with Ashley. I drove back to Downing, ate rice, broccoli, peanut sauce, fixed the water filter, did a crossword in bed, slept.</text:span></text:p>
      <text:p text:style-name="P15"><text:span text:style-name="T42"/></text:p>
      <text:p text:style-name="P16"><text:soft-page-break/><text:span text:style-name="T1">II.XIV</text:span></text:p>
      <text:p text:style-name="P16"><text:span text:style-name="T1"/></text:p>
      <text:p text:style-name="P16"><text:span text:style-name="T1">I woke, busted Wordle (DITTY) due to a sloppy second guess, made coffee, did Finch, cuddled with Hannah, drove to Middlemont, heard that Tina was going to be very late, got gas from Brew Pump and Americano from Odd’s, plus a gluten-free chocolate chip cookie </text:span><text:span text:style-name="T48">for Hannah</text:span><text:span text:style-name="T1">. I rehearsed with Tina, Ryan, Melissa, drove up to Meyers, ate some grapes, peeled a banana,</text:span><text:span text:style-name="T60">108</text:span><text:span text:style-name="T1"> </text:span><text:span text:style-name="T43">grinded Tokup and checked bank alts.</text:span><text:span text:style-name="T92">243</text:span><text:span text:style-name="T43"> </text:span></text:p>
      <text:p text:style-name="P16"><text:span text:style-name="T43"><text:s text:c="3"/></text:span><text:span text:style-name="T44">I drove down to Downing, exchanged Valentine presents, hung on the couch, drove to One World West, loaded in/set up my drums. I told Hannah I was going to meet her at Hail Mary, but I was behind schedule, so she came and met me at the venue. We walked to the restaurant, enjoyed delicious burgers, walked back to the venue, did a crossword, chatted with Juan and Charlie.</text:span></text:p>
      <text:p text:style-name="P16"><text:span text:style-name="T44"><text:s text:c="3"/>We played a set that was interesting in the ways it usually is, ghosted Juan. I drove down to Downing, cuddled groggy Hannah in bed. I had the craziest dreams of being </text:span><text:span text:style-name="T48">i</text:span><text:span text:style-name="T44">mmersed in previews for a new </text:span><text:span text:style-name="T57">The Mask</text:span><text:span text:style-name="T44"> movie starring Ganamanon.</text:span></text:p>
      <text:p text:style-name="P16"><text:span text:style-name="T44"/></text:p>
      <text:p text:style-name="P25">II.XV</text:p>
      <text:p text:style-name="P17"><text:span text:style-name="T1"/></text:p>
      <text:p text:style-name="P17"><text:span text:style-name="T1">Woke when a mirror came crashing down, cuddled Hannah in the middle room, had more dreams, woke again when her alarm went off at 9:30, went to the big bed, checked my phone, dozed, cuddled Hannah, had a long lovemaking session, made coffee, drank it on the couch, gathered my belongings, said goodbye, drove up to Meyers, had a poop.</text:span><text:span text:style-name="T60">1222</text:span><text:span text:style-name="T1"> </text:span></text:p>
      <text:p text:style-name="P17"><text:span text:style-name="T1"><text:s text:c="3"/></text:span><text:span text:style-name="T45">I ran BRD, winning some legs, hopped into Tina’s car and drove us to the Fairfield Inn in Statesville, lounged in the lobby, took the elevator to 204, set up my computer,</text:span><text:span text:style-name="T93">450</text:span><text:span text:style-name="T45"> </text:span><text:span text:style-name="T46">got back in the car, </text:span><text:span text:style-name="T48">rode</text:span><text:span text:style-name="T46"> to the venue, loaded in, set up, ate snacks/pizza, checked sounds, grabbed a latte from Mountain Lake, played a fun set (if not slightly long.)</text:span></text:p>
      <text:p text:style-name="P17"><text:span text:style-name="T46"><text:s text:c="3"/>The gang was very slow to pack up, but we eventually got out of there; Martha and Tina had </text:span><text:soft-page-break/><text:span text:style-name="T46">been drinking wine, so, after packing up the car, I drove us back to the hotel, went to 204, called Hannah, talked while adjusting lighting and getting undressed.</text:span><text:span text:style-name="T94">1014</text:span><text:span text:style-name="T46"> </text:span></text:p>
      <text:p text:style-name="P26"><text:s text:c="3"/><text:span text:style-name="T95">I did two BRDs, which took til 4:30 in the morning, completing MC attunement, hitting level 58, winning a mainhand sword and two pairs of pants.</text:span></text:p>
      <text:p text:style-name="P26"/>
      <text:p text:style-name="P27">II.XVI</text:p>
      <text:p text:style-name="P27"/>
      <text:p text:style-name="P27">Woke close to nine after storms, made room coffee, dumped it out, got lobby coffee, dumped it out, went to an Ingles Starbucks, got grapes/Americano, drank in the car, played Wordle (SUAVE in five,) rode to exit 57, loaded in drums/computer, set up the Hog.<text:span text:style-name="T96">1121</text:span> </text:p>
      <text:p text:style-name="P27"><text:s text:c="3"/><text:span text:style-name="T205">I stood around Org, found nothing to do, took a long nap, woke up confused.</text:span><text:span text:style-name="T97">453</text:span><text:span text:style-name="T205"> </text:span><text:span text:style-name="T206">I drank coffee, finished some quests on Axo, hitting 13, set my hearth to the Sepulcher, loitered on other </text:span><text:span text:style-name="T292">toons</text:span><text:span text:style-name="T206">, talked to Hannah a couple times.</text:span><text:span text:style-name="T98">709</text:span></text:p>
      <text:p text:style-name="P27"><text:span text:style-name="T206"><text:s text:c="3"/></text:span><text:span text:style-name="T207">I drove down to Downing, waited for Hannah to arrive, put two pizzas in the oven and ate while watching </text:span><text:span text:style-name="T209">Kiki’s Delivery Service</text:span><text:span text:style-name="T207">, which was just the right movie for my mood. We cuddled a bit and went quickly to bed.</text:span></text:p>
      <text:p text:style-name="P27"/>
      <text:p text:style-name="P28">II.XVII</text:p>
      <text:p text:style-name="P28"/>
      <text:p text:style-name="P28">Woke when Hannah came to cuddle. She started making coffee/doing dishes. I made the bed, got dressed, drove to Ingles for citrus, ramen, peas, went into Bad Manners, ordered an Americano. Hannah texted while I was in line saying, “Emmylou wants to know how you are this morning.”</text:p>
      <text:p text:style-name="P28"><text:s text:c="3"/>I said, “I’m tired and cold but happy!,” drove to Meyers,<text:span text:style-name="T96">1141</text:span><text:span text:style-name="T226"> ran ST with Voyagers, BRD with Temple, turned in quests in Stonard, Kargath, Hinterlands,</text:span><text:span text:style-name="T99">404</text:span><text:span text:style-name="T226"> </text:span><text:span text:style-name="T227">edited, printed, pasted pages 4-7,</text:span><text:span text:style-name="T100">427</text:span><text:span text:style-name="T227"> </text:span><text:span text:style-name="T228">took a bath, flossed, talked to Hannah, brushed my teeth, leveled axes in Azshara.</text:span><text:span text:style-name="T101">535</text:span><text:span text:style-name="T228"> </text:span></text:p>
      <text:p text:style-name="P28"><text:s text:c="3"/><text:span text:style-name="T229">Hannah picked me up; we rode to South Slope, Well Played, and entered an Uno tournament, which was very fun, drinking a latte and eating a vegan egg </text:span><text:soft-page-break/><text:span text:style-name="T229">salad sandwich. We went back to Downing, cuddled on the couch, went to bed.</text:span></text:p>
      <text:p text:style-name="P28"/>
      <text:p text:style-name="P29">II.XVIII</text:p>
      <text:p text:style-name="P29"/>
      <text:p text:style-name="P29">Woke at seven, played Wordle, went back to sleep until Hannah came to cuddle at nine. She made coffees, which we drank on the couch while she read Tich Nacht Hahn. She made a couple calls, got dressed and eventually drove us to Odd’s, where I ordered a small Americano, walked briskly to Meyers.<text:span text:style-name="T96">1205</text:span> </text:p>
      <text:p text:style-name="P57"><text:s text:c="3"/><text:span text:style-name="T230">I ran Scholo, </text:span><text:span text:style-name="T231">winning T0 helm</text:span><text:span text:style-name="T230">, DMT, </text:span><text:span text:style-name="T231">winning a 2H sword</text:span><text:span text:style-name="T230">, joined another Scholo group which fell apart, ran another DMT, </text:span><text:span text:style-name="T231">hitting 59,</text:span><text:span text:style-name="T102">543</text:span><text:span text:style-name="T230"> </text:span><text:span text:style-name="T232">took a bath, laid in bed, looked at my phone,</text:span><text:span text:style-name="T103">621</text:span><text:span text:style-name="T233"> got dressed.</text:span></text:p>
      <text:p text:style-name="P57"><text:span text:style-name="T233"><text:s text:c="3"/>Hannah picked me up and drove us briefly down to Downing, </text:span><text:span text:style-name="T306">then</text:span><text:span text:style-name="T233"> Character Study, had the second ever Rejection </text:span><text:span text:style-name="T306">C</text:span><text:span text:style-name="T233">lub, where I read a bit of </text:span><text:span text:style-name="T210">On Quality</text:span><text:span text:style-name="T233"> and floated above people socializing. I drove us back down to Downing, and apparently we had a fight because Hannah </text:span><text:span text:style-name="T306">felt</text:span><text:span text:style-name="T233"> guilty about being social, and I got </text:span><text:span text:style-name="T306">a little </text:span><text:span text:style-name="T233">tired of reassuring her she was not a narcissist. </text:span></text:p>
      <text:p text:style-name="P29"><text:s text:c="3"/><text:span text:style-name="T233">We laid in bed while she cried, eventually slept.</text:span></text:p>
      <text:p text:style-name="P29"/>
      <text:p text:style-name="P30">II.XIX</text:p>
      <text:p text:style-name="P30"/>
      <text:p text:style-name="P30">I dreamt of flying all around Brooklyn, solving problems for friends like Cam Stack, Steve Okonski. I woke at seven, played Wordle (BALMY,) went to cuddle with Hannah, made coffees, drank them on the couch while she narrated her mind. After cuddling, I got dressed, walked in the snow to Ingles for citrus, grapes, CheezIt, ramen, peas, walked to Meyers.<text:span text:style-name="T96">1040</text:span> </text:p>
      <text:p text:style-name="P30"><text:s text:c="3"/><text:span text:style-name="T234">I grinded in WPL, ran DMW, UBRS, joined a BRD before the internet went haywire.</text:span><text:span text:style-name="T104">535</text:span><text:span text:style-name="T234"> </text:span><text:span text:style-name="T235">It stayed too laggy to play for several hours. Hannah called at ten, came over to cuddle for an hour. I logged back in, tanked LBRS with only spike</text:span><text:span text:style-name="T306">s</text:span><text:span text:style-name="T235"> of lag, ported to Org.</text:span><text:span text:style-name="T105">128</text:span><text:span text:style-name="T235"> </text:span></text:p>
      <text:p text:style-name="P30"><text:soft-page-break/><text:s text:c="3"/><text:span text:style-name="T236">Suddenly Erica’s Apple </text:span><text:span text:style-name="T307">Cinema D</text:span><text:span text:style-name="T236">isplay stopped working. I spent a while moving things around, diagnosing, decided to set up my old Acer monitor, had trouble remembering what cables to use, still couldn’t get it to turn on until after a reboot. I logged back into WoW to test, flirted with joining a Scholo group but decided to go to bed.</text:span><text:span text:style-name="T106">306</text:span><text:span text:style-name="T236"> </text:span></text:p>
      <text:p text:style-name="P30"><text:s text:c="3"/></text:p>
      <text:p text:style-name="P31">II.XX</text:p>
      <text:p text:style-name="P31"/>
      <text:p text:style-name="P31">I woke, turned on the coffee maker,<text:span text:style-name="T96">923</text:span><text:span text:style-name="T237"> grinded in WPL, hearthed, checked bank alts, turned in a Feralas quest, flew to Org, enchanted a weapon for Krix, went to WPL, grinded some more, hearthed, ran UBRS, hitting level 60, winning Draconian Deflector, Rend’s Eyepatch and some leather hit legs.</text:span><text:span text:style-name="T107">226</text:span><text:span text:style-name="T237"> </text:span></text:p>
      <text:p text:style-name="P31"><text:s text:c="3"/><text:span text:style-name="T238">I was very cold, laid under the covers, got some grapes, started a bath,</text:span><text:span text:style-name="T108">302</text:span><text:span text:style-name="T238"> </text:span><text:span text:style-name="T239">one of the hottest I’ve ever taken; I immediately started putting on my outer layers,</text:span><text:span text:style-name="T109">343</text:span><text:span text:style-name="T239"> </text:span><text:span text:style-name="T240">put things from all my toons on the auction house,</text:span><text:span text:style-name="T110">430</text:span><text:span text:style-name="T241"> got dressed, made another coffee.</text:span><text:span text:style-name="T111">509</text:span><text:span text:style-name="T241"> </text:span></text:p>
      <text:p text:style-name="P31"><text:s text:c="3"/><text:span text:style-name="T242">I drove to the WALK, sat in my car a few minutes, went inside, sat at a booth, ordered a Coke. Hannah </text:span><text:span text:style-name="T307">arrived</text:span><text:span text:style-name="T242"> and we ordered food, me a burger and she tacos. Evan Martin walked in, ordered a Pisgah Pale. Hannah and I ate, then him. I hit the head while Evan walked over to Harvest, then walked with Hannah. Steve played an amazing show with most of my friends present, many of whom I hadn’t seen in a long time, all agreeing that winter sucked.</text:span></text:p>
      <text:p text:style-name="P31"><text:s text:c="3"/><text:span text:style-name="T242">I drove to my house, grabbed my computer, drove down to Downing, decided to make an Ingles run, bought grapes, hop water, bananas, went back to Hannah’s, got undressed, hung with her on the couch, got in bed.</text:span></text:p>
      <text:p text:style-name="P31"/>
      <text:p text:style-name="P32">II.XXI</text:p>
      <text:p text:style-name="P32"/>
      <text:p text:style-name="P32">Woke when my alarm went off at seven, made coffee, ate grapes, sat on the couch, kissed Hannah goodbye, set up the Downing battle station.<text:span text:style-name="T96">753</text:span> </text:p>
      <text:p text:style-name="P33"><text:s text:c="3"/><text:span text:style-name="T243">I ran Strat Undead with Samples, BRD arena runs with Krix, LBRS with Wheaty, BRD with Wheaty, ran </text:span><text:soft-page-break/><text:span text:style-name="T243">around turning in quests, bought Tokup’s epic mount, stood outside AQ20, didn’t make the cut, ran BWL with KBN, came away empty-handed, ran UBRS with Temple, won </text:span><text:span text:style-name="T308">Truestrike</text:span><text:span text:style-name="T243"> sholders and a great sword + acquired </text:span><text:span text:style-name="T308">R</text:span><text:span text:style-name="T243">end head, did my first arcanite transmute and am probably forgetting a dungeon or two.</text:span><text:span text:style-name="T112">204</text:span><text:span text:style-name="T243"> </text:span></text:p>
      <text:p text:style-name="P33"/>
      <text:p text:style-name="P40">II.XXII</text:p>
      <text:p text:style-name="P33"/>
      <text:p text:style-name="P33"><text:span text:style-name="T244">I slept soundly, dreaming of collecting ores from the guild, woke </text:span><text:span text:style-name="T245">at nine, did the dishes, filled up the kettle.</text:span><text:span text:style-name="T113">912</text:span><text:span text:style-name="T245"> </text:span><text:span text:style-name="T246">I loitered around Org trying to sell things until, as I was logging off, someone wanted to buy 5x mooncloth. We haggled t</text:span><text:span text:style-name="T308">o</text:span><text:span text:style-name="T246">l 210</text:span><text:span text:style-name="T308">g</text:span><text:span text:style-name="T246">, which got me three arcane crystals and all the thorium bars I would need for Lionheart </text:span><text:span text:style-name="T308">H</text:span><text:span text:style-name="T246">elm.</text:span><text:span text:style-name="T114">1128</text:span><text:span text:style-name="T246"> </text:span></text:p>
      <text:p text:style-name="P33"><text:s text:c="3"/><text:span text:style-name="T247">I packed up the battle station, clothes, etc., drove to Meyers, reshuffled drums, turned on the coffee maker, attached my new license plate, put the registration in the glove compartment, took out the trash/recycling, ate some leftover grapes, set up the Meyers battle station with slightly improved cable management,</text:span><text:span text:style-name="T115">1235 </text:span><text:span text:style-name="T248">checked all my bank alts,</text:span><text:span text:style-name="T117"> </text:span><text:span text:style-name="T249">flossed, brushed, trimmed, made coffee.</text:span><text:span text:style-name="T117">116</text:span><text:span text:style-name="T116"> </text:span></text:p>
      <text:p text:style-name="P33"><text:span text:style-name="T248"><text:s text:c="3"/></text:span><text:span text:style-name="T250">I drove downtown, parked at the LaZoom Room, walked across the street to Mamacita’s, ordered a steak burrito + chips/salsa/Coke, ate outside, walked to High Five, ordered an Americano, started walking back, ran into Bob &amp; Beth; “Ross, Ross!” Beth screamed from behind me. I chatted with them, loaded my drums slowly onto the bus, played a frustrating set to some bored midwestern Yuker players.</text:span></text:p>
      <text:p text:style-name="P33"><text:s text:c="3"/><text:span text:style-name="T250">I had an Athletic at Highland with Charlie and Ryan. We drove through a totally destroyed Biltmore Village playing downer tunes, then had another Athletic at New Belgium, chatted with Cam, talked </text:span><text:span text:style-name="T308">with Ryan &amp; Charlie </text:span><text:span text:style-name="T250">about the genius of Eminem/Dave Chappelle. We shot Charlie down when he tried to lump in Musk, got on the bus, played back downtown. I packed my drums hurredly, took a pee, got in the car, drove to Meyers, parked on the street.</text:span><text:span text:style-name="T118">717</text:span><text:span text:style-name="T250"> </text:span></text:p>
      <text:p text:style-name="P33"><text:soft-page-break/><text:s text:c="3"/><text:span text:style-name="T251">I did some alt banking, bought blue sapphires, arcane crystals, joined a Temple BWL on Kamaka, won nothing but had fun. I hurried down to Hannah’s house after that, where we cuddled on the couch, slept.</text:span></text:p>
      <text:p text:style-name="P33"/>
      <text:p text:style-name="P34">II.XXIII</text:p>
      <text:p text:style-name="P34"/>
      <text:p text:style-name="P34">Woke at 9:30, played Wordle (OTTER in five,) made coffee, brushed my teeth, made love. We went to Meyers, grabbed my stack of gift cards, drove to Biscuit Head, ate in the sunny spot, sat around for a while; Hannah was filibustering. We went out to the car when the restaurant got busy and I had a ticket. She asked if we could go to the plant store, but I didn’t seem that enthused, so we made plans to hang out for dinner. I dropped her off and drove to Meyers.<text:span text:style-name="T96">140</text:span> </text:p>
      <text:p text:style-name="P34"><text:s text:c="3"/><text:span text:style-name="T252">I helped Shankz farm some bugs, tanked some of a Scholo run, did ZF, winning both melee rings, a cloak and two set tokens, had Daisy help me transmute a bar and did some alt banking,</text:span><text:span text:style-name="T119">626</text:span><text:span text:style-name="T252"> </text:span><text:span text:style-name="T253">took a bath.</text:span><text:span text:style-name="T120">708</text:span><text:span text:style-name="T253"> </text:span><text:span text:style-name="T254">I ran to Undercity, trained polearms, hearthed, ran back to Undercity, flew to Taren Mill, ran to Scholo, realized I was in the wrong spot, ran through WPL, turned in the deeds quest, zepped back to Org, did cooking on Kamaka.</text:span><text:span text:style-name="T121">829</text:span><text:span text:style-name="T254"> </text:span></text:p>
      <text:p text:style-name="P34"><text:s text:c="3"/><text:span text:style-name="T255">I drove down to Downing, ate chilli w/ baked potatoes, watched part of Waiting for Guffman, then Totoro, went to sleep.</text:span></text:p>
      <text:p text:style-name="P34"/>
      <text:p text:style-name="P35">II.XXIV</text:p>
      <text:p text:style-name="P35"/>
      <text:p text:style-name="P35">Woke at 7:30, made coffee, played Wordle, drank coffee on the couch, got dressed, drove Hannah to Boone, bought clementines at Walmart, sat in the car for an hour at Watauga, headed towards Mast General, sat in stopped traffic, had to turn the car around, waited at their offices for 90 mins while eating a box of Cheez-It. We drove to the Peddalin’ Pig, ate BBQ, drove to Downing. I dropped her off, drove to Meyers, cleaned out my car.<text:span text:style-name="T96">543</text:span> </text:p>
      <text:p text:style-name="P35"><text:soft-page-break/><text:s text:c="3"/><text:span text:style-name="T256">I loitered around Org for hours, watched the end of the AQ40 stream, bought seven arcane crystals from Lottiedottie, got all of my transmutes, ran Strat Live with Zokra, had Rax</text:span><text:span text:style-name="T309">th</text:span><text:span text:style-name="T256">ar make Lionheart helm, ran MC with Pughouse, winning </text:span><text:span text:style-name="T309">Brutality Blade</text:span><text:span text:style-name="T256"> and T1 breastplate.</text:span><text:span text:style-name="T122">130</text:span></text:p>
      <text:p text:style-name="P41"><text:s text:c="3"/></text:p>
      <text:p text:style-name="P36">II.XXV</text:p>
      <text:p text:style-name="P36"/>
      <text:p text:style-name="P36">I woke at Eight, played Wordle (DRYER in four,) fell back asleep until Hannah texted me at ten. I got up, <text:span text:style-name="T309">swapped</text:span> my blood orange hoodie for my green one, grabbed my bag and walked to Ingles, bought Charleston coffee, walked down to Downing, made two cups, sat on the stoop with Hannah and had great talks.</text:p>
      <text:p text:style-name="P36"><text:s text:c="3"/>She drove us to Taco Billy, where she was meating Lizzie to talk about marketing. I walked to the bank, deposited my LaZoom cheque, walked to High Five, ordered a drip, sat in the park, walked to Bee Thai, ordered pineapple fried rice, went over MC soft reserve items, pooped, walked back west.</text:p>
      <text:p text:style-name="P36"><text:s text:c="3"/>Hannah’s car was still at Taco Billy, so I walked in, gave her a head kiss, continued to Battle Cat, ordered a latte, walked to Meyers, kicked off my shoes, put a can of Coke in the fridge,<text:span text:style-name="T96">408</text:span> <text:span text:style-name="T257">painfully farmed two blood of heroes from all over EPL, finding a lot of herbs in the process.</text:span><text:span text:style-name="T123">625</text:span><text:span text:style-name="T257"> </text:span></text:p>
      <text:p text:style-name="P36"><text:s text:c="3"/><text:span text:style-name="T258">I took a bath, shaved,</text:span><text:span text:style-name="T124">648</text:span><text:span text:style-name="T258"> </text:span><text:span text:style-name="T259">turned in a libram to DM lib for </text:span><text:span text:style-name="T309">1% haste </text:span><text:span text:style-name="T259">head enchant, flew to BRM, raided MC with KBN, won Striker’s Mark/T1 legs, ran a LBRS with them too.</text:span><text:span text:style-name="T125">1246</text:span><text:span text:style-name="T259"> </text:span></text:p>
      <text:p text:style-name="P36"/>
      <text:p text:style-name="P37">II.XXXVI</text:p>
      <text:p text:style-name="P37"/>
      <text:p text:style-name="P37">I woke,<text:span text:style-name="T96">743</text:span> <text:span text:style-name="T260">turned in the worg pup quest, went back to bed, dozed, played Wordle (AWARD in four,) talked to Hannah on the phone, got dressed,</text:span><text:span text:style-name="T126">943</text:span><text:span text:style-name="T260"> </text:span><text:span text:style-name="T261">walked down to Downing, drank a coffee, walked back south, talking to Taylor with the clean shave/headphones, who had seen me at the Off Book show. I walked to Meyers and kicked off my flops,</text:span><text:span text:style-name="T127">1124</text:span><text:span text:style-name="T261"> </text:span><text:span text:style-name="T262">tanked the most painful LBRS ever.</text:span><text:span text:style-name="T128">211</text:span><text:span text:style-name="T262"> </text:span></text:p>
      <text:p text:style-name="P37"><text:soft-page-break/><text:s text:c="3"/><text:span text:style-name="T263">I walked to Jalisco, ordered a Starry, greeted Hannah, ordered food, ate, paid. We walked to Izzy’s, had free coffees thanks to dicy internet, walked back to the Space Bug, rode to Sand Hill. Hannah was off to book club. I asked her what her plans were for </text:span><text:span text:style-name="T312">later</text:span><text:span text:style-name="T263"> and she said she was going to try to hang out with Liz, but would I want to come over and watch a movie if not?</text:span></text:p>
      <text:p text:style-name="P37"><text:s text:c="3"/><text:span text:style-name="T263">I realized I didn’t want to be a backup plan and said we should just hang out in the morning, which she understood. I walked to Malvern Hills, sat in the park, felt kinda bad about setting that boundary. I enjoyed the sunshine, walked to Middlemont, had a bit of a drag rehearsal with Tina etc., walked to Meyers, took a can of Coke out of the fridge.</text:span><text:span text:style-name="T129">739</text:span><text:span text:style-name="T263"> </text:span></text:p>
      <text:p text:style-name="P36"><text:s text:c="3"/><text:span text:style-name="T264">I flew to Silithus, ran AQ20, winning some cool Fury pants and the higher battle shout rank, went to bed.</text:span></text:p>
      <text:p text:style-name="P36"/>
      <text:p text:style-name="P38">II.XXVII</text:p>
      <text:p text:style-name="P38"/>
      <text:p text:style-name="P38">Woke, played chess and Wordle (LODGE in five,) looked at my phone for a long time, including lots of Facebook.<text:span text:style-name="T96">1013</text:span> <text:span text:style-name="T265">I went down to Downing, made coffee for Hannah and I, drank it on the stoop, laid on the couch.</text:span></text:p>
      <text:p text:style-name="P38"><text:s text:c="3"/><text:span text:style-name="T265">We got ready to leave for a walk to Odd’s, but Ryan from Mast General called and eventually offered Hannah the job. We walked to the Hop, got free ice cream for Community Day, went to Odd’s, ordered coffees, looked at the Mountain Express. I said I would see her after improv class around 10:30, walked out and to Meyers.</text:span><text:span text:style-name="T130">216</text:span><text:span text:style-name="T265"> </text:span></text:p>
      <text:p text:style-name="P38"><text:s text:c="3"/><text:span text:style-name="T266">Kamaka &amp; Krix did ten BRD arena runs. Then Tokup did a full BRD with Invisigirl. There was a quick UBRS after that, mostly LtD. I ordered Dominos, found someone to buy Rend head for 2K, ran ZG with LtD, bought arcane crystals, found transmutes, walked down to Hannah’s and scared her by taking 20 minutes longer than I said I would. We watched Common Side Effects, an episode of the Great Pottery Throw Down, went to bed.</text:span></text:p>
      <text:p text:style-name="P39"><text:soft-page-break/>II.XXVIII</text:p>
      <text:p text:style-name="P39"/>
      <text:p text:style-name="P39">Woke, played Wordle (FUZZY in five,) drank coffee, ate grapes, brushed teeth, made love, got dressed, rode to Odd’s, ordered Americano, kissed Hannah goodbye, walked to Meyers.<text:span text:style-name="T96">1237</text:span> <text:span text:style-name="T267">I did arenas with Krix, found Rexxar, had Eury craft Titanic leggings, ran UBRS for eyeballs, found the dragon in Dustwallow.</text:span><text:span text:style-name="T131">557</text:span></text:p>
      <text:p text:style-name="P39"><text:span text:style-name="T131"/></text:p>
      <text:p text:style-name="P46">I left the house in time to get food, drove past Hail Mary, but didn’t see anywhere to park. I got on 26, took the exit for New Stock Rd., decided on the Ingles hot bar, realized it was too old an Ingles, drove to the Wag Bar, greeted by a bunch of dogs.</text:p>
      <text:p text:style-name="P46"><text:s text:c="3"/>I ordered burger sliders with rice and a Heinekin Zero, drove to Eda’s Hideaway, loaded in, set up, ate. We had a very laborious sound check; Tina &amp; Melissa didn’t like something about the sound but couldn’t put their fingers on <text:span text:style-name="T314">what</text:span>.</text:p>
      <text:p text:style-name="P46"><text:s text:c="3"/>We dug in for a very fun set to a full room, took a long break, played another, packed up, headed out. I laid in bed w/ Hannah and soon fell asleep.</text:p>
      <text:p text:style-name="P46"/>
      <text:p text:style-name="P46">III.I</text:p>
      <text:p text:style-name="P46"/>
      <text:p text:style-name="P46">Woke at eight, made coffee, laid around while Hannah slowly packed. We left around 11, stopped at the Chick-Fil-A parking lot. She said, “Would you ever be able to tell me if you were annoyed with me?” and I admitted I was because of how long it took to leave.</text:p>
      <text:p text:style-name="P46"><text:s text:c="3"/>The drive was full of talking and crying after that. We arrived in Columbia and Hannah hung w/ Rachel while she cooked. The latter three of us geared up for a walk. Hannah suggested at the last minute that I go to Drip.</text:p>
      <text:p text:style-name="P46"><text:s text:c="3"/>I walked down, ordered a latte, walked back. We drove to Ban Swaan, sat at the bar, had great food + conversation, came away with a couple books and a tactical cowbell. We went to Goats for desert, ate cake, listened to Bjork. John &amp; Rachel were gone when we arrived. I went straight to bed——9PM.</text:p>
      <text:p text:style-name="P46"/>
      <text:p text:style-name="P46"><text:soft-page-break/>III.II</text:p>
      <text:p text:style-name="P46"/>
      <text:p text:style-name="P46">Woke, walked to brunch at Julia &amp; Dan’s, back to John &amp; Rachel’s, got in the car, drove south, stopping at the Swimming Mermaid, Wendy’s, Starbuck’s, listening to a murder mystery. We arrived in ominious Ormond Beach, carried in our things, laid in bed a little until Hannah went to do her forced writing time.<text:span text:style-name="T96">926</text:span></text:p>
      <text:p text:style-name="P46"/>
      <text:p text:style-name="P42">III.I<text:span text:style-name="T268">II</text:span></text:p>
      <text:p text:style-name="P42"/>
      <text:p text:style-name="P42">Woke, went to Publix, visited the beach for a second, went back to the house. Hannah told me she felt like a manager had been looking at us as if I was homeless and gonna shoplift, which upset me because I felt like she was embarassed to be seen with me. We had a long talk about that on the couch w/ some crying. </text:p>
      <text:p text:style-name="P42"><text:s text:c="3"/>I eventually walked down to Granada Street, getting some more funny looks, went to Cafe Con Leche for a cafe con leche, drank it on the patio, walked across the street to Starbucks, used the restroom, ordered a cortado. Hannah met me somewhere on Halifax and we walked back to the house together. <text:span text:style-name="T268">I think this is when we went to see Grandpap, where we looked at photos, searched for her TV remote.</text:span></text:p>
      <text:p text:style-name="P42"><text:s text:c="3"/><text:span text:style-name="T268">We went back to the house and they made spaghetti while I took a bath. We ate, played Azul and 14. I was starting to feel really bad, had a headache and thought I might throw up, went to bed.</text:span></text:p>
      <text:p text:style-name="P42"/>
      <text:p text:style-name="P43">III.IV</text:p>
      <text:p text:style-name="P43"/>
      <text:p text:style-name="P43">Woke, drank OJ/coffee, went to the beach for a long time, went back to the house, napped, went to Ace, bought mulch and a universal remote, weeded, spread mulch. I took a bath, folded clothes and scrolled while Hannah took a nap. We drove to the Greek restaurant, ate with Grandpap, took her back to the home, watched Jeopardy!, went back to the house, played 14 then Azul.</text:p>
      <text:p text:style-name="P43"/>
      <text:p text:style-name="P43"><text:soft-page-break/>III.V</text:p>
      <text:p text:style-name="P43"/>
      <text:p text:style-name="P43">Woke, drank OJ, packed, drank coffee, got on the road, stopping at Buc-ee’s for gas/grapes. Hannah got coffee and electrolites. Our next stop was Five Guys. We then made it to the Swimming Mermaid but saw no cats. Hannah took over driving, made it to a Sonic for ice cream, then a Dunkin so I could get coffee and take over driving. I took us up the mountain, helped her unload her car, drove to Meyers.</text:p>
      <text:p text:style-name="P43"><text:s text:c="3"/>I broke my phone, ordered Dominos, ran AQ20 with KBN, winning the Manslayer + a tanking belt. I ordered a new phone with my Walmart gift card, <text:span text:style-name="T269">flew to Silithus, turned in a quest for a decent one-hander, </text:span>did a quick DMT with Temple and slept peacefully without my phone.</text:p>
      <text:p text:style-name="P43"/>
      <text:p text:style-name="P43">III.V</text:p>
      <text:p text:style-name="P43"/>
      <text:p text:style-name="P43">I woke, found two blood of heroes very easily, hearthed, mailed mats from bank alts, went back to sleep, woke again, went to Dire Maul, enchanted 1% attack speed to my Titanic Leggings, hearthed, <text:span text:style-name="T269">flew to ZG island, turned in a quest for a decent belt, joined a group for Test of Skulls but quickly decided I needed to focus on real life.</text:span></text:p>
      <text:p text:style-name="P43"><text:s text:c="3"/><text:span text:style-name="T269">I took a bath, shaved, started getting dressed, cleaned my sink, made coffee, finished getting dressed, made another coffee, drove to UJ, drank a Trail Pass while waiting for Hannah, ate a turkey pita w/ tots, walked around the market with her so she could buy chocolate, walked her to her car, kissed. I walked to my car, drove to Meyers transcribed some journal entries and then wrote new ones.</text:span><text:span text:style-name="T132">155</text:span><text:span text:style-name="T269"> </text:span></text:p>
      <text:p text:style-name="P43"><text:s text:c="3"/><text:span text:style-name="T270">I ran a somewhat sloggy but fun BRD that lasted 10 minutes past my hard out.</text:span><text:span text:style-name="T133">416</text:span><text:span text:style-name="T270"> </text:span><text:span text:style-name="T271">I got in the car, drove to the Purple Onion, loaded in, helped Charlie, checked </text:span><text:span text:style-name="T315">sounds </text:span><text:span text:style-name="T271">with h</text:span><text:span text:style-name="T315">im</text:span><text:span text:style-name="T271"> and Dulci. We ordered food as Ryan and Melissa were arriving, hung out, ate in the Grotto, played a janky set. Matt Drum asked if I was going to be at the April 10</text:span><text:span text:style-name="T134">th</text:span><text:span text:style-name="T271"> </text:span><text:soft-page-break/><text:span text:style-name="T271">Ever-Expanding Eulogy show, which I knew nothing about, so I sped home to see if I had any text messages regarding it, brushed my teeth,</text:span><text:span text:style-name="T134">1030 </text:span><text:span text:style-name="T272">checked my bank alts.</text:span><text:span text:style-name="T135">1042</text:span><text:span text:style-name="T272"> </text:span><text:span text:style-name="T273">I drove down to Downing, helped Hannah clean litter. We cuddled, made some set lists together, went to bed.</text:span></text:p>
      <text:p text:style-name="P43"/>
      <text:p text:style-name="P44">III.VII</text:p>
      <text:p text:style-name="P44"/>
      <text:p text:style-name="P44">I woke when Hannah left for Winston, struggled to get out of bed, eventually drove up to Meyers, grabbed a slice of pizza and started the coffee tools.<text:span text:style-name="T96">1046</text:span> <text:span text:style-name="T274">I stood around Org, tanked Test of Skulls with the guild, set up my new Pixel 7A, found Rexxar, flew to Org, took a bath,</text:span><text:span text:style-name="T136">222</text:span><text:span text:style-name="T274"> </text:span><text:span text:style-name="T275">got dressed, packed my bags,</text:span><text:span text:style-name="T137">250</text:span><text:span text:style-name="T275"> </text:span><text:span text:style-name="T276">drove down to Downing.</text:span><text:span text:style-name="T138">310</text:span><text:span text:style-name="T276"> </text:span></text:p>
      <text:p text:style-name="P44"><text:s text:c="3"/><text:span text:style-name="T277">I set up the computer on the coffee table and watched for groups with a bit of lag, which I figured because my phone was restoring backups. I eventually disconnected it from Wi-Fi and the lag continued, so I checked WAX and, sure enough, AT&amp;T was having issues again. I took a nap and, around 6:30, decided I would go play at Well Played. I drove to South Slope, paid for parking in a lot, set up in the cafe, ordered a vegan egg salad sandwich and a Trail Pass, ran to AQ20.</text:span></text:p>
      <text:p text:style-name="P44"><text:s text:c="3"/><text:span text:style-name="T277">I ran that with Temple, not winning much, then ZG, winning the belt piece, a warrior doll. It was very stressful because the group wanted to clear everything and the cafe was closing around me. We killed Hakkar at 12:05, so I packed up, drove back to Downing, set up again. Folks were still in Discord, so I eavesdropped on them, joined their UBRS group, ran that with a little lag, winning sholders of Valor and a hit belt, got Drakk’s head, ported to Org, flew to Feralas, found Rexxar, was attuned for Onyxia, hearthed to Org, went to sleep some time after 2:30AM.</text:span></text:p>
      <text:p text:style-name="P44"/>
      <text:p text:style-name="P48"/>
      <text:p text:style-name="P49">III.VIII</text:p>
      <text:p text:style-name="P48"/>
      <text:p text:style-name="P48">I woke from dreams <text:span text:style-name="T319">of </text:span>touring Greensboro College, peed, fed the cats, hit the water kettle, caught up on journal.<text:span text:style-name="T96">1115</text:span> <text:span text:style-name="T278">I took out the recycling, realized it was a very nice day, removed a hoodie and looked around for my Rainbows but could only find the new ones in my car. I packed my bag and set off for Battle Cat, but realized neither my hoodie game nor footware </text:span><text:span text:style-name="T319">were</text:span><text:span text:style-name="T278"> on point. I went back inside, swapped my bag for my jacket, my flops for my blue Lems and set off again.</text:span></text:p>
      <text:p text:style-name="P48"><text:s text:c="3"/><text:span text:style-name="T278">I walked up to Battle Cat, ordered a quad Americano, sat on the porch, thought about the impending spring and the state my life is in, walked back to Downing, saw my car and decided everything is on a right track of some sort.</text:span><text:span text:style-name="T139">1229</text:span><text:span text:style-name="T278"> </text:span></text:p>
      <text:p text:style-name="P48"><text:s text:c="3"/><text:span text:style-name="T279">I helped someone summon their lowbie to </text:span><text:span text:style-name="T319">Light’s Hope Chapel</text:span><text:span text:style-name="T279"> and </text:span><text:span text:style-name="T319">W</text:span><text:span text:style-name="T279">interspring </text:span><text:span text:style-name="T319">with Vita</text:span><text:span text:style-name="T279">, ran an UBRS with LTD, made a new enchanting alt, ran BWL w/ Temple, winning T2 bracers and boots, talked to Hannah on the phone.</text:span><text:span text:style-name="T140">1022</text:span><text:span text:style-name="T279"> </text:span></text:p>
      <text:p text:style-name="P48"><text:s text:c="3"/><text:span text:style-name="T280">I cleaned up, took a bath, got in bed, cuddled with Hannah upon her arrival, went to sleep.</text:span></text:p>
      <text:p text:style-name="P48"/>
      <text:p text:style-name="P50">III.IX</text:p>
      <text:p text:style-name="P50"/>
      <text:p text:style-name="P50">Woke, played Wordle (GREED in four,) went to the living room, looked at my phone, cuddled Hannah, made coffees, drank them on the couch, made love in bed, dozed, put my clothes bag in the car, walked with my compluter to Bad Manners, ordered an Americano and a biscuit, walked to Meyers, set up the battle station.<text:span text:style-name="T96">104</text:span> </text:p>
      <text:p text:style-name="P50"><text:s text:c="3"/><text:span text:style-name="T281">I got enchants from Tahakami, ran UBRS and then immediately hopped into a guild ZG, winning Sacraficial Gauntlets, an AP cloak and Zin’Rok, Destroyer of Worlds. Hannah called saying she had thrown her back out and so we would not be rehearsing.</text:span><text:span text:style-name="T141">622</text:span><text:span text:style-name="T281"> </text:span></text:p>
      <text:p text:style-name="P51"><text:s text:c="3"/><text:span text:style-name="T282">I walked to Ingles, bought TP, hummus, oat milk, a GF frozen pizza, carrots/broccoli, peanut butter, walked down to Downing, ate pizza, watched </text:span><text:span text:style-name="T211">Common </text:span><text:soft-page-break/><text:span text:style-name="T211">Side Effects </text:span><text:span text:style-name="T282">then two episodes of the pottery throwdown, stayed on the couch scrolling when Hannah went to bed, then </text:span><text:span text:style-name="T323">moved to the bed and scrolled</text:span><text:span text:style-name="T282"> until at least 2AM.</text:span></text:p>
      <text:p text:style-name="P51"/>
      <text:p text:style-name="P51"><text:span text:style-name="T282">III.X</text:span></text:p>
      <text:p text:style-name="P52"/>
      <text:p text:style-name="P52">I woke, drank coffee made by Hannah, laid in bed while she wrote in the living room. She hollered to check on me and I informed her my Pixel 3a had been delivered to Meyers, so I set off on foot, went to Ingles, bought green grapes, two packs of ramen, a can of peas, walked over to Bad Manners, ordered an Americano, walked to Meyers, put away my groceries except for the grapes, which sat at my desk.<text:span text:style-name="T96">12</text:span> </text:p>
      <text:p text:style-name="P52"><text:s text:c="3"/><text:span text:style-name="T289">I killed worms in Silithus, picked up the recipe for desert dumplings on Kamaka, spent all day trying to get my Pixel 3a set up, finally succeeeded with some hackery, talked to Hannah on the phone.</text:span><text:span text:style-name="T142">610</text:span><text:span text:style-name="T289"> </text:span><text:span text:style-name="T290">She picked me up and we went to El Paraiso, talked about hanging out in the morning. She dropped me at Odd’s, where I ordered an Americano, walked to Meyers.</text:span><text:span text:style-name="T143">738</text:span><text:span text:style-name="T290"> </text:span></text:p>
      <text:p text:style-name="P52"><text:s text:c="3"/><text:span text:style-name="T291">I ran Strat Undead with Violate tanking, winning grippy gloves, killed Emmeriss with Temple, then ran MC w/ Pughouse, winning belt of Might and Obsiddian Edged Blade, which I enchanted with crusader.</text:span><text:span text:style-name="T144">135</text:span><text:span text:style-name="T291"> </text:span></text:p>
      <text:p text:style-name="P52"/>
      <text:p text:style-name="P53">III.XI</text:p>
      <text:p text:style-name="P53"/>
      <text:p text:style-name="P53">Woke, played Wordle (TRACK in four,) heard that Hannah wasn’t quite ready to get up, edited page 8 but failed to print upon realizing my printer hadn’t been plugged into anything since Erica’s computer monitor had broken. I went back to bed, scrolled on my phone, heard from Hannah, walked down to Downing, made two coffees, sat on the front porch, then the back.</text:p>
      <text:p text:style-name="P53"><text:s text:c="3"/>I laid in bed while she got ready. We walked to Odd’s, where I ordered an Americano, saw Tom Cornish, who had drawn on a skateboard, walked to Meyers,<text:span text:style-name="T96">117</text:span> <text:span text:style-name="T294">farmed Twilight mobs, </text:span><text:span text:style-name="T293">did a Strat Live w/ LTD and then a BRD with some noobs, which was fun.</text:span><text:span text:style-name="T145">500</text:span><text:span text:style-name="T293"> </text:span></text:p>
      <text:p text:style-name="P53"><text:soft-page-break/><text:s text:c="3"/><text:span text:style-name="T295">I walked to OLR, enjoyed the first day of their burger special returning, walked to the Greagle, talked to Matt Shepard, greeted Hannah, watched 4/6ths of Golden Folk, leaving after Dan. We watched the latest episode of </text:span><text:span text:style-name="T212">Common Side Effects</text:span><text:span text:style-name="T295"> and I drove to Ingles, bought grapes/CheezIt as they were closing, drove to Meyers.</text:span><text:span text:style-name="T146">1002</text:span><text:span text:style-name="T295"> </text:span><text:span text:style-name="T296">I stood around Org while everyone raided, killed Azuregos when Temple was done with Naxx, ran Strat Live with Invisigirl, winning an orb.</text:span></text:p>
      <text:p text:style-name="P53"/>
      <text:p text:style-name="P54">III.XII</text:p>
      <text:p text:style-name="P54"/>
      <text:p text:style-name="P54">I had a hard time waking up, hopped on wow, did some banking, ran a mostly guild UBRS,<text:span text:style-name="T96">1242</text:span> <text:span text:style-name="T297">took a bath, played Wordle (MANGO in three,) did Finch, walked to Odd’s, met Hannah, ordered a quad Americano, walked down to the BHT, back to Odd’s, ordered another Americano, said bye to </text:span><text:span text:style-name="T325">Sweet Pea</text:span><text:span text:style-name="T297">, sat at the Pump and chatted with Steve/France/Lamont/Leo, walked to Meyers, kicked off my flops,</text:span><text:span text:style-name="T147">437</text:span><text:span text:style-name="T297"> </text:span><text:span text:style-name="T298">did some alt banking, washed my sticky grapes, put them in a paper cup, put on my blue Lems,</text:span><text:span text:style-name="T148">459</text:span><text:span text:style-name="T298"> </text:span><text:span text:style-name="T299">brushed my hair.</text:span><text:span text:style-name="T149">504</text:span><text:span text:style-name="T299"> </text:span></text:p>
      <text:p text:style-name="P54"><text:s text:c="3"/><text:span text:style-name="T300">I walked to Battle Cat, ordered an Americano, walked down the Hill. Hannah said she was running late, so I sat at the bus stop for a while, walked across the bridge, got into her car as she drove by. We parked, walked into the Greagle, ordered burgers, ate outside, chatted with Ben Mackle and Mad Mike. The first set of musicians was terrible, but the second, her cohort, was amazing. The third was pretty good as well.</text:span></text:p>
      <text:p text:style-name="P54"><text:s text:c="3"/><text:span text:style-name="T300">We left after that, cuddled on the couch a bit, went to bed.</text:span></text:p>
      <text:p text:style-name="P54"/>
      <text:p text:style-name="P55">III.XIII</text:p>
      <text:p text:style-name="P55"/>
      <text:p text:style-name="P55">I woke, wiped the crud from my mouth, went to <text:span text:style-name="T325">Hannah’s</text:span> bed, cuddled. She made coffee and we went to Owl, where she got a gift card for Kathryn and I got a latte with a ham &amp; cheese croissant. We walked down to a guy’s art gallery in RAD, which was inspiring. She got food at Ultra after that and I <text:soft-page-break/>ordered an Americano, walked up the hill to Battle Cat, added two more shots, sat on the porch, walked to Meyers.<text:span text:style-name="T96">225</text:span> </text:p>
      <text:p text:style-name="P55"><text:s text:c="3"/><text:span text:style-name="T301">I stood around Org, took a nap, brushed my teeth,</text:span><text:span text:style-name="T150">446</text:span><text:span text:style-name="T301"> </text:span><text:span text:style-name="T302">packed the Pixel 7a,</text:span><text:span text:style-name="T151">450 </text:span><text:span text:style-name="T303">left it sitting on my desk as I drove to Vermont Ave. I walked to the Brew Pump, was disappointed to see Smashville, went inside, chatted with Michel, noticed they were finally selling cans of Athletic, so I got one of those, sat at the back of the yard, eventually drove to Country Club, where I ordered a burrito and another Athletic.</text:span></text:p>
      <text:p text:style-name="P55"><text:s text:c="3"/><text:span text:style-name="T303">I drove down to Downing, loaded/set up my drums, had a good rehearsal with Dulaney and Craige, tucked my drums away. We walked up to the Hop, ate ice cream on the bench. I think I saw T-Pain and, upon returning home, went down a rabbit hole upon his Instagram. Hannah was doing things around the house, came back, said, “I thought I lost you!” We watched an episode of </text:span><text:span text:style-name="T213">The Great Pottery Throwdown</text:span><text:span text:style-name="T303"> and went to bed.</text:span></text:p>
      <text:p text:style-name="P55"/>
      <text:p text:style-name="P56">III.XIV</text:p>
      <text:p text:style-name="P56"/>
      <text:p text:style-name="P56">Woke, flipped the kettle, went back to bed, played Wordle (PIECE in four,) did Finch. Hannah made coffee and, after a few sips, we made love. My pants were in the washing machine, so I stayed in bed while she did things around the house. I eventually decided there was surely a pair of sweatpants I could wear to get home, and there were, very cozy with zipper pockets.</text:p>
      <text:p text:style-name="P56"><text:s text:c="3"/>I drove to Downing, recycled mail, wrote in my journal, grabbed my Pixel 7a,<text:span text:style-name="T96">144</text:span> <text:span text:style-name="T304">drove down Brevard, Amboy, into Biltmore Village, realizing Swannanoa River Road was still closed. I went through Oakley to the Walmart, returned the Pixel 7a, found a USB hub, looked for a face razor, gave up. I drove east on 240, west on 40, went to Chick-Fil-A, then to Meyers. Tony had the front door, the door to the basement and possibly even his back door open. I think he’s discovered the magic of a cross breeze.</text:span><text:span text:style-name="T152">331</text:span><text:span text:style-name="T304"> </text:span></text:p>
      <text:p text:style-name="P56"><text:soft-page-break/><text:s text:c="3"/><text:span text:style-name="T305">I ate my food, failed to connect to WoW servers, set up </text:span><text:span text:style-name="T326">the</text:span><text:span text:style-name="T305"> USB hub, talked to Hannah on the phone, realized I’d plugged the </text:span><text:span text:style-name="T326">printer </text:span><text:span text:style-name="T305">cable into the wrong port again, finally printed page 8.</text:span><text:span text:style-name="T153">406</text:span><text:span text:style-name="T305"> </text:span><text:span text:style-name="T310">I did the same for 9-12, took a bath, page 13, cancelled my BWL reservation/soft reserve.</text:span><text:span text:style-name="T154">513</text:span><text:span text:style-name="T310"> </text:span></text:p>
      <text:p text:style-name="P56"><text:s text:c="3"/><text:span text:style-name="T311">I walked to Aldi, bought grapes, went to Izzy’s at six on the nose but was too late. I walked to Odd’s instead, ordered a latte, walked down Sand Hill to Middlemont, were some grilling was happening in the back yard. I hung with Devon, other neighbors, Hannah, Gary, Fox, Ryan, Melissa, Max, played music by a fire built by Hannah.</text:span></text:p>
      <text:p text:style-name="P56"><text:s text:c="3"/><text:span text:style-name="T311">She and I drove to Downing, laid on the couch together, cuddled, went to bed.</text:span></text:p>
      <text:p text:style-name="P56"/>
      <text:p text:style-name="P58">III.XV</text:p>
      <text:p text:style-name="P58"/>
      <text:p text:style-name="P58">Woke to Hannah sighing around nine AM, made her a cup of coffee, played Wordle/Finch. She dropped me off at the end of my street and I got back in bed, hoping the sun would come out soon. I had a very nice nap, got up to pee and write in my journal.<text:span text:style-name="T96">1223</text:span> </text:p>
      <text:p text:style-name="P58"><text:s text:c="3"/><text:span text:style-name="T313">I walked to Battle Cat, ordered an Americano, walked down to Bee Thai, called/texted Hannah with no response. I said I was going to eat at the Vault, but upon approaching/walking in, I started to realize it was St. Patty’s day, so they were obnoxiously slammed. I went to Wasabi instead, ordered steak udon, heard from Hannah that she was going to nap until four.</text:span></text:p>
      <text:p text:style-name="P58"><text:s text:c="3"/><text:span text:style-name="T313">I walked to Atomic, checked in, looked around, said hey to Scott and Seth. There was not much of a concert vibe and the only person there I knew was Amanda, so after a few laps, I walked across the street to High Five and ordered a latte. Hannah arrived at the same time as Leann, so we did some more laps, said hey to Ryan/Clay, eventually departed.</text:span></text:p>
      <text:p text:style-name="P59"><text:s text:c="3"/><text:span text:style-name="T313">We went to Downing, got cozy; I went up to Ingles, got a pizza, grapes, broccoli/carrots, hop water, back down to Downing. We watched some videos about critical discourse theory or some such lingo </text:span><text:soft-page-break/><text:span text:style-name="T313">in dating apps, then switched to Pottery Throwdown. After two episodes, we went to bed, enjoyed the thunderstorm.</text:span></text:p>
      <text:p text:style-name="P59"/>
      <text:p text:style-name="P59"><text:span text:style-name="T313">III.XVI</text:span></text:p>
      <text:p text:style-name="P60"/>
      <text:p text:style-name="P60">I woke to a sunny day, played Wordle (STAMP in four,) brushed my teeth, cuddled Hannah, made coffee, drank it on the couch while she talked about teaching dreams/years. I walked up to Meyers, chatted with Amy/Dusty, went inside, kicked off my shoes and wrote.<text:span text:style-name="T96">1147</text:span> </text:p>
      <text:p text:style-name="P60"><text:s text:c="3"/><text:span text:style-name="T316">I got my grippy gloves enchanted, slept on the mailbox, laid in bed, heard from Hannah that she and Kathryn were going to Aldi.</text:span><text:span text:style-name="T155">151</text:span><text:span text:style-name="T316"> </text:span><text:span text:style-name="T317">I walked that way, talking to Juan outside Odd’s, then the girls in the library parking lot. I walked to </text:span><text:span text:style-name="T332">the grocery store</text:span><text:span text:style-name="T317"> but couldn’t find razors. </text:span><text:span text:style-name="T332">I</text:span><text:span text:style-name="T317"> got TP, red grapes, peas instead, walked to Meyers, wiped my butt,</text:span><text:span text:style-name="T156">310</text:span><text:span text:style-name="T317"> </text:span><text:span text:style-name="T318">stood around Org, laid in bed, started some peas n’ noodles, took out the trash.</text:span><text:span text:style-name="T157">429</text:span><text:span text:style-name="T318"> </text:span></text:p>
      <text:p text:style-name="P60"><text:s text:c="3"/><text:span text:style-name="T320">I ate, put my dish in the bathroom sink, walked to Haywood Famous, ordered a cafe con leche, walked down to Downing, had a good/chill rehearsal with Dulaney/Craige, ate some grapes, watched the last two episodes of Throwdown season two, went to bed and slept very contentedly.</text:span></text:p>
      <text:p text:style-name="P60"/>
      <text:p text:style-name="P61">III.XVII</text:p>
      <text:p text:style-name="P61"/>
      <text:p text:style-name="P61">I kept waking up, realizing I didn’t need to, <text:span text:style-name="T332">going back to</text:span> sleep cozily. I played Wordle (LASSO in three,) got a ride from Hannah to Meyers, kissed her goodbye, walked inside, shut my bedroom window.<text:span text:style-name="T96">1010</text:span> <text:span text:style-name="T321">I logged into WoW but took a long nap instead.</text:span><text:span text:style-name="T158">133</text:span><text:span text:style-name="T321"> </text:span><text:span text:style-name="T322">I stood around Orgrimmar eating grapes and eventually made a coffee.</text:span><text:span text:style-name="T159">338</text:span><text:span text:style-name="T322"> </text:span><text:span text:style-name="T324">I edited/printed page 20, installed my Hello The House lightswitch plate, made my move against JB in chess + did puzzles.</text:span><text:span text:style-name="T160">404</text:span><text:span text:style-name="T324"> </text:span></text:p>
      <text:p text:style-name="P61"><text:s text:c="3"/><text:span text:style-name="T327">I played more chess and did more printing, finally getting caught up on journal entries,</text:span><text:span text:style-name="T161">424</text:span><text:span text:style-name="T327"> </text:span><text:span text:style-name="T328">shaved my face </text:span><text:span text:style-name="T329">electric</text:span><text:span text:style-name="T328">,</text:span><text:span text:style-name="T162">436</text:span><text:span text:style-name="T328"> </text:span><text:span text:style-name="T329">took a bath, </text:span><text:span text:style-name="T332">used a </text:span><text:span text:style-name="T329">razor.</text:span><text:span text:style-name="T163">504</text:span><text:span text:style-name="T329"> </text:span></text:p>
      <text:p text:style-name="P61"><text:soft-page-break/><text:s text:c="3"/><text:span text:style-name="T330">I ran most of Strat Undead, ordered a pizza + pepperoni-stuffed breadsticks, ran Ony with Dragonfire, then MC with Pughouse, winning Gutgore Ripper, T1 helm and the 18-slot bag.</text:span></text:p>
      <text:p text:style-name="P61"/>
      <text:p text:style-name="P62">III.XVIII</text:p>
      <text:p text:style-name="P62"/>
      <text:p text:style-name="P62">I woke with a pizza hangover when Hannah texted me at 9AM. It took me 45 minutes to leave the house, but I walked to Ingles, bought coffee filters/green grapes, <text:span text:style-name="T333">went</text:span> down to Downing, made coffee. We took a circuitous route to Odd’s, meeting two cats, sat on the back porch for a few.</text:p>
      <text:p text:style-name="P62"><text:s text:c="3"/>I said goodbye, walked to the fancy toilet downtown, went into High Five, ordered a drip, drank most of it in the park, walked to FB<text:span text:style-name="T333">FC</text:span>, bought some Bronner’s sugar soap, went back to the fancy toilet, got relaxed enough to poop, realized the TP from before had gone missing, tried to walk into High Five, but they were closed.</text:p>
      <text:p text:style-name="P62"><text:s text:c="3"/>I went into the Vault, wiped, thought about getting a snack, noticed they had a burger slider w/ tots lunch special for like $8, ate that, walked out of downtown, ran into some Greagle people talking about plans for their ampitheatre, heard someone on Hilliard bumping <text:span text:style-name="T208">Sippin’ on 44s</text:span>, came to find it </text:p>
      <text:p text:style-name="P62">was Dane, who said he was going to Country Club.</text:p>
      <text:p text:style-name="P62"><text:s text:c="3"/>Beau pulled up right behind him, asked me if I was playing the Sticky Icky. I said I didn’t think so but couldn’t be positive. He said he had the schedule. I asked if he was going to Country Club. He asked if I wanted a ride. I hit the bowl in his car, bought an Athletic at the club, sat at a table in the sun, soon noticed Hannah across the street, called her.</text:p>
      <text:p text:style-name="P62"><text:s text:c="3"/>It was too chaotic, so I ghosted everyone, walked to her house. She got dressed for the Purple Planet and departed. I hung out on the couch, ate grapes, scooped kitty litter. She came back and we drove to South Slope, Well Played, met her improv friends Sarah &amp; Scott, had so much fun chatting we never played any games.</text:p>
      <text:p text:style-name="P62"><text:soft-page-break/><text:s text:c="3"/>We went back to Downing, watched the latest episode of <text:span text:style-name="T208">Common Side Effects</text:span>, then an episode of a chainsaw show, went to bed.</text:p>
      <text:p text:style-name="P62"/>
      <text:p text:style-name="P62">III.XIX</text:p>
      <text:p text:style-name="P62"/>
      <text:p text:style-name="P62">Hannah’s alarm went off at nine. We were sleeping very soundly. I made us coffee and we listened to birds on the back stoop, then Uncle Mountain/Mended Heart Sessions on the couch. She video-called her sister and we rode to Odd’s.</text:p>
      <text:p text:style-name="P62"><text:s text:c="3"/>I bought an Americano, said hi to Maria, walked to Middlemont. I put my blood orange hoodie over my head, laid in a hammock and got talked to by a crow. At 12:35, I asked the buds what was up with rehearsal. It had been scheduled to Monday at five, so I walked to Meyers, grabbed my pizza out of the fridge, wrote at the Hog,<text:span text:style-name="T96">123</text:span> <text:span text:style-name="T331">ran a tough DMW with some freshies.</text:span><text:span text:style-name="T164">358</text:span><text:span text:style-name="T331"> </text:span></text:p>
      <text:p text:style-name="P62"><text:s text:c="3"/><text:span text:style-name="T334">I watched a bit of Tonedeff’s IG live, </text:span><text:span text:style-name="T335">applied a screen protector, </text:span><text:span text:style-name="T334">took a bath, shaved, laid in bed,</text:span><text:span text:style-name="T165">537</text:span><text:span text:style-name="T334"> </text:span><text:span text:style-name="T336">did alt banking,</text:span><text:span text:style-name="T166">556</text:span><text:span text:style-name="T336"> </text:span><text:span text:style-name="T337">laid in bed some more, finally started packing.</text:span><text:span text:style-name="T167">638</text:span><text:span text:style-name="T337"> </text:span></text:p>
      <text:p text:style-name="P62"><text:s text:c="3"/><text:span text:style-name="T338">Hannah picked me up and we went to Downing, where I did laundry, watched Pottery Throwdown, ate cookies.</text:span></text:p>
      <text:p text:style-name="P62"/>
      <text:p text:style-name="P63">III.XX</text:p>
      <text:p text:style-name="P63"/>
      <text:p text:style-name="P63">Woke, made coffee, folded clothes, packed bags, loaded the Space Bug, drove to Hickory, got gas/Starbucks, drove to Elkin, the Reeves Theater, said hi to Martha Bassett, ate a sausage sandwich. I asked her if she had ever had Holy Ghost Tent Revival and she said no, but Stephen Murray would be <text:span text:style-name="T344">playing</text:span> soon.</text:p>
      <text:p text:style-name="P63"><text:s text:c="3"/>I loaded in my drums, set up in the far corner of the stage, soundchecked with my former housemate Jeff running sound. We <text:span text:style-name="T344">made sure we could get</text:span> into the Airbnb, ate food, got dressed in the green room, hung backstage, played three songs, took an intermission, <text:span text:style-name="T344">sat</text:span> backstage some more, played two more songs, then a superband encore. We loaded out, <text:soft-page-break/>making many trips to the Airbnb, went the opposite direction to Fruition, where I had a THC beverage and chatted with everyone about the show, realizing that Martha had played in the Moodswingers with Pete &amp; Neil.</text:p>
      <text:p text:style-name="P63"><text:s text:c="3"/>We went back to the apartment where I beat Jackson in a game of chess, got in bed, fiddled with the white noise machine, made love.</text:p>
      <text:p text:style-name="P63"/>
      <text:p text:style-name="P63">III.XXI</text:p>
      <text:p text:style-name="P63"/>
      <text:p text:style-name="P63">Woke, loaded out from the apartment, drove to River Roast Coffee, which had weird Christian vibes. Hannah ordered a <text:span text:style-name="T347">latte</text:span> and a smoothie, seemed to want to loiter for a while, played some solitaire while chatting with us.</text:p>
      <text:p text:style-name="P63"><text:s text:c="3"/>We eventually got on the road, went to First Carolina, saw Rachel, Dean, Adam, got a table, ate an Arlington. We went to the Walgreens on the corner of Spring Garden/Aycock, drove to a Starbucks about an hour east. Hannah took over driving and took us to the Wake Forest Listening Room. We loaded in, set up, sound checked, ate burgers from the fancier restaurant <text:span text:style-name="T347">(</text:span>which were not as good as the ones from the bowling alley.<text:span text:style-name="T347">)</text:span></text:p>
      <text:p text:style-name="P63"><text:s text:c="3"/>We played a fun couple sets to a good-sized attentive crowd including Brian Grovenstein and Monty Montsinger, broke down, loaded out, drove to Sarah &amp; Peter’s, were greeted by Sarah, got a quiet tour, went to bed.</text:p>
      <text:p text:style-name="P63"/>
      <text:p text:style-name="P63">III.XXII</text:p>
      <text:p text:style-name="P63"/>
      <text:p text:style-name="P63">Woke early, went downstairs, greeted Emmylou, ate pancakes/bacon, drank coffee. We took a walk to a fancy coffee shop where I got an Americano, sat on the gravel patio. We walked to a nearby bookstore sans Peter and I finally realized where I was, just outside of the <text:span text:style-name="T347">Artsplosure </text:span>park on Blount Street. We walked back to <text:span text:style-name="T347">the Borland</text:span> house, gathered our belongings, headed west <text:span text:style-name="T339">with crazy drivers, passing a horrible pileup just after it had happened.</text:span></text:p>
      <text:p text:style-name="P63"><text:soft-page-break/><text:s text:c="3"/><text:span text:style-name="T339">Hannah called Rachel, and, in the midsts of that conversation, realized she had left her wallet in Raleigh. I pulled over, but we realized we could</text:span><text:span text:style-name="T352">n’t</text:span><text:span text:style-name="T339"> go back due to the pileup anyway. We met Jack and Helen at Lindley Park Filling Station, </text:span><text:span text:style-name="T352">ate lunch, </text:span><text:span text:style-name="T339">got coffees from Tate Street, walked to the cool Magnolia, started heading towards the music building, saw two beautiful orange cats under a tree, walked back to the car.</text:span></text:p>
      <text:p text:style-name="P63"><text:s text:c="3"/><text:span text:style-name="T339">I drove us to Advance, where we reunited with Hannah’s wallet. She took over driving. We stopped at a Sheetz for gas/coffee/strawberries/gummy clusters, continued west. I had to pee near Old Fort, took over driving, drove us to Downing, brought in stuff from the car. Hannah made rice/veggies and I looked at my phone on the couch. We started to watch Pottery Throwdown and I got very shaky. I ate dinner and felt a little better, but my eyes were burning, so I went to bed.</text:span></text:p>
      <text:p text:style-name="P63"/>
      <text:p text:style-name="P64">III.XXIII</text:p>
      <text:p text:style-name="P64"/>
      <text:p text:style-name="P64">We woke early, got dressed quickly, went to Taco Billy, drank coffee with Kathryn and Tim. When Anne Marie and a friend arrived, we moved to the back yard, listened to jammy <text:span text:style-name="T352">jams</text:span>. Hannah and I drove to Downing, picked up her guitar, my basket of clothes, drove to Meyers, put my drums in the Corrolla, brought my things inside.<text:span text:style-name="T96">1213</text:span> </text:p>
      <text:p text:style-name="P64"><text:s text:c="3"/><text:span text:style-name="T340">I ran BRD with Temple, made mooncloth on Kamaka,</text:span><text:span text:style-name="T168">243</text:span><text:span text:style-name="T340"> </text:span><text:span text:style-name="T341">laid in bed, looked at my phone, came close to napping at a couple points, talked to Hannah twice, got dressed.</text:span><text:span text:style-name="T169">721</text:span><text:span text:style-name="T341"> </text:span><text:span text:style-name="T342">I walked to Ingles, bought pizza/grapes/hoppies, went down to Downing, made the pizza, watched two episodes of </text:span><text:span text:style-name="T214">Throwdown</text:span><text:span text:style-name="T342">, went to bed.</text:span></text:p>
      <text:p text:style-name="P64"/>
      <text:p text:style-name="P65"/>
      <text:p text:style-name="P66">III.XXIV</text:p>
      <text:p text:style-name="P65"/>
      <text:p text:style-name="P65">Woke when Hannah started running around, made coffee, ate vitamins, played Wordle (ANGLE in three,) got dressed, hopped in the Space Bug, rode to Meyers,<text:span text:style-name="T96">855</text:span> <text:span text:style-name="T343">took a bit of a nap, looked at my phone, got up, started the kettle and the coffee maker.</text:span><text:span text:style-name="T170">102</text:span><text:span text:style-name="T343"> </text:span><text:span text:style-name="T345">I loitered around Org, laid in bed, made a cenarion herb bag, sold it.</text:span><text:span text:style-name="T171">227</text:span><text:span text:style-name="T345"> </text:span></text:p>
      <text:p text:style-name="P65"><text:s text:c="3"/><text:span text:style-name="T346">I put on my brown coat, walked to Odd’s, ordered an Americano, drank some of it in front of the Brew Pump, walked to Izzy’s, ordered a latte, drank it at a table in the sun, walked down to The Malvern, ordered a burger special w/ an Untitled Art golden, chatted with bartender Jessie, sat in the park, walked to Middlemont.</text:span></text:p>
      <text:p text:style-name="P65"><text:s text:c="3"/><text:span text:style-name="T346">We had a farily fun/productive Moon &amp; You rehearsal w/ Dulci on synth. She said she knew she was playing at Eulogy w/ Scott but did not know who else + hadn’t heard about any rehearsals, but that maybe Slick was in town. I left on foot, talked to Hannah on the phone, got picked up outside the elementary school, rode to WALK, ordered a BLT w/ mac n’ cheese, heard about Hannah’s first day w/ Mast, drove us down to Downing.</text:span></text:p>
      <text:p text:style-name="P65"><text:s text:c="3"/><text:span text:style-name="T346">We watched the new episode of </text:span><text:span text:style-name="T215">Common Side Effects</text:span><text:span text:style-name="T346">, one of </text:span><text:span text:style-name="T215">Great Pottery Throwdown</text:span><text:span text:style-name="T346">, went to bed.</text:span></text:p>
      <text:p text:style-name="P65"/>
      <text:p text:style-name="P67">III.XXV</text:p>
      <text:p text:style-name="P67"/>
      <text:p text:style-name="P67">I woke horny, ate some grapes, started the kettle, cuddled with Hannah, made coffee, drank it on the couch, got a ride to the imaginary skating rink, walked to Meyers.<text:span text:style-name="T96">1002</text:span> <text:span text:style-name="T348">I went back and forth between Orgrimmar and bed, brushed my hair,</text:span><text:span text:style-name="T172">258</text:span><text:span text:style-name="T348"> </text:span><text:span text:style-name="T349">took a bath, felt like I had a solid idea for how to continue my writing, got dressed in an outfit designed for a warm but blustery day.</text:span><text:span text:style-name="T173">331</text:span><text:span text:style-name="T349"> </text:span></text:p>
      <text:p text:style-name="P67"><text:s text:c="3"/><text:span text:style-name="T350">I walked out of </text:span><text:span text:style-name="T359">the</text:span><text:span text:style-name="T350"> house, crossed Brevard to the side with the sidewalk, turned right, went up to the church parking lot, cut through, turned right at Haywood, called Edwin as I was approaching the 240 </text:span><text:soft-page-break/><text:span text:style-name="T350">bridge. He didn’t answer but texted back right away saying he was being quiet in a room with a massage.</text:span></text:p>
      <text:p text:style-name="P67"><text:s text:c="3"/><text:span text:style-name="T350">I said, “I had an idea for how I could use your help with a long-ongoing writing project! Your level of commitment could be very sliding scale depending on your interest and how things unfold. Wanna chat about it sometime? :D”</text:span></text:p>
      <text:p text:style-name="P67"><text:s text:c="3"/><text:span text:style-name="T350">He said, “Yes, please. Thanks for thinking of me.”</text:span></text:p>
      <text:p text:style-name="P67"><text:s text:c="3"/><text:span text:style-name="T350">I said he was very uniquely suited and that I was headed to Battle Cat if he was interested in joining me. He eeked and said he had stuff to finish before tennis. I walked inside, ordered an Americano, sat on the porch and wrote up an explanation.</text:span></text:p>
      <text:p text:style-name="P67"><text:s text:c="3"/><text:span text:style-name="T350">It said, “Well I’m assuming you DON’T want to write a comprehensive history of Holy Ghost Tent Revival and had the idea that I could sorta parody the John Lennon Rolling Stone interview. My initial idea is that we would get together and do a mach interview; I would fictionalize the reporter character and largely expand on the responses later, but that might give me a really good starting point for structuring the story.</text:span></text:p>
      <text:p text:style-name="P68"><text:s text:c="3"/>Of course I’d be down to entertain any ideas you might have of doing things differently!” The unhoused dude with the funny voice was sitting next to me. I had given him a dollar and someone else had bought him a coffee. He was rambling but I was trying my best to listen.</text:p>
      <text:p text:style-name="P68"><text:s text:c="3"/>I talked to Hannah on the phone, ordered a latte, sat in the sun, wrote a few lines of mach dialogue, walked to the intersection, ran into Richard Waddel, who was walking swiftly from Pizza Mind to his car. He peeked inside, turned back, saw me.</text:p>
      <text:p text:style-name="P68"><text:s text:c="3"/>“Forget your wallet?” I said. He said no, that he was paranoid about his parking brake after forgetting to put it on one day at Chai Pani. He had seen his car rolling and tried to stop it with his body. I said that’s what I would have done as well, walked down to RAD Brewing, checked out both food trucks, said hey to Ron, Kathy, <text:span text:style-name="T360">Masie, </text:span>used the restroom, ordered a sparkling Mango Devil’s Foot.</text:p>
      <text:p text:style-name="P68"><text:soft-page-break/><text:s text:c="3"/>I greeted Hannah, ate some popcorn, went to order tacos, <text:span text:style-name="T351">greeted Kate </text:span><text:span text:style-name="T363">Barber</text:span><text:span text:style-name="T351">, went back inside, ate. The first act was terrible and her husband was being a coked-out shitshow. Hannah played beautifully, followed by a singer/rapper named Lyra, then Christina Chandler. Hannah got a hand massage while I looked at my phone. We walked to her car, drove to </text:span><text:span text:style-name="T363">Downing</text:span><text:span text:style-name="T351">, ate leftovers, cuddled on the couch then bed.</text:span></text:p>
      <text:p text:style-name="P68"/>
      <text:p text:style-name="P69">III.XXVI</text:p>
      <text:p text:style-name="P69"/>
      <text:p text:style-name="P69">Woke when I heard Hannah groan, checked the time on my phone in the dining room, flipped on the kettle, cuddled while the water heated up, made a cup for Hannah, sat behind her in the bed. When she got up to get ready, I made my own cup, sat in the living room.</text:p>
      <text:p text:style-name="P69"><text:s text:c="3"/>I gathered my things, played Wordle (ELBOW in three,) hopped in the car, rode to Downing, got dropped off at the corner, walked inside, wrote,<text:span text:style-name="T96">924</text:span> <text:span text:style-name="T353">laid in bed, looked at my phone until the charge hit 100%, got dressed, walked to the end of my street, realized it was too cold, turned around, took a nap.</text:span><text:span text:style-name="T174">1232</text:span><text:span text:style-name="T353"> </text:span></text:p>
      <text:p text:style-name="P69"><text:s text:c="3"/><text:span text:style-name="T354">I got up, put on my shoes, left the house again, went to Izzy’s, ordered an Americano, went upstairs, discovered the upper deck was open, sat out there, wrote in my notebook about the developing writing ideas, was about to text Edwin but got a call from Amber. I couldn’t hear anything so I texted and asked if she </text:span><text:span text:style-name="T363">had </text:span><text:span text:style-name="T354">meant to call me. She said she was talking to her spider named Rust and that Siri </text:span><text:span text:style-name="T363">had done it</text:span><text:span text:style-name="T354">.</text:span></text:p>
      <text:p text:style-name="P70"><text:s text:c="3"/><text:span text:style-name="T354">I told her about my interview idea and she said she would be very interested. I wrote some more, walked into the library, got a call from Hannah, talked to her in front of the church, went back into the library, wrote:</text:span></text:p>
      <text:p text:style-name="P70"><text:s text:c="3"/><text:span text:style-name="T208">I decided to walk home, make some lunch, but, as I was passing the library, thought I should look for Lennon Remembers. Hannah called right as I went inside, so I went back out, sat in a sunny patch of </text:span><text:soft-page-break/><text:span text:style-name="T208">grass at the church, talked to her. She was going on a walk around downtown Hendersonville, finding dogs to pet.</text:span></text:p>
      <text:p text:style-name="P82"><text:s text:c="3"/>When I hung up, a guy drove by, hollered, “You’re doing it right!” I decided to go get a sandwich but first popped into the library to write in my journal.<text:span text:style-name="T177">219</text:span></text:p>
      <text:p text:style-name="P70"><text:span text:style-name="T354"><text:s text:c="3"/></text:span><text:span text:style-name="T355">I </text:span><text:span text:style-name="T354">walked to Jersey Mike’s, ordered a mini, ate, walked </text:span><text:span text:style-name="T365">to Meyers</text:span><text:span text:style-name="T354">,</text:span><text:span text:style-name="T175">307</text:span><text:span text:style-name="T354"> </text:span><text:span text:style-name="T356">typed, laid in bed, cleaned the tub, took a nice bath,</text:span><text:span text:style-name="T183">438</text:span><text:span text:style-name="T356"> </text:span><text:span text:style-name="T357">checked all my toons.</text:span><text:span text:style-name="T184">453</text:span><text:span text:style-name="T357"> </text:span></text:p>
      <text:p text:style-name="P70"><text:s text:c="3"/><text:span text:style-name="T358">I laid in bed while Hannah went to the gym, The Purple Planet. She picked me up around 7:30 and we went to Chipotle. She was stiff with a terrible headache, asked if I would be her manager. We went back to Downing, </text:span><text:span text:style-name="T365">where s</text:span><text:span text:style-name="T358">he took a bath while I laid on the couch. We went to the bedroom and made love, then watched an episode of Throwdown.</text:span></text:p>
      <text:p text:style-name="P70"/>
      <text:p text:style-name="P71">III.XXVII</text:p>
      <text:p text:style-name="P71"/>
      <text:p text:style-name="P71">She woke and went for a walk with Kathryn. I made coffee, got back in bed, looked at my phone, played Wordle (SHEET in six) until she got back in a rush. I made her coffee, got dressed, hopped in the Space Bug, got dropped off at the roller rink, walked with chilly hands to Meyers.<text:span text:style-name="T96">938</text:span> </text:p>
      <text:p text:style-name="P71"><text:s text:c="3"/><text:span text:style-name="T361">I went to log into WoW, but my subscription had expired, so I started the process of checking on what’s up with the IRS, laid in bed, looked at my phone,</text:span><text:span text:style-name="T185">1159</text:span><text:span text:style-name="T361"> </text:span><text:span text:style-name="T362">left the house, walked downtown, wrote in my notebook:</text:span></text:p>
      <text:p text:style-name="P71"><text:s text:c="3"/><text:span text:style-name="T216">I left the house, walked up Brevard, crossed through the church lot, got honked at by, I think, Cam &amp; James near the bridge, said hello to Harvest Mark in front of WALK, got hollered at from across the street by Cactus Kate in front of Battle Cat, had a little sit.</text:span></text:p>
      <text:p text:style-name="P71"><text:span text:style-name="T216"><text:s text:c="3"/>I walked to the future Greagle ampitheatre, had another sit, did chess puzzles, walked to the Med, ordered a sausage, egg, arugula, tomato, American cheese sandwich on a brioche bun w/ Coke, walked to High Five, got a drip, went to the park, had a sit, texted a man about a gig and wrote in my notebook.</text:span><text:span text:style-name="T187">211</text:span></text:p>
      <text:p text:style-name="P71"><text:soft-page-break/><text:span text:style-name="T216"><text:s text:c="3"/>I got up, felt tired, decided to walk to Trade &amp; Lore, but, as I went past AVL club, saw Sierra inside. I got a free latte and chatted about the goings ons of the last year </text:span><text:span text:style-name="T220">(</text:span><text:span text:style-name="T216">like AVL Fest, Thomas, hot milk, Greagle Ampitheatre, Outpost.</text:span><text:span text:style-name="T220">)</text:span><text:span text:style-name="T216"> Mr. Whiskers had gotten away from his owner, so we watched </text:span><text:span text:style-name="T218">the</text:span><text:span text:style-name="T216"> clumsy rescue from the sidewalk until some customers showed up, when I sat in the window, fielded a barrage of T&amp;HP texts, wrote in my </text:span><text:span text:style-name="T220">LHS </text:span><text:span text:style-name="T216">notebook.</text:span><text:span text:style-name="T187">335</text:span><text:span text:style-name="T216"> </text:span></text:p>
      <text:p text:style-name="P71"><text:s text:c="3"/><text:span text:style-name="T362">I walked back to Greagitheathre, sat, continued West, crossed over the bridge, sat at the bus stop, noticed it looked smoky on top of the hill, walked to Brew Pump, got an Athletic, sat with Travis/Brian, eventually moved out front with Lamont/Al</text:span><text:span text:style-name="T368">isha</text:span><text:span text:style-name="T362">(?), listened to Jadakiss/Mos Def, walked to Meyers.</text:span><text:span text:style-name="T189">626</text:span><text:span text:style-name="T362"> </text:span></text:p>
      <text:p text:style-name="P71"><text:s text:c="3"/><text:span text:style-name="T364">I talked to Hannah, </text:span><text:span text:style-name="T368">who</text:span><text:span text:style-name="T364"> said she wanted to practice her guitar before getting together, so I laid in bed and looked at my phone until she called again. I left the house on foot, met her at Ingles, bought grapes, two pizzas, vegan ranch. We walked down to </text:span><text:span text:style-name="T368">D</text:span><text:span text:style-name="T364">owning, started the oven, made pizzas, planned a 40</text:span><text:span text:style-name="T190">th</text:span><text:span text:style-name="T364"> birthday party for me at Malvern Hills Park, watched two episodes of </text:span><text:span text:style-name="T219">Throwdown</text:span><text:span text:style-name="T364">, slept.</text:span></text:p>
      <text:p text:style-name="P71"/>
      <text:p text:style-name="P72">III.XXVIII</text:p>
      <text:p text:style-name="P72"/>
      <text:p text:style-name="P72">Woke when Hannah came to cuddle. She mostly made coffee and I finished when she got distracted. She got flustered trying to get dressed, but we left her house, followed Kathryn up the hill, went to Meyers, put <text:span text:style-name="T369">the</text:span> Fursty kit in her car. I told her she’s a good lover even when she’s grumpy, kissed her goodbye, went inside.<text:span text:style-name="T96">924</text:span> <text:span text:style-name="T366">I laid in bed, looked at my phone, got dressed, brushed my teeth,</text:span><text:span text:style-name="T191">1105</text:span><text:span text:style-name="T366"> </text:span><text:span text:style-name="T367">walked to Mamacita’s, Farewell, wrote:</text:span></text:p>
      <text:p text:style-name="P72"><text:s text:c="3"/><text:span text:style-name="T217">I left the house, decided it was a perfect day, got passed up on Brevard by a fast walker blasting emo, overtook them at the Ingles bus stop, walked to the Hop distribution center, had a sit </text:span><text:span text:style-name="T220">in the grass</text:span><text:span text:style-name="T217">, heard from Molly that Dan was having his bday party on the 5</text:span><text:span text:style-name="T188">th</text:span><text:span text:style-name="T217"> but realized I would be in Statesville </text:span><text:soft-page-break/><text:span text:style-name="T217">with Hannah. I walked down to the roundabout, sat in the shade of the sign, talked </text:span><text:span text:style-name="T221">with Sweet Pea on the phone</text:span><text:span text:style-name="T217">. She said she would probably be getting lunch with coworkers. I did a chess puzzle, walked up </text:span><text:span text:style-name="T221">Clingman</text:span><text:span text:style-name="T217">, sat at the bus stop, upset a guy by “sitting like a baby,” walked to the Greagitheatre, had a </text:span><text:span text:style-name="T221">rest</text:span><text:span text:style-name="T217">, did a chess puzzle, peeked inside Bee Thai, decided it was too busy.</text:span></text:p>
      <text:p text:style-name="P72"><text:span text:style-name="T217"><text:s text:c="3"/>I </text:span><text:span text:style-name="T221">went</text:span><text:span text:style-name="T217"> into S&amp;W, didn’t see anything I liked, walked down Church Street to Mamacita’s, stood in line, ordered a very spicy burrito, ate it outside for a long time with chips &amp; Coke. I was curious to see if anyone interesting had liked Martha Bassett’s portrait post and, indeed, Stephen Murray Music had.</text:span></text:p>
      <text:p text:style-name="P72"><text:span text:style-name="T217"><text:s text:c="3"/>I walked down to Farewell for the first time, ordered an Americano, sat on the patio, wrote in my notebook,</text:span><text:span text:style-name="T188">215</text:span><text:span text:style-name="T217"> did </text:span><text:span text:style-name="T221">the day’s</text:span><text:span text:style-name="T217"> last chest puzzle, meandered through South Slope, found a cozy encampment, called Billy Keane, learned that his May 2</text:span><text:span text:style-name="T188">nd</text:span><text:span text:style-name="T217"> gig offer </text:span><text:span text:style-name="T221">would be</text:span><text:span text:style-name="T217"> at the Whitewater Center, agreed to do that, walked up to the corner of Hilliard and Ravenscroft, sat in the shade of a dogwood w/ petals falling on my head, texted Ryan </text:span><text:span text:style-name="T221">about Bat Book</text:span><text:span text:style-name="T217">, wrote.</text:span><text:span text:style-name="T188">251</text:span></text:p>
      <text:p text:style-name="P72"><text:span text:style-name="T217"><text:s text:c="3"/></text:span><text:span text:style-name="T367">I walked to Mast General, got car keys from Hannah, met </text:span><text:span text:style-name="T370">GM </text:span><text:span text:style-name="T367">Joey, talked about rudiments, went to the co-op, found some Bronner’s shaving soap and an NA cider, went to the Mast parking lot, drove Hannah’s car to Battery Park, </text:span><text:span text:style-name="T370">idled</text:span><text:span text:style-name="T367"> til 4:00, paid for parking until six, sat on a bench, listened to mid cello music, went to Trade &amp; Lore only to realize it </text:span><text:span text:style-name="T370">had become</text:span><text:span text:style-name="T367"> Rite Rite, only open til three, </text:span><text:span text:style-name="T370">so I </text:span><text:span text:style-name="T367">went to Summit, got an Americano.</text:span></text:p>
      <text:p text:style-name="P72"><text:s text:c="3"/><text:span text:style-name="T367">Their restroom was closed, but I managed to find the public one inside Battery Park. I walked to PNC, waited for Hurricane Ryan to arrive, set up my drum, played music, greeted Hannah, told her she was fine to sneak out and go home for a nap. Citizen and the Nola coffee shop were closed </text:span><text:span text:style-name="T370">by</text:span><text:span text:style-name="T367"> our break </text:span><text:span text:style-name="T370">time</text:span><text:span text:style-name="T367">, so we went and saw Sierra, got free espresso drinks, walked back, played our second set. Ryan got paid, but it was only 62.50 a person.</text:span></text:p>
      <text:p text:style-name="P72"><text:soft-page-break/><text:s text:c="3"/><text:span text:style-name="T367">He left and, since I was waiting for Hannah, I got a sparkling water and confirmed that the payment was correct. Homegirl had simply done wrong math, gave me an extra 25 in cash. I got in the Space Bug, drove to Liz’s house, where we hung out, ate chicken/zuccini/rice, chatted about Hannah’s first week. I learned my Purple Onion gig would be canceled due to fire. We drove to Downing and went straight to bed.</text:span></text:p>
      <text:p text:style-name="P72"/>
      <text:p text:style-name="P73">III.XXIX</text:p>
      <text:p text:style-name="P73"/>
      <text:p text:style-name="P73">Slept in til like 10, played Wordle (SORRY in three,) did Finch, made coffee, got dressed, drove to Meyers, put my drum away, grabbed my gift certificates, went to Biscuit Head, ate, mourned the ever-changing nature of life, made out in the street. I walked to Meyers, kicked off my shoes, wrote at the Hog.<text:span text:style-name="T96">1253</text:span> </text:p>
      <text:p text:style-name="P73"><text:s text:c="3"/>I left the house, walked to Bad Manners, ordered a latte, sat out front and drank it until it was time to walk to <text:span text:style-name="T372">Downing</text:span>. I cut across the Ingles parking lot, noticed the Space Bug, walked inside, saw Hannah on the paper product aisle, helped her carry ice etc., drove down to Downing. We packed gear into the car while she ate some frozen gruel, drove to Aubrey’s farm, loaded gear into the barn.</text:p>
      <text:p text:style-name="P75"><text:s text:c="3"/>I helped <text:span text:style-name="T372">get various thing</text:span>s <text:span text:style-name="T372">in</text:span> <text:span text:style-name="T372">order</text:span> while they checked sounds, then walked around the farm with Hannah, Goldie, Jason looking for cats/horses to pet. Farmhand Lucy unlocked a door <text:span text:style-name="T372">for us </text:span>and out came a beautiful <text:span text:style-name="T372">fluffy black </text:span>cat.</text:p>
      <text:p text:style-name="P75"><text:s text:c="3"/><text:span text:style-name="T372">We went inside as people started to arrive. </text:span>I sat on the floor while Hannah, Jane, Aubrey played a beautiful set of music, ate cake on the break, had a short bluegrass jam on a metal bucket, packed things up, drove to Downing, quickly went to bed.</text:p>
      <text:p text:style-name="P73"/>
      <text:p text:style-name="P73"/>
      <text:p text:style-name="P74">III.XXX</text:p>
      <text:p text:style-name="P73"/>
      <text:p text:style-name="P73">Woke around ten, cuddled with Hannah, made coffee, spent a long time drinking it and sharing calendar dates on the couch. Some of Kathryn’s friends came over to meet the cats, which turned into Suli playtime. Hannah said she was going to go to Ace for a drying rack. I volunteered to walk to Trader Joe’s, packed my bag, set off, ordered an Americano from Battle Cat, walked down the hill, up to downtown, through Montford, into TJ’s, bought GF English muffins and dried mango, ate a free sample of orange chicken, stepped outside, put on my rain coat.</text:p>
      <text:p text:style-name="P73"><text:s text:c="3"/>I walked to High Five, ordered a latte, sat for a minute, crossed Broadway, walked up Cherry street, sat for another minute, started to cross Montford Ave. bridge, heard three honks, looked down to 240, saw Charlie winking and pointing at me. I pulled out my phone to text him, but he beat me to it, saying, “Honk honk.” I said, “That was epic!!,” walked back to Downing, put away Hannah’s groceries, borrowed her laptop, wrote.<text:span text:style-name="T96">406</text:span></text:p>
      <text:p text:style-name="P73"><text:s text:c="3"/><text:span text:style-name="T222">I laid in the middle room while Hannah cleaned. We headed toward the car when she was done, but it started to rain. We didn’t think it would last long. She suggested we could wade in the water if it didn’t let up and I said we could just make out in the car. We drove up Florida/Dorchester, turned right onto Haywood, left at Sand Hill, down to the BHT, parked.</text:span></text:p>
      <text:p text:style-name="P83"><text:s text:c="3"/><text:span text:style-name="T373">It was drizzling a little so we made out. She said we should just go home but felt silly for driving out. I said it was okay because we’d gotten our priorities figured out. I drove us up Sand Hill, through the bank lot, through the Brew Pump lot, discussed going to Ingles, got in the turn lane, decided against it, went on, turned left at Dorchester, went down to Downing, parked, went inside, turned on the exhaust fan, fed the cats, made love.</text:span></text:p>
      <text:p text:style-name="P83"><text:s text:c="3"/><text:span text:style-name="T373">We laid naked for a while, eventually got dressed, walked up to Ingles, got grapes, sandwich </text:span><text:soft-page-break/><text:span text:style-name="T373">stuff for Hannah, pizza, walked back down, puttered about, watched the last two episodes of Throwdown. I was feeling tired and sunburnt, got into a stripped bed, looked at my phone, saw that Evan &amp; Kevin had been recording w/ Dan, got very jealous.</text:span></text:p>
      <text:p text:style-name="P83"/>
      <text:p text:style-name="P84">III.XXXI</text:p>
      <text:p text:style-name="P84"/>
      <text:p text:style-name="P84">My alarm went off at 6AM. Hannah was on the couch. I cuddled her, made coffee, got back in bed, tried to deal with my emotions, drove her to the Moose Cafe, severely annoyed by cars following close behind. We were early, sat in the parking lot, listened to a song that didn’t really hit. I kissed her goodbye when her boss arrived, embarassed her by asking if she needed random parts of her hammock because they were in the passenger footwell, rolled up my window, drove to Downing, went back to bed until 10:40. I got up, sat on the couch for a while, found a notebook to write in, wrote up to our lovemaking, made some coffee, wrote some more.<text:span text:style-name="T96">1135</text:span> </text:p>
      <text:p text:style-name="P84"><text:s text:c="3"/>I drank <text:span text:style-name="T382">the</text:span> coffee while checking my calendar, watching four reels from Jack, two from Hannah, maintaining my <text:span text:style-name="T382">birb</text:span>, chicking an email, playing Wordle (BOOTY in four,) writing.<text:span text:style-name="T96">1158 </text:span>I finished <text:span text:style-name="T382">the</text:span> coffee, checked the weather, opened the front windows, turned off the AC, hoped for more rain, laid down on the couch, received Neville cuddles, looked at my phone, felt happy.<text:span text:style-name="T96">1229</text:span></text:p>
      <text:p text:style-name="P84"><text:s text:c="3"/>I sat up, continued to look at things on my phone including Bashar content, thought about what I really wanted to be, had some crackers/grapes, had a small epiphany about what’s been bothering me and why I didn’t say anything about it to Hannah: if my fear of being a second-rate Evan——which I don’t want to be——is true, then that reinforces her fear of being a second-rate Amanda, which she also doesn’t want to be.<text:span text:style-name="T96">145</text:span> It still has not rained.</text:p>
      <text:p text:style-name="P84"><text:s text:c="3"/>It started raining immediately and I decided it was time for a walk. I put on Hannah’s rain coat, walked up Florida to Dorchester, turned right at Crown, heard a clap of thunder, remembered that lightning exists, turned around, walked back down to <text:soft-page-break/>Downing, took off my wet flops, jacket, pants, wrote.<text:span text:style-name="T96">231</text:span></text:p>
      <text:p text:style-name="P84"><text:s text:c="3"/>It really started to come down, so I opened the windows wide, laid on the couch, almost <text:span text:style-name="T390">dozed off</text:span>, looked at my phone.<text:span text:style-name="T96">337</text:span> I fell asleep hard on the couch with the cats, woke around 4:30 feeling great, got back into pants, raincoat, flops, walked to Odd’s, got a latte, went to Meyers, noticed that Tony’s friend had already moved into the clutter room, got some things out of there but couldn’t find the Fursty kit. I knocked on Tony’s door; he had moved it into the vacuum clost. I proofread and printed previous pages, packed up my computer, left the house, got a call from Hannah.</text:p>
      <text:p text:style-name="P76"><text:span text:style-name="T208"><text:s text:c="3"/>I talked to her while walking up Brevard, sat on the stoop of the Mason Lodge Jr., walked to Hail Mary, hugged Maria, ordered an orange soda, burger, fries, said hello to Michel, ate, paid in cash, walked to Haywood Famous, ordered a café con leche, watched some weird guy knock over the plant, realized the store was full of weird guys, went down to Downing, met Mave, opened the windows, wrote in one of Hannah’s notebooks.</text:span><text:span text:style-name="T186">724</text:span> <text:span text:style-name="T374">I looked at my phone a bit, transcribed from the notebook,</text:span><text:span text:style-name="T192">746</text:span><text:span text:style-name="T374"> </text:span><text:span text:style-name="T375">set up my laptop at the dining room table, made mooncloth, got Tokup to MC, Kamaka back to Org.</text:span><text:span text:style-name="T193">920</text:span><text:span text:style-name="T375"> </text:span></text:p>
      <text:p text:style-name="P76"><text:s text:c="3"/><text:span text:style-name="T376">I did a bit of BRD with Hemi, then MC with Pug House, winnings Aged Core Leather Gloves, some FR plate boots and a blue BOE dagger, which I enchanted with Firey.</text:span><text:span text:style-name="T194">132</text:span><text:span text:style-name="T376"> </text:span></text:p>
      <text:p text:style-name="P76"/>
      <text:p text:style-name="P77">IV.I</text:p>
      <text:p text:style-name="P77"/>
      <text:p text:style-name="P77">Woke, played Wordle (JEWEL in four,) scoured the internet for April Fools jokes, hit the kettle,<text:span text:style-name="T96">915</text:span> <text:span text:style-name="T377">stood around Org, drank coffee, looked at my phone, moving back and forth between the middle bed and the couch until server shutdown,</text:span><text:span text:style-name="T195">958</text:span><text:span text:style-name="T377"> </text:span><text:span text:style-name="T378">looked at my phone on the couch, finished my coffee.</text:span><text:span text:style-name="T196">1034</text:span><text:span text:style-name="T378"> </text:span></text:p>
      <text:p text:style-name="P77"><text:s text:c="3"/><text:span text:style-name="T379">I logged on, did a full Strat run that got pretty painful towards the end, but won an orb and the dance flute, then </text:span><text:span text:style-name="T390">put</text:span><text:span text:style-name="T379"> crusader on Gutgore Ripper, made the big bed, cleaned the kitty litter, fed </text:span><text:soft-page-break/><text:span text:style-name="T379">them, refilled their water bowls,</text:span><text:span text:style-name="T197">204</text:span><text:span text:style-name="T379"> </text:span><text:span text:style-name="T380">packed up my computer/random clothes, closed the windows, walked up to Meyers, set up the Air Hog.</text:span><text:span text:style-name="T198">240</text:span><text:span text:style-name="T380"> </text:span></text:p>
      <text:p text:style-name="P77"><text:s text:c="3"/><text:span text:style-name="T381">I felt the need to get out of the house in a hurry, so I changed from my black hoodie to my purple/green combo, walked contentedly to Battle Cat, ordered a delicious Americano, found a chair outside with the perfect balance of sun/shade, got a call from Hannah, who said she was on her way home.</text:span></text:p>
      <text:p text:style-name="P77"><text:s text:c="3"/><text:span text:style-name="T381">I said I would walk downtown for food and hoped she would join me for walking/sunshine.</text:span><text:span text:style-name="T199">330</text:span><text:span text:style-name="T381"> I decided on the Vault, ordered a burger w</text:span><text:span text:style-name="T391">ith</text:span><text:span text:style-name="T381"> tots/Coke, hopped over to AVL Club, got an Americano from Sierra, sat in front of the library for a minute, walked to Hummingbird Park, shared my location w/ Hannah, got a call from her, wrote.</text:span><text:span text:style-name="T199">532</text:span><text:span text:style-name="T381"> </text:span></text:p>
      <text:p text:style-name="P77"><text:s text:c="3"/><text:span text:style-name="T381">She pulled up and had to pee, so we </text:span><text:span text:style-name="T391">went</text:span><text:span text:style-name="T381"> to All Day Darling, where I got an Athletic. We </text:span><text:span text:style-name="T391">strolled</text:span><text:span text:style-name="T381"> around Montford, back to the Mast Prius, rode to Downing, looked at Airbnbs for the Roanoke trip, cuddled. She </text:span><text:span text:style-name="T391">started</text:span><text:span text:style-name="T381"> talking to Julia about her baby shower, so I went to the middle room and laid down, eventually got some more cuddles, went to sleep.</text:span></text:p>
      <text:p text:style-name="P77"/>
      <text:p text:style-name="P78">IV.II</text:p>
      <text:p text:style-name="P78"/>
      <text:p text:style-name="P78">Woke sleepily, played Wordle (CURSE in three,) got a ride to Haywood, walked to Odd’s, ordered a dark roast drip, walked to Meyers, recycled junk mail, kicked off my flops, wrote.<text:span text:style-name="T96">914</text:span> <text:span text:style-name="T383">I farmed Twilight, tanked Strat Live, winning nothing, ran BRD with Wheaty, got Core Leather Gloves enchanted with 15 agility.</text:span><text:span text:style-name="T200">316</text:span><text:span text:style-name="T383"> </text:span></text:p>
      <text:p text:style-name="P78"><text:s text:c="3"/><text:span text:style-name="T384">I took a bath, laid in bed, walked to the Brew Pump, seeing Tom Cornish along the way, ordered a bulgogi beef burrito and eight pork dumplings, got a call from Hannah who said she needed a nap, walked over to Odd’s, saw Aurora, chatted with her, walked back to the Pump, bought a tallboy of Coke and smallgirl of CheezIt, walked to Meyers, saw Big Adam along the way.</text:span><text:span text:style-name="T201">639</text:span><text:span text:style-name="T384"> </text:span></text:p>
      <text:p text:style-name="P78"><text:s text:c="3"/><text:span text:style-name="T385">I ran BWL with Temple, winning Drake Talon Pauldrons, did Strat Undead with Searchand/Destroy, </text:span><text:soft-page-break/><text:span text:style-name="T385">stood around Org, laid in bed, checked bank alts,</text:span><text:span text:style-name="T202">140</text:span><text:span text:style-name="T385"> </text:span><text:span text:style-name="T386">went to bed, heard from Erica asking about two weeks of missing rent.</text:span></text:p>
      <text:p text:style-name="P78"/>
      <text:p text:style-name="P79">IV.III</text:p>
      <text:p text:style-name="P79"/>
      <text:p text:style-name="P79">Woke early, looked at my phone, played Wordle (SHEAR in four,) fell back asleep, talked to Hannah, looked at my phone some more, got up, turned on the desktop coffee heater, <text:span text:style-name="T387">farmed Twilight mobs, laid in bed, ran a funny Strat Dead and ended up mainly tanking by the end of it.</text:span><text:span text:style-name="T203">303</text:span><text:span text:style-name="T387"> </text:span></text:p>
      <text:p text:style-name="P79"><text:s text:c="3"/><text:span text:style-name="T388">I cleaned up a bit, ate cold dumplings, took a bath, drove to the LaZoom Room, set up on the bus with Tony, was joined by Scott w/ Two Ts, Kevin, Charlie, Dulci. We had a painful soundcheck but eventually loaded up the Fortners wedding party, headed out for Highland. We played </text:span><text:span text:style-name="T223">Stand by Me</text:span><text:span text:style-name="T388">, Bruno Mars, </text:span><text:span text:style-name="T223">What’s Up</text:span><text:span text:style-name="T388"> with Jillian riding in the first seat rocking out.</text:span></text:p>
      <text:p text:style-name="P79"><text:s text:c="3"/><text:span text:style-name="T388">Charlie and I went to the field, where he grabbed a beer and I grabbed a hotdog served by his cul-de-sac neighbor. We got back on the bus, reviewed songs, departed, played </text:span><text:span text:style-name="T223">Higher &amp; Higher</text:span><text:span text:style-name="T388">, </text:span><text:span text:style-name="T223">Valerie</text:span><text:span text:style-name="T388">, </text:span><text:span text:style-name="T223">Strawberry Wine</text:span><text:span text:style-name="T388"> while driving through the total destruction, </text:span><text:span text:style-name="T223">Heart of Glass</text:span><text:span text:style-name="T388">, </text:span><text:span text:style-name="T223">Sweet Sweet Baby</text:span><text:span text:style-name="T388">, arrived at New Belgium. </text:span><text:span text:style-name="T389">As she was getting off the bus, the bride approached Dulci, said, “I really like what you are doing but could you please play some 2010 rock music like The Killers or… I said so in the booking email.”</text:span></text:p>
      <text:p text:style-name="P79"><text:s text:c="3"/><text:span text:style-name="T389">Dulci was very upset, which quickly spread to Kevin and eventually Charlie. We listened to a bunch of possibilities and worked on </text:span><text:span text:style-name="T224">Is This It?</text:span><text:span text:style-name="T389"> before departing, which we played on the way to the original Wedge. I wanted to walk inside and get an Athletic, but the line was too daunting.</text:span></text:p>
      <text:p text:style-name="P79"><text:s text:c="3"/><text:span text:style-name="T389">We started the final leg with </text:span><text:span text:style-name="T223">Tubthumping</text:span><text:span text:style-name="T388">, </text:span><text:span text:style-name="T389">then turned the times with </text:span><text:span text:style-name="T223">Pink Pony </text:span><text:span text:style-name="T224">Club.</text:span><text:span text:style-name="T389"> The bride really had her moment despite us thinking it might be too queer a song for the crowd. Thus, they were in the palm of Dulci’s hand for</text:span><text:span text:style-name="T223"> Livin’ on a Prayer.</text:span></text:p>
      <text:p text:style-name="P79"><text:soft-page-break/><text:span text:style-name="T223"><text:s text:c="3"/></text:span><text:span text:style-name="T389">I texted Hannah to say we had finished playing, unloaded my drums, chatted with the fronds in the parking lot. Hannah texted me twice, saying, “Yay!!! You coming here?” then “How was it?” then “I pulled my car forward in case you want to park behind me.” I should have responded to something in this window of 30 minutes.</text:span></text:p>
      <text:p text:style-name="P79"><text:s text:c="3"/><text:span text:style-name="T389">She called me and I said I was talking to my friends in the parking lot. She told me not to rush. We chatted for a few more minutes and she said, “For some reason I thought you were gonna be home at 9. you said you’d be done at 9?” I got in the car and called her, but she was upset. I drove to her house where we talked about it while she cried. We eventually started a new season of Throwdown, went to bed.</text:span></text:p>
      <text:p text:style-name="P79"/>
      <text:p text:style-name="P80">IV.IV</text:p>
      <text:p text:style-name="P80"/>
      <text:p text:style-name="P80">Woke very tired, piggiebacked off Hannah’s pourover, got dressed, drove to the Brew Pump, got $10 of gas, drove to Meyers, wrote.<text:span text:style-name="T96">844</text:span> </text:p>
      <text:p text:style-name="P80"><text:s text:c="3"/><text:span text:style-name="T225">I thought about staying in bed or logging ontow WoW but decided, despite my tiredness, I would walk. I traded plaid shirt for urple hoodie, blue Lems for flops, stuffed my notebook in my bag, got my LaZoom cheque out of the car, left the house.</text:span></text:p>
      <text:p text:style-name="P85"><text:s text:c="3"/><text:span text:style-name="T392">I turned right at Brevard, right at Haywood, left down the hill, noticing that’s where my negative thoughts spiral the most. I passed over the bridge, sat in the shade of the sign, finished Wordle (KRILL in six,) solved a chess puzzle, continued up the hill, Clingman Ave. I turned right at Hilliard, cut across and through the parking lot of the new apartments, through the grassy lot, through downtown to Pack Square, where I sat on a bench and failed a puzzled miserably.</text:span></text:p>
      <text:p text:style-name="P85"><text:s text:c="3"/><text:span text:style-name="T392">I went to the bank, deposited $160, sat in front of some government buildings and wondered why I couldn’t feel that Greensboro feeling. I researched some lunch options but walked to High Five instead, ordered a drip with a supplemental Spindrift.</text:span></text:p>
      <text:p text:style-name="P85"><text:soft-page-break/><text:s text:c="3"/><text:span text:style-name="T392">Carroty asked if my name was Rocks, which got us talking about Nick at Night, how they were showing Friends/Big Bang Theory. I walked to the park, sat on the rocks, wrote in my LHS notebook.</text:span><text:span text:style-name="T178">1147</text:span><text:span text:style-name="T392"> </text:span></text:p>
      <text:p text:style-name="P85"><text:s text:c="3"/><text:span text:style-name="T392">I texted Hannah saying, “I’m sitting in Pritchard Park thinking about you and loving you. I walked downtown to deposit my lazoom check and about to head back west. I’m excited to get some car time with you today and glad to be spending time together this weekend!,” finished my coffee,</text:span><text:span text:style-name="T178">1210</text:span><text:span text:style-name="T392"> walked through downtown, sat at the Hatch bar, did a puzzle/Finch, got a sweet couple texts from Hannah,</text:span><text:span text:style-name="T178">1228</text:span><text:span text:style-name="T392"> walked across Hilliard, down Clingman, ran into Collin, who was unloading a moving truck.</text:span></text:p>
      <text:p text:style-name="P85"><text:s text:c="3"/><text:span text:style-name="T392">I sat at the bus stop, did a puzzle, wrote,</text:span><text:span text:style-name="T204">1250</text:span><text:span text:style-name="T392"> walked across the bridge, sat at the bus stop, rewrote the intro to LHS 1.3,</text:span><text:span text:style-name="T178">113</text:span><text:span text:style-name="T284"> </text:span><text:span text:style-name="T392">walked up the hill to WALK, sat at the bar, ordered a little cheeseburger w/ tots and no drink.</text:span><text:span text:style-name="T178">140</text:span></text:p>
      <text:p text:style-name="P85"><text:span text:style-name="T392"><text:s text:c="3"/>I ate, chatted with a British lady, paid $11, walked to Downing, said hello to the cats,</text:span><text:span text:style-name="T204">210</text:span><text:span text:style-name="T392"> went through all of LHS 1.3, made quick edits.</text:span><text:span text:style-name="T178">315</text:span><text:span text:style-name="T392"> </text:span></text:p>
      <text:p text:style-name="P85"><text:s text:c="3"/><text:span text:style-name="T285">I looked for the cats, found them cuddling in the kitchen cabinets, opened my baby Coke, drove up to Meyers, transcribed journal.</text:span><text:span text:style-name="T179">341</text:span><text:span text:style-name="T285"> </text:span></text:p>
      <text:p text:style-name="P85"><text:span text:style-name="T285"><text:s text:c="3"/></text:span><text:span text:style-name="T286">I drove to Hendersonville, parked in front of Mast General, watched a couple mini episodes of </text:span><text:span text:style-name="T393">Sixty Somethings</text:span><text:span text:style-name="T286">, went and sat at an outdoor table in my too-short shirt. I greeted Hannah and we shared popcorn/beverages, parked her car in a lot, drove to Mudpuppies, where we shared a basket of loaded fries. She drank a cider and I had a hazy Trail Pass.</text:span></text:p>
      <text:p text:style-name="P85"><text:span text:style-name="T286"><text:s text:c="3"/>I looked at my phone in the green room, played a fine set with Charlie and Ryan, sat in the green room during break, played a slightly more fun set, rode with Ryan to Meyers. I was tired, laid in bed, soon turned out the lights. My new roommate was chattering a lot, possibly on the phone, but I think it lulled me to sleep.</text:span></text:p>
      <text:p text:style-name="P85"><text:span text:style-name="T286"/></text:p>
      <text:p text:style-name="P86"><text:span text:style-name="T283"/></text:p>
      <text:p text:style-name="P87"><text:span text:style-name="T283">IV.V</text:span></text:p>
      <text:p text:style-name="P86"><text:span text:style-name="T283"/></text:p>
      <text:p text:style-name="P86"><text:span text:style-name="T283">Woke around nine, looked at my phone, played Wordle (FOAMY in three,) shaved electrically, took a bath, shaved more, cooled off, rinsed out the tub, trimmed my mustache, cleaned the sink, looked at my phone, packed my mushroom bag, wrote at the computer,</text:span><text:span text:style-name="T176">1049</text:span><text:span text:style-name="T283"> </text:span><text:span text:style-name="T287">made mooncloth on Kamaka and checked arcane crystal prices on Tokup.</text:span><text:span text:style-name="T180">1055</text:span></text:p>
      <text:p text:style-name="P86"><text:span text:style-name="T287"><text:s text:c="3"/></text:span><text:span text:style-name="T394">I walked to Bad Manners, ordered a drip, sat outside, heard someone scream, “Where’d he go??” I looked up and a little dog was running toward me, just like my dream. I said, “He’s right here,” and the lady said, “God damn, I ain’t got no time for this fuckin’ dog, today.</text:span><text:span text:style-name="T181">1116</text:span><text:span text:style-name="T394">”</text:span></text:p>
      <text:p text:style-name="P86"><text:s text:c="3"/><text:span text:style-name="T394">I walked down to Downing, knocked on Hannah’s back door. She opened it and said, “I thought you were coming over at noon.” I said, “We said 11:30 last night!” I helped her staple packets while she took a shower. We made a box fort for the cats, packed the car, drove to Chipotle, walked in the exit, got some nasty stares.</text:span></text:p>
      <text:p text:style-name="P86"><text:s text:c="3"/><text:span text:style-name="T394">We ordered food, got in the car, drove to Night Secrets, got gas, went to Starbs. Hannah thought I seemed down, said she was afraid she had broken me. I assured her she hadn’t, ordered a coffee, used the restroom, let her take over driving, ate my burrito, drank coffee.</text:span></text:p>
      <text:p text:style-name="P86"><text:s text:c="3"/><text:span text:style-name="T394">We arrived in Statesville, parked the car, carried things into the old jail, set them down in the crowded green room. It felt good to be around so many musicians.</text:span></text:p>
      <text:p text:style-name="P86"><text:s text:c="3"/><text:span text:style-name="T394">Hannah hosted the most amazing cohort of musicians: Dani, Isaac, Justin “Clyde” and Tyler with Matt playing fiddle. I was so proud. We went to a coffee shop, where I got a latte and she got a chocolate smoothie. We shared a donut as well.</text:span></text:p>
      <text:p text:style-name="P86"><text:s text:c="3"/><text:span text:style-name="T394">We drove to our hotel, checked in, went to the room. It smelled terrible, so Hannah got us a different room, which was even worse. She said she was sure to get a headache, which gave me one.</text:span></text:p>
      <text:p text:style-name="P86"><text:s text:c="3"/><text:span text:style-name="T394">We drove back downtown, went to the old jail, hung out in the green room with historian Rob, dobro </text:span><text:soft-page-break/><text:span text:style-name="T394">Justand and Isaac. Hannah played in a cohort with Rob, Mike, Chase. The host was very stiff and boring. He soon admitted to being drunk.</text:span></text:p>
      <text:p text:style-name="P86"><text:s text:c="3"/><text:span text:style-name="T394">It had gotten dark outside, which makes me remember howe we had hung out in the sun after the earlier cohort where there was a cool vintage clothing truck and a living room under a tent.</text:span></text:p>
      <text:p text:style-name="P86"><text:s text:c="3"/><text:span text:style-name="T394">We sat together and watched another cohort with the Marine, the solo rambler, the straight-haired girl, the drunk host, Bryan on guitar in a recliner and bug-eyed whiskey Mark hosting.</text:span></text:p>
      <text:p text:style-name="P86"><text:s text:c="3"/><text:span text:style-name="T394">We were tired, but it was hard to leave as lots of people wanted to chat. Hannah had booked a room at the Microtel when we were in the green room, but we first drove to IHOP, where I ordered way too much food. There was only one server, and, after the table near us walked out, we were the only ones there.</text:span></text:p>
      <text:p text:style-name="P86"><text:s text:c="3"/><text:span text:style-name="T394">We tipped well, walked out, heard the door lock behind us, drove to the new hotel, checked in, went to our room, quickly went to bed. I woke at 5AM, extremely thirsty, tossed around for a long while, eventually fell back to sleep, had incredibly vivid dreams with a British man talking, a Holy Ghost/Rage song playing, a visit from Dulci. I knew all the while I was dreaming but leaned into experiencing rather than affecting.</text:span></text:p>
      <text:p text:style-name="P86"/>
      <text:p text:style-name="P88">IV.VI</text:p>
      <text:p text:style-name="P88"/>
      <text:p text:style-name="P88">Woke at 8:30, had a very orange pee, possibly from all the jelly beans, hopefully not kidney failure, brushed my teeth, cuddled Hannah. We made love, charged phones, packed up our things.</text:p>
      <text:p text:style-name="P88"><text:s text:c="3"/>We drove to the emergency CVS, parked downtown, walked to Lake Mountain Coffee, ordered coffees. They didn’t have anything free of gluten, so I looked up restaurants sitting outside while Hannah waited for her latte. She said there would be brunch at the jail, so we went to check that out.</text:p>
      <text:p text:style-name="P88"><text:s text:c="3"/>We didn’t find anything, checked out some of the documentary about boring Justin. Hannah went outside to prepare for her class. I went to the Space Bug, <text:soft-page-break/>grabbed her guitar, my green hoodie, the LHS notebook, walked back, helped carry things to the green room.</text:p>
      <text:p text:style-name="P88"><text:s text:c="3"/>We decided to walk to the Bristol Cafe, which was a made house, but with very interesting/unusual music. We decided to stick around and had food delivered just in time, her an omlette and me a parfait. A very attentive server asked if she wanted a box while she was in the restroom and I said no, deduced he was the owner. We talked about his restaurant and Asheville, walked out at 1PM, when her class was supposed to start.</text:p>
      <text:p text:style-name="P88"><text:s text:c="3"/>Dude was still talking about changing strings. I set up in the back of the room, wrote in my notebook while Hannah taught the sweete4st class on songwriting. I forgot to say how she showed me her cheeseburger song before we got brunch, which I loved and she used as the guide rails for her course.</text:p>
      <text:p text:style-name="P88"><text:s text:c="3"/>Isaac and Victoria clearly got complete songs out of the experience.<text:span text:style-name="T176">211</text:span><text:span text:style-name="T283"> </text:span>Suddenly, I ended up writing a poem from words bouncing around the room:</text:p>
      <text:p text:style-name="P88"/>
      <text:p text:style-name="P89">Bone Fear</text:p>
      <text:p text:style-name="P89"><text:span text:style-name="T371"/></text:p>
      <text:p text:style-name="P89"><text:span text:style-name="T371">Writing for class</text:span></text:p>
      <text:p text:style-name="P89"><text:span text:style-name="T371">Hiding back under bleachers</text:span></text:p>
      <text:p text:style-name="P89"><text:span text:style-name="T371">Looking to the right cliché</text:span></text:p>
      <text:p text:style-name="P89"><text:span text:style-name="T371">I profess, profess</text:span></text:p>
      <text:p text:style-name="P89"><text:span text:style-name="T371">A chorus of criticals</text:span></text:p>
      <text:p text:style-name="P89"><text:span text:style-name="T371">Listening for why</text:span></text:p>
      <text:p text:style-name="P89"><text:span text:style-name="T371">Demanding support from a bridge of individuals</text:span></text:p>
      <text:p text:style-name="P89"><text:span text:style-name="T371">For them I fear my healing is selfish</text:span></text:p>
      <text:p text:style-name="P89"><text:span text:style-name="T371">Like they make up a story where</text:span></text:p>
      <text:p text:style-name="P89"><text:span text:style-name="T371">Their truth is something good</text:span></text:p>
      <text:p text:style-name="P89"><text:span text:style-name="T371">Being left on the bone </text:span><text:span text:style-name="T182">250</text:span></text:p>
      <text:p text:style-name="P89"><text:span text:style-name="T182"/></text:p>
      <text:p text:style-name="P89"><text:span text:style-name="T288">We hung outside, listened to Isaac’s new song and got an encore of his fishing number. Hannah played her cheeseburger song and we went inside to eat brunch, listen to bluegrass, go upstairs to the green room, pet the dogs. We grabbed her belongings, said our goodbyes, drove on I-40 west, stopping at </text:span><text:soft-page-break/><text:span text:style-name="T288">the exit-105 Starbucks, where I saw Emily Stewart, ordered a cortado. We drove home, talked about possible plans for hanging out, decided to go our separate ways instead, kissed in the middle of a very crowded Meyers Ave. I went inside, said hello, updated my raid status, transcribed and wrote at the Hog.</text:span><text:span text:style-name="T182">643</text:span><text:span text:style-name="T288">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48cece9" officeooo:paragraph-rsid="048cece9"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4in" fo:page-height="6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46</text:page-number></text:p>
      </style:footer>
    </style:master-page>
    <style:master-page style:name="Footnote" style:page-layout-name="Mpm2" draw:style-name="Mdp1"/>
    <style:master-page style:name="Endnote" style:page-layout-name="Mpm2" draw:style-name="Mdp1"/>
    <style:master-page style:name="First_20_Page" style:display-name="First Page" style:page-layout-name="Mpm3"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5-04-06T18:43:47.537998650</dc:date>
    <meta:editing-duration>P188DT2H22M54S</meta:editing-duration>
    <meta:editing-cycles>1265</meta:editing-cycles>
    <meta:generator>LibreOffice/24.2.5.2$MacOSX_X86_64 LibreOffice_project/bffef4ea93e59bebbeaf7f431bb02b1a39ee8a59</meta:generator>
    <meta:print-date>2025-04-04T08:50:15.369267134</meta:print-date>
    <meta:document-statistic meta:table-count="0" meta:image-count="0" meta:object-count="0" meta:page-count="46" meta:paragraph-count="341" meta:word-count="14632" meta:character-count="80636" meta:non-whitespace-character-count="65668"/>
  </office:meta>
</office:document-meta>
</file>